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63mm"/>
    </style:style>
    <style:style style:name="co3" style:family="table-column">
      <style:table-column-properties fo:break-before="auto" style:column-width="40.06mm"/>
    </style:style>
    <style:style style:name="co4" style:family="table-column">
      <style:table-column-properties fo:break-before="auto" style:column-width="42.74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30.62mm"/>
    </style:style>
    <style:style style:name="co7" style:family="table-column">
      <style:table-column-properties fo:break-before="auto" style:column-width="27.34mm"/>
    </style:style>
    <style:style style:name="co8" style:family="table-column">
      <style:table-column-properties fo:break-before="auto" style:column-width="27.92mm"/>
    </style:style>
    <style:style style:name="co10" style:family="table-column">
      <style:table-column-properties fo:break-before="auto" style:column-width="32.35mm"/>
    </style:style>
    <style:style style:name="co11" style:family="table-column">
      <style:table-column-properties fo:break-before="auto" style:column-width="53.7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15.63mm" fo:break-before="auto" style:use-optimal-row-height="true"/>
    </style:style>
    <style:style style:name="ro3" style:family="table-row">
      <style:table-row-properties style:row-height="4.23mm" fo:break-before="auto" style:use-optimal-row-height="true"/>
    </style:style>
    <style:style style:name="ro4" style:family="table-row">
      <style:table-row-properties style:row-height="14.94mm" fo:break-before="auto" style:use-optimal-row-height="false"/>
    </style:style>
    <style:style style:name="ro5" style:family="table-row">
      <style:table-row-properties style:row-height="8.34mm" fo:break-before="auto" style:use-optimal-row-height="false"/>
    </style:style>
    <style:style style:name="ro6" style:family="table-row">
      <style:table-row-properties style:row-height="6.6mm" fo:break-before="auto" style:use-optimal-row-height="false"/>
    </style:style>
    <style:style style:name="ro7" style:family="table-row">
      <style:table-row-properties style:row-height="4.85mm" fo:break-before="auto" style:use-optimal-row-height="false"/>
    </style:style>
    <style:style style:name="ro8" style:family="table-row">
      <style:table-row-properties style:row-height="8.54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7mm" fo:break-before="auto" style:use-optimal-row-height="true"/>
    </style:style>
    <style:style style:name="ro11" style:family="table-row">
      <style:table-row-properties style:row-height="8.03mm" fo:break-before="auto" style:use-optimal-row-height="true"/>
    </style:style>
    <style:style style:name="ro12" style:family="table-row">
      <style:table-row-properties style:row-height="4.57mm" fo:break-before="auto" style:use-optimal-row-height="true"/>
    </style:style>
    <style:style style:name="ro13" style:family="table-row">
      <style:table-row-properties style:row-height="8.41mm" fo:break-before="auto" style:use-optimal-row-height="true"/>
    </style:style>
    <style:style style:name="ro14" style:family="table-row">
      <style:table-row-properties style:row-height="8.5mm" fo:break-before="auto" style:use-optimal-row-height="true"/>
    </style:style>
    <style:style style:name="ro15" style:family="table-row">
      <style:table-row-properties style:row-height="12.42mm" fo:break-before="auto" style:use-optimal-row-height="true"/>
    </style:style>
    <style:style style:name="ro16" style:family="table-row">
      <style:table-row-properties style:row-height="12.4mm" fo:break-before="auto" style:use-optimal-row-height="true"/>
    </style:style>
    <style:style style:name="ro17" style:family="table-row">
      <style:table-row-properties style:row-height="8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37">
      <number:day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0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" style:family="table-cell" style:parent-style-name="Default">
      <style:table-cell-properties fo:wrap-option="wrap" style:vertical-align="middl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" style:family="table-cell" style:parent-style-name="Default">
      <style:table-cell-properties fo:wrap-option="wrap" style:vertical-align="middle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mm"/>
    </style:style>
    <style:style style:name="ce17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10] &lt; [.$I$5]; [.$I110] &lt; [.$I$3]))" style:apply-style-name="czerwony" style:base-cell-address="Arkusz1.A110"/>
      <style:map style:condition="is-true-formula(OR([.$H110] &lt; [.$J$5]; [.$I110] &lt; [.$J$3]))" style:apply-style-name="pomaranczowy" style:base-cell-address="Arkusz1.A110"/>
      <style:map style:condition="is-true-formula(OR([.$H110] &lt; [.$K$5]; [.$I110] &lt; [.$K$3]))" style:apply-style-name="zolty" style:base-cell-address="Arkusz1.A110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7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41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C68"/>
      <style:map style:condition="is-true-formula(OR([.$H68] &lt; [.$J$5]; [.$I68] &lt; [.$J$3]))" style:apply-style-name="pomaranczowy" style:base-cell-address="Arkusz1.C68"/>
      <style:map style:condition="is-true-formula(OR([.$H68] &lt; [.$K$5]; [.$I68] &lt; [.$K$3]))" style:apply-style-name="zolty" style:base-cell-address="Arkusz1.C68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C110"/>
      <style:map style:condition="is-true-formula(OR([.$H110] &lt; [.$J$5]; [.$I110] &lt; [.$J$3]))" style:apply-style-name="pomaranczowy" style:base-cell-address="Arkusz1.C110"/>
      <style:map style:condition="is-true-formula(OR([.$H110] &lt; [.$K$5]; [.$I110] &lt; [.$K$3]))" style:apply-style-name="zolty" style:base-cell-address="Arkusz1.C110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C122"/>
      <style:map style:condition="is-true-formula(OR([.$H122] &lt; [.$J$5]; [.$I122] &lt; [.$J$3]))" style:apply-style-name="pomaranczowy" style:base-cell-address="Arkusz1.C122"/>
      <style:map style:condition="is-true-formula(OR([.$H122] &lt; [.$K$5]; [.$I122] &lt; [.$K$3]))" style:apply-style-name="zolty" style:base-cell-address="Arkusz1.C122"/>
    </style:style>
    <style:style style:name="ce7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81" style:family="table-cell" style:parent-style-name="Default" style:data-style-name="N110"/>
    <style:style style:name="ce8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</style:style>
    <style:style style:name="ce83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</style:style>
    <style:style style:name="ce84" style:family="table-cell" style:parent-style-name="Default" style:data-style-name="N11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8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8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] &lt; [.$I$5]; [.$I11] &lt; [.$I$3]))" style:apply-style-name="czerwony" style:base-cell-address="Arkusz1.C11"/>
      <style:map style:condition="is-true-formula(OR([.$H11] &lt; [.$J$5]; [.$I11] &lt; [.$J$3]))" style:apply-style-name="pomaranczowy" style:base-cell-address="Arkusz1.C11"/>
      <style:map style:condition="is-true-formula(OR([.$H11] &lt; [.$K$5]; [.$I11] &lt; [.$K$3]))" style:apply-style-name="zolty" style:base-cell-address="Arkusz1.C11"/>
    </style:style>
    <style:style style:name="ce8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8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9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4] &lt; [.$I$5]; [.$I24] &lt; [.$I$3]))" style:apply-style-name="czerwony" style:base-cell-address="Arkusz1.C24"/>
      <style:map style:condition="is-true-formula(OR([.$H24] &lt; [.$J$5]; [.$I24] &lt; [.$J$3]))" style:apply-style-name="pomaranczowy" style:base-cell-address="Arkusz1.C24"/>
      <style:map style:condition="is-true-formula(OR([.$H24] &lt; [.$K$5]; [.$I24] &lt; [.$K$3]))" style:apply-style-name="zolty" style:base-cell-address="Arkusz1.C24"/>
    </style:style>
    <style:style style:name="ce9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5] &lt; [.$I$5]; [.$I25] &lt; [.$I$3]))" style:apply-style-name="czerwony" style:base-cell-address="Arkusz1.C25"/>
      <style:map style:condition="is-true-formula(OR([.$H25] &lt; [.$J$5]; [.$I25] &lt; [.$J$3]))" style:apply-style-name="pomaranczowy" style:base-cell-address="Arkusz1.C25"/>
      <style:map style:condition="is-true-formula(OR([.$H25] &lt; [.$K$5]; [.$I25] &lt; [.$K$3]))" style:apply-style-name="zolty" style:base-cell-address="Arkusz1.C25"/>
    </style:style>
    <style:style style:name="ce9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6] &lt; [.$I$5]; [.$I26] &lt; [.$I$3]))" style:apply-style-name="czerwony" style:base-cell-address="Arkusz1.C26"/>
      <style:map style:condition="is-true-formula(OR([.$H26] &lt; [.$J$5]; [.$I26] &lt; [.$J$3]))" style:apply-style-name="pomaranczowy" style:base-cell-address="Arkusz1.C26"/>
      <style:map style:condition="is-true-formula(OR([.$H26] &lt; [.$K$5]; [.$I26] &lt; [.$K$3]))" style:apply-style-name="zolty" style:base-cell-address="Arkusz1.C26"/>
    </style:style>
    <style:style style:name="ce9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9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9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9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9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9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C59"/>
      <style:map style:condition="is-true-formula(OR([.$H59] &lt; [.$J$5]; [.$I59] &lt; [.$J$3]))" style:apply-style-name="pomaranczowy" style:base-cell-address="Arkusz1.C59"/>
      <style:map style:condition="is-true-formula(OR([.$H59] &lt; [.$K$5]; [.$I59] &lt; [.$K$3]))" style:apply-style-name="zolty" style:base-cell-address="Arkusz1.C59"/>
    </style:style>
    <style:style style:name="ce9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0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0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0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0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0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C65"/>
      <style:map style:condition="is-true-formula(OR([.$H65] &lt; [.$J$5]; [.$I65] &lt; [.$J$3]))" style:apply-style-name="pomaranczowy" style:base-cell-address="Arkusz1.C65"/>
      <style:map style:condition="is-true-formula(OR([.$H65] &lt; [.$K$5]; [.$I65] &lt; [.$K$3]))" style:apply-style-name="zolty" style:base-cell-address="Arkusz1.C65"/>
    </style:style>
    <style:style style:name="ce10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0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D66"/>
      <style:map style:condition="is-true-formula(OR([.$H66] &lt; [.$J$5]; [.$I66] &lt; [.$J$3]))" style:apply-style-name="pomaranczowy" style:base-cell-address="Arkusz1.D66"/>
      <style:map style:condition="is-true-formula(OR([.$H66] &lt; [.$K$5]; [.$I66] &lt; [.$K$3]))" style:apply-style-name="zolty" style:base-cell-address="Arkusz1.D66"/>
    </style:style>
    <style:style style:name="ce10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D66"/>
      <style:map style:condition="is-true-formula(OR([.$H66] &lt; [.$J$5]; [.$I66] &lt; [.$J$3]))" style:apply-style-name="pomaranczowy" style:base-cell-address="Arkusz1.D66"/>
      <style:map style:condition="is-true-formula(OR([.$H66] &lt; [.$K$5]; [.$I66] &lt; [.$K$3]))" style:apply-style-name="zolty" style:base-cell-address="Arkusz1.D66"/>
    </style:style>
    <style:style style:name="ce108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</style:style>
    <style:style style:name="ce109" style:family="table-cell" style:parent-style-name="Default" style:data-style-name="N11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1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1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7] &lt; [.$I$5]; [.$I97] &lt; [.$I$3]))" style:apply-style-name="czerwony" style:base-cell-address="Arkusz1.C97"/>
      <style:map style:condition="is-true-formula(OR([.$H97] &lt; [.$J$5]; [.$I97] &lt; [.$J$3]))" style:apply-style-name="pomaranczowy" style:base-cell-address="Arkusz1.C97"/>
      <style:map style:condition="is-true-formula(OR([.$H97] &lt; [.$K$5]; [.$I97] &lt; [.$K$3]))" style:apply-style-name="zolty" style:base-cell-address="Arkusz1.C97"/>
    </style:style>
    <style:style style:name="ce11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1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15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16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1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1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1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2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21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22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23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24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25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</style:style>
    <style:style style:name="ce126" style:family="table-cell" style:parent-style-name="Default" style:data-style-name="N11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7] &lt; [.$I$5]; [.$I127] &lt; [.$I$3]))" style:apply-style-name="czerwony" style:base-cell-address="Arkusz1.C127"/>
      <style:map style:condition="is-true-formula(OR([.$H127] &lt; [.$J$5]; [.$I127] &lt; [.$J$3]))" style:apply-style-name="pomaranczowy" style:base-cell-address="Arkusz1.C127"/>
      <style:map style:condition="is-true-formula(OR([.$H127] &lt; [.$K$5]; [.$I127] &lt; [.$K$3]))" style:apply-style-name="zolty" style:base-cell-address="Arkusz1.C127"/>
    </style:style>
    <style:style style:name="ce12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29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C129"/>
      <style:map style:condition="is-true-formula(OR([.$H129] &lt; [.$J$5]; [.$I129] &lt; [.$J$3]))" style:apply-style-name="pomaranczowy" style:base-cell-address="Arkusz1.C129"/>
      <style:map style:condition="is-true-formula(OR([.$H129] &lt; [.$K$5]; [.$I129] &lt; [.$K$3]))" style:apply-style-name="zolty" style:base-cell-address="Arkusz1.C129"/>
    </style:style>
    <style:style style:name="ce130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3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] &lt; [.$I$5]; [.$I10] &lt; [.$I$3]))" style:apply-style-name="czerwony" style:base-cell-address="Arkusz1.C10"/>
      <style:map style:condition="is-true-formula(OR([.$H10] &lt; [.$J$5]; [.$I10] &lt; [.$J$3]))" style:apply-style-name="pomaranczowy" style:base-cell-address="Arkusz1.C10"/>
      <style:map style:condition="is-true-formula(OR([.$H10] &lt; [.$K$5]; [.$I10] &lt; [.$K$3]))" style:apply-style-name="zolty" style:base-cell-address="Arkusz1.C10"/>
    </style:style>
    <style:style style:name="ce13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] &lt; [.$I$5]; [.$I12] &lt; [.$I$3]))" style:apply-style-name="czerwony" style:base-cell-address="Arkusz1.C12"/>
      <style:map style:condition="is-true-formula(OR([.$H12] &lt; [.$J$5]; [.$I12] &lt; [.$J$3]))" style:apply-style-name="pomaranczowy" style:base-cell-address="Arkusz1.C12"/>
      <style:map style:condition="is-true-formula(OR([.$H12] &lt; [.$K$5]; [.$I12] &lt; [.$K$3]))" style:apply-style-name="zolty" style:base-cell-address="Arkusz1.C12"/>
    </style:style>
    <style:style style:name="ce13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8] &lt; [.$I$5]; [.$I18] &lt; [.$I$3]))" style:apply-style-name="czerwony" style:base-cell-address="Arkusz1.C18"/>
      <style:map style:condition="is-true-formula(OR([.$H18] &lt; [.$J$5]; [.$I18] &lt; [.$J$3]))" style:apply-style-name="pomaranczowy" style:base-cell-address="Arkusz1.C18"/>
      <style:map style:condition="is-true-formula(OR([.$H18] &lt; [.$K$5]; [.$I18] &lt; [.$K$3]))" style:apply-style-name="zolty" style:base-cell-address="Arkusz1.C18"/>
    </style:style>
    <style:style style:name="ce13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4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4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33] &lt; [.$I$5]; [.$I33] &lt; [.$I$3]))" style:apply-style-name="czerwony" style:base-cell-address="Arkusz1.C33"/>
      <style:map style:condition="is-true-formula(OR([.$H33] &lt; [.$J$5]; [.$I33] &lt; [.$J$3]))" style:apply-style-name="pomaranczowy" style:base-cell-address="Arkusz1.C33"/>
      <style:map style:condition="is-true-formula(OR([.$H33] &lt; [.$K$5]; [.$I33] &lt; [.$K$3]))" style:apply-style-name="zolty" style:base-cell-address="Arkusz1.C33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58] &lt; [.$I$5]; [.$I58] &lt; [.$I$3]))" style:apply-style-name="czerwony" style:base-cell-address="Arkusz1.C58"/>
      <style:map style:condition="is-true-formula(OR([.$H58] &lt; [.$J$5]; [.$I58] &lt; [.$J$3]))" style:apply-style-name="pomaranczowy" style:base-cell-address="Arkusz1.C58"/>
      <style:map style:condition="is-true-formula(OR([.$H58] &lt; [.$K$5]; [.$I58] &lt; [.$K$3]))" style:apply-style-name="zolty" style:base-cell-address="Arkusz1.C58"/>
    </style:style>
    <style:style style:name="ce1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C60"/>
      <style:map style:condition="is-true-formula(OR([.$H60] &lt; [.$J$5]; [.$I60] &lt; [.$J$3]))" style:apply-style-name="pomaranczowy" style:base-cell-address="Arkusz1.C60"/>
      <style:map style:condition="is-true-formula(OR([.$H60] &lt; [.$K$5]; [.$I60] &lt; [.$K$3]))" style:apply-style-name="zolty" style:base-cell-address="Arkusz1.C60"/>
    </style:style>
    <style:style style:name="ce14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C61"/>
      <style:map style:condition="is-true-formula(OR([.$H61] &lt; [.$J$5]; [.$I61] &lt; [.$J$3]))" style:apply-style-name="pomaranczowy" style:base-cell-address="Arkusz1.C61"/>
      <style:map style:condition="is-true-formula(OR([.$H61] &lt; [.$K$5]; [.$I61] &lt; [.$K$3]))" style:apply-style-name="zolty" style:base-cell-address="Arkusz1.C61"/>
    </style:style>
    <style:style style:name="ce14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C62"/>
      <style:map style:condition="is-true-formula(OR([.$H62] &lt; [.$J$5]; [.$I62] &lt; [.$J$3]))" style:apply-style-name="pomaranczowy" style:base-cell-address="Arkusz1.C62"/>
      <style:map style:condition="is-true-formula(OR([.$H62] &lt; [.$K$5]; [.$I62] &lt; [.$K$3]))" style:apply-style-name="zolty" style:base-cell-address="Arkusz1.C62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C63"/>
      <style:map style:condition="is-true-formula(OR([.$H63] &lt; [.$J$5]; [.$I63] &lt; [.$J$3]))" style:apply-style-name="pomaranczowy" style:base-cell-address="Arkusz1.C63"/>
      <style:map style:condition="is-true-formula(OR([.$H63] &lt; [.$K$5]; [.$I63] &lt; [.$K$3]))" style:apply-style-name="zolty" style:base-cell-address="Arkusz1.C63"/>
    </style:style>
    <style:style style:name="ce14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C64"/>
      <style:map style:condition="is-true-formula(OR([.$H64] &lt; [.$J$5]; [.$I64] &lt; [.$J$3]))" style:apply-style-name="pomaranczowy" style:base-cell-address="Arkusz1.C64"/>
      <style:map style:condition="is-true-formula(OR([.$H64] &lt; [.$K$5]; [.$I64] &lt; [.$K$3]))" style:apply-style-name="zolty" style:base-cell-address="Arkusz1.C64"/>
    </style:style>
    <style:style style:name="ce15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E65"/>
      <style:map style:condition="is-true-formula(OR([.$H65] &lt; [.$J$5]; [.$I65] &lt; [.$J$3]))" style:apply-style-name="pomaranczowy" style:base-cell-address="Arkusz1.E65"/>
      <style:map style:condition="is-true-formula(OR([.$H65] &lt; [.$K$5]; [.$I65] &lt; [.$K$3]))" style:apply-style-name="zolty" style:base-cell-address="Arkusz1.E65"/>
    </style:style>
    <style:style style:name="ce15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E9"/>
      <style:map style:condition="is-true-formula(OR([.$H9] &lt; [.$J$5]; [.$I9] &lt; [.$J$3]))" style:apply-style-name="pomaranczowy" style:base-cell-address="Arkusz1.E9"/>
      <style:map style:condition="is-true-formula(OR([.$H9] &lt; [.$K$5]; [.$I9] &lt; [.$K$3]))" style:apply-style-name="zolty" style:base-cell-address="Arkusz1.E9"/>
    </style:style>
    <style:style style:name="ce15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E67"/>
      <style:map style:condition="is-true-formula(OR([.$H67] &lt; [.$J$5]; [.$I67] &lt; [.$J$3]))" style:apply-style-name="pomaranczowy" style:base-cell-address="Arkusz1.E67"/>
      <style:map style:condition="is-true-formula(OR([.$H67] &lt; [.$K$5]; [.$I67] &lt; [.$K$3]))" style:apply-style-name="zolty" style:base-cell-address="Arkusz1.E67"/>
    </style:style>
    <style:style style:name="ce15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E9"/>
      <style:map style:condition="is-true-formula(OR([.$H9] &lt; [.$J$5]; [.$I9] &lt; [.$J$3]))" style:apply-style-name="pomaranczowy" style:base-cell-address="Arkusz1.E9"/>
      <style:map style:condition="is-true-formula(OR([.$H9] &lt; [.$K$5]; [.$I9] &lt; [.$K$3]))" style:apply-style-name="zolty" style:base-cell-address="Arkusz1.E9"/>
    </style:style>
    <style:style style:name="ce154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56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57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158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7] &lt; [.$I$5]; [.$I67] &lt; [.$I$3]))" style:apply-style-name="czerwony" style:base-cell-address="Arkusz1.E67"/>
      <style:map style:condition="is-true-formula(OR([.$H67] &lt; [.$J$5]; [.$I67] &lt; [.$J$3]))" style:apply-style-name="pomaranczowy" style:base-cell-address="Arkusz1.E67"/>
      <style:map style:condition="is-true-formula(OR([.$H67] &lt; [.$K$5]; [.$I67] &lt; [.$K$3]))" style:apply-style-name="zolty" style:base-cell-address="Arkusz1.E67"/>
    </style:style>
    <style:style style:name="ce16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C93"/>
      <style:map style:condition="is-true-formula(OR([.$H93] &lt; [.$J$5]; [.$I93] &lt; [.$J$3]))" style:apply-style-name="pomaranczowy" style:base-cell-address="Arkusz1.C93"/>
      <style:map style:condition="is-true-formula(OR([.$H93] &lt; [.$K$5]; [.$I93] &lt; [.$K$3]))" style:apply-style-name="zolty" style:base-cell-address="Arkusz1.C93"/>
    </style:style>
    <style:style style:name="ce1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8] &lt; [.$I$5]; [.$I98] &lt; [.$I$3]))" style:apply-style-name="czerwony" style:base-cell-address="Arkusz1.C98"/>
      <style:map style:condition="is-true-formula(OR([.$H98] &lt; [.$J$5]; [.$I98] &lt; [.$J$3]))" style:apply-style-name="pomaranczowy" style:base-cell-address="Arkusz1.C98"/>
      <style:map style:condition="is-true-formula(OR([.$H98] &lt; [.$K$5]; [.$I98] &lt; [.$K$3]))" style:apply-style-name="zolty" style:base-cell-address="Arkusz1.C98"/>
    </style:style>
    <style:style style:name="ce16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9] &lt; [.$I$5]; [.$I99] &lt; [.$I$3]))" style:apply-style-name="czerwony" style:base-cell-address="Arkusz1.C99"/>
      <style:map style:condition="is-true-formula(OR([.$H99] &lt; [.$J$5]; [.$I99] &lt; [.$J$3]))" style:apply-style-name="pomaranczowy" style:base-cell-address="Arkusz1.C99"/>
      <style:map style:condition="is-true-formula(OR([.$H99] &lt; [.$K$5]; [.$I99] &lt; [.$K$3]))" style:apply-style-name="zolty" style:base-cell-address="Arkusz1.C99"/>
    </style:style>
    <style:style style:name="ce16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C100"/>
      <style:map style:condition="is-true-formula(OR([.$H100] &lt; [.$J$5]; [.$I100] &lt; [.$J$3]))" style:apply-style-name="pomaranczowy" style:base-cell-address="Arkusz1.C100"/>
      <style:map style:condition="is-true-formula(OR([.$H100] &lt; [.$K$5]; [.$I100] &lt; [.$K$3]))" style:apply-style-name="zolty" style:base-cell-address="Arkusz1.C100"/>
    </style:style>
    <style:style style:name="ce16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C101"/>
      <style:map style:condition="is-true-formula(OR([.$H101] &lt; [.$J$5]; [.$I101] &lt; [.$J$3]))" style:apply-style-name="pomaranczowy" style:base-cell-address="Arkusz1.C101"/>
      <style:map style:condition="is-true-formula(OR([.$H101] &lt; [.$K$5]; [.$I101] &lt; [.$K$3]))" style:apply-style-name="zolty" style:base-cell-address="Arkusz1.C101"/>
    </style:style>
    <style:style style:name="ce16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C102"/>
      <style:map style:condition="is-true-formula(OR([.$H102] &lt; [.$J$5]; [.$I102] &lt; [.$J$3]))" style:apply-style-name="pomaranczowy" style:base-cell-address="Arkusz1.C102"/>
      <style:map style:condition="is-true-formula(OR([.$H102] &lt; [.$K$5]; [.$I102] &lt; [.$K$3]))" style:apply-style-name="zolty" style:base-cell-address="Arkusz1.C102"/>
    </style:style>
    <style:style style:name="ce16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C104"/>
      <style:map style:condition="is-true-formula(OR([.$H104] &lt; [.$J$5]; [.$I104] &lt; [.$J$3]))" style:apply-style-name="pomaranczowy" style:base-cell-address="Arkusz1.C104"/>
      <style:map style:condition="is-true-formula(OR([.$H104] &lt; [.$K$5]; [.$I104] &lt; [.$K$3]))" style:apply-style-name="zolty" style:base-cell-address="Arkusz1.C104"/>
    </style:style>
    <style:style style:name="ce16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C105"/>
      <style:map style:condition="is-true-formula(OR([.$H105] &lt; [.$J$5]; [.$I105] &lt; [.$J$3]))" style:apply-style-name="pomaranczowy" style:base-cell-address="Arkusz1.C105"/>
      <style:map style:condition="is-true-formula(OR([.$H105] &lt; [.$K$5]; [.$I105] &lt; [.$K$3]))" style:apply-style-name="zolty" style:base-cell-address="Arkusz1.C105"/>
    </style:style>
    <style:style style:name="ce16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C106"/>
      <style:map style:condition="is-true-formula(OR([.$H106] &lt; [.$J$5]; [.$I106] &lt; [.$J$3]))" style:apply-style-name="pomaranczowy" style:base-cell-address="Arkusz1.C106"/>
      <style:map style:condition="is-true-formula(OR([.$H106] &lt; [.$K$5]; [.$I106] &lt; [.$K$3]))" style:apply-style-name="zolty" style:base-cell-address="Arkusz1.C106"/>
    </style:style>
    <style:style style:name="ce1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C107"/>
      <style:map style:condition="is-true-formula(OR([.$H107] &lt; [.$J$5]; [.$I107] &lt; [.$J$3]))" style:apply-style-name="pomaranczowy" style:base-cell-address="Arkusz1.C107"/>
      <style:map style:condition="is-true-formula(OR([.$H107] &lt; [.$K$5]; [.$I107] &lt; [.$K$3]))" style:apply-style-name="zolty" style:base-cell-address="Arkusz1.C107"/>
    </style:style>
    <style:style style:name="ce17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C108"/>
      <style:map style:condition="is-true-formula(OR([.$H108] &lt; [.$J$5]; [.$I108] &lt; [.$J$3]))" style:apply-style-name="pomaranczowy" style:base-cell-address="Arkusz1.C108"/>
      <style:map style:condition="is-true-formula(OR([.$H108] &lt; [.$K$5]; [.$I108] &lt; [.$K$3]))" style:apply-style-name="zolty" style:base-cell-address="Arkusz1.C108"/>
    </style:style>
    <style:style style:name="ce17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D110"/>
      <style:map style:condition="is-true-formula(OR([.$H110] &lt; [.$J$5]; [.$I110] &lt; [.$J$3]))" style:apply-style-name="pomaranczowy" style:base-cell-address="Arkusz1.D110"/>
      <style:map style:condition="is-true-formula(OR([.$H110] &lt; [.$K$5]; [.$I110] &lt; [.$K$3]))" style:apply-style-name="zolty" style:base-cell-address="Arkusz1.D110"/>
    </style:style>
    <style:style style:name="ce17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7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174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175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E68"/>
      <style:map style:condition="is-true-formula(OR([.$H68] &lt; [.$J$5]; [.$I68] &lt; [.$J$3]))" style:apply-style-name="pomaranczowy" style:base-cell-address="Arkusz1.E68"/>
      <style:map style:condition="is-true-formula(OR([.$H68] &lt; [.$K$5]; [.$I68] &lt; [.$K$3]))" style:apply-style-name="zolty" style:base-cell-address="Arkusz1.E68"/>
    </style:style>
    <style:style style:name="ce17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C128"/>
      <style:map style:condition="is-true-formula(OR([.$H128] &lt; [.$J$5]; [.$I128] &lt; [.$J$3]))" style:apply-style-name="pomaranczowy" style:base-cell-address="Arkusz1.C128"/>
      <style:map style:condition="is-true-formula(OR([.$H128] &lt; [.$K$5]; [.$I128] &lt; [.$K$3]))" style:apply-style-name="zolty" style:base-cell-address="Arkusz1.C128"/>
    </style:style>
    <style:style style:name="ce17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17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18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18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18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18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8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59] &lt; [.$I$5]; [.$I59] &lt; [.$I$3]))" style:apply-style-name="czerwony" style:base-cell-address="Arkusz1.F59"/>
      <style:map style:condition="is-true-formula(OR([.$H59] &lt; [.$J$5]; [.$I59] &lt; [.$J$3]))" style:apply-style-name="pomaranczowy" style:base-cell-address="Arkusz1.F59"/>
      <style:map style:condition="is-true-formula(OR([.$H59] &lt; [.$K$5]; [.$I59] &lt; [.$K$3]))" style:apply-style-name="zolty" style:base-cell-address="Arkusz1.F59"/>
    </style:style>
    <style:style style:name="ce18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18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18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18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19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19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5] &lt; [.$I$5]; [.$I65] &lt; [.$I$3]))" style:apply-style-name="czerwony" style:base-cell-address="Arkusz1.F65"/>
      <style:map style:condition="is-true-formula(OR([.$H65] &lt; [.$J$5]; [.$I65] &lt; [.$J$3]))" style:apply-style-name="pomaranczowy" style:base-cell-address="Arkusz1.F65"/>
      <style:map style:condition="is-true-formula(OR([.$H65] &lt; [.$K$5]; [.$I65] &lt; [.$K$3]))" style:apply-style-name="zolty" style:base-cell-address="Arkusz1.F65"/>
    </style:style>
    <style:style style:name="ce19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66] &lt; [.$I$5]; [.$I66] &lt; [.$I$3]))" style:apply-style-name="czerwony" style:base-cell-address="Arkusz1.C66"/>
      <style:map style:condition="is-true-formula(OR([.$H66] &lt; [.$J$5]; [.$I66] &lt; [.$J$3]))" style:apply-style-name="pomaranczowy" style:base-cell-address="Arkusz1.C66"/>
      <style:map style:condition="is-true-formula(OR([.$H66] &lt; [.$K$5]; [.$I66] &lt; [.$K$3]))" style:apply-style-name="zolty" style:base-cell-address="Arkusz1.C66"/>
    </style:style>
    <style:style style:name="ce19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F68"/>
      <style:map style:condition="is-true-formula(OR([.$H68] &lt; [.$J$5]; [.$I68] &lt; [.$J$3]))" style:apply-style-name="pomaranczowy" style:base-cell-address="Arkusz1.F68"/>
      <style:map style:condition="is-true-formula(OR([.$H68] &lt; [.$K$5]; [.$I68] &lt; [.$K$3]))" style:apply-style-name="zolty" style:base-cell-address="Arkusz1.F68"/>
    </style:style>
    <style:style style:name="ce194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19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2] &lt; [.$I$5]; [.$I92] &lt; [.$I$3]))" style:apply-style-name="czerwony" style:base-cell-address="Arkusz1.C92"/>
      <style:map style:condition="is-true-formula(OR([.$H92] &lt; [.$J$5]; [.$I92] &lt; [.$J$3]))" style:apply-style-name="pomaranczowy" style:base-cell-address="Arkusz1.C92"/>
      <style:map style:condition="is-true-formula(OR([.$H92] &lt; [.$K$5]; [.$I92] &lt; [.$K$3]))" style:apply-style-name="zolty" style:base-cell-address="Arkusz1.C92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199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0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0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02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0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04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05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06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07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0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0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10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E129"/>
      <style:map style:condition="is-true-formula(OR([.$H129] &lt; [.$J$5]; [.$I129] &lt; [.$J$3]))" style:apply-style-name="pomaranczowy" style:base-cell-address="Arkusz1.E129"/>
      <style:map style:condition="is-true-formula(OR([.$H129] &lt; [.$K$5]; [.$I129] &lt; [.$K$3]))" style:apply-style-name="zolty" style:base-cell-address="Arkusz1.E129"/>
    </style:style>
    <style:style style:name="ce21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0] &lt; [.$I$5]; [.$I60] &lt; [.$I$3]))" style:apply-style-name="czerwony" style:base-cell-address="Arkusz1.F60"/>
      <style:map style:condition="is-true-formula(OR([.$H60] &lt; [.$J$5]; [.$I60] &lt; [.$J$3]))" style:apply-style-name="pomaranczowy" style:base-cell-address="Arkusz1.F60"/>
      <style:map style:condition="is-true-formula(OR([.$H60] &lt; [.$K$5]; [.$I60] &lt; [.$K$3]))" style:apply-style-name="zolty" style:base-cell-address="Arkusz1.F60"/>
    </style:style>
    <style:style style:name="ce2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1] &lt; [.$I$5]; [.$I61] &lt; [.$I$3]))" style:apply-style-name="czerwony" style:base-cell-address="Arkusz1.F61"/>
      <style:map style:condition="is-true-formula(OR([.$H61] &lt; [.$J$5]; [.$I61] &lt; [.$J$3]))" style:apply-style-name="pomaranczowy" style:base-cell-address="Arkusz1.F61"/>
      <style:map style:condition="is-true-formula(OR([.$H61] &lt; [.$K$5]; [.$I61] &lt; [.$K$3]))" style:apply-style-name="zolty" style:base-cell-address="Arkusz1.F61"/>
    </style:style>
    <style:style style:name="ce2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2] &lt; [.$I$5]; [.$I62] &lt; [.$I$3]))" style:apply-style-name="czerwony" style:base-cell-address="Arkusz1.F62"/>
      <style:map style:condition="is-true-formula(OR([.$H62] &lt; [.$J$5]; [.$I62] &lt; [.$J$3]))" style:apply-style-name="pomaranczowy" style:base-cell-address="Arkusz1.F62"/>
      <style:map style:condition="is-true-formula(OR([.$H62] &lt; [.$K$5]; [.$I62] &lt; [.$K$3]))" style:apply-style-name="zolty" style:base-cell-address="Arkusz1.F62"/>
    </style:style>
    <style:style style:name="ce21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3] &lt; [.$I$5]; [.$I63] &lt; [.$I$3]))" style:apply-style-name="czerwony" style:base-cell-address="Arkusz1.F63"/>
      <style:map style:condition="is-true-formula(OR([.$H63] &lt; [.$J$5]; [.$I63] &lt; [.$J$3]))" style:apply-style-name="pomaranczowy" style:base-cell-address="Arkusz1.F63"/>
      <style:map style:condition="is-true-formula(OR([.$H63] &lt; [.$K$5]; [.$I63] &lt; [.$K$3]))" style:apply-style-name="zolty" style:base-cell-address="Arkusz1.F63"/>
    </style:style>
    <style:style style:name="ce21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64] &lt; [.$I$5]; [.$I64] &lt; [.$I$3]))" style:apply-style-name="czerwony" style:base-cell-address="Arkusz1.F64"/>
      <style:map style:condition="is-true-formula(OR([.$H64] &lt; [.$J$5]; [.$I64] &lt; [.$J$3]))" style:apply-style-name="pomaranczowy" style:base-cell-address="Arkusz1.F64"/>
      <style:map style:condition="is-true-formula(OR([.$H64] &lt; [.$K$5]; [.$I64] &lt; [.$K$3]))" style:apply-style-name="zolty" style:base-cell-address="Arkusz1.F64"/>
    </style:style>
    <style:style style:name="ce217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18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1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9] &lt; [.$I$5]; [.$I9] &lt; [.$I$3]))" style:apply-style-name="czerwony" style:base-cell-address="Arkusz1.G9"/>
      <style:map style:condition="is-true-formula(OR([.$H9] &lt; [.$J$5]; [.$I9] &lt; [.$J$3]))" style:apply-style-name="pomaranczowy" style:base-cell-address="Arkusz1.G9"/>
      <style:map style:condition="is-true-formula(OR([.$H9] &lt; [.$K$5]; [.$I9] &lt; [.$K$3]))" style:apply-style-name="zolty" style:base-cell-address="Arkusz1.G9"/>
    </style:style>
    <style:style style:name="ce22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21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2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93] &lt; [.$I$5]; [.$I93] &lt; [.$I$3]))" style:apply-style-name="czerwony" style:base-cell-address="Arkusz1.F93"/>
      <style:map style:condition="is-true-formula(OR([.$H93] &lt; [.$J$5]; [.$I93] &lt; [.$J$3]))" style:apply-style-name="pomaranczowy" style:base-cell-address="Arkusz1.F93"/>
      <style:map style:condition="is-true-formula(OR([.$H93] &lt; [.$K$5]; [.$I93] &lt; [.$K$3]))" style:apply-style-name="zolty" style:base-cell-address="Arkusz1.F93"/>
    </style:style>
    <style:style style:name="ce22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0] &lt; [.$I$5]; [.$I100] &lt; [.$I$3]))" style:apply-style-name="czerwony" style:base-cell-address="Arkusz1.F100"/>
      <style:map style:condition="is-true-formula(OR([.$H100] &lt; [.$J$5]; [.$I100] &lt; [.$J$3]))" style:apply-style-name="pomaranczowy" style:base-cell-address="Arkusz1.F100"/>
      <style:map style:condition="is-true-formula(OR([.$H100] &lt; [.$K$5]; [.$I100] &lt; [.$K$3]))" style:apply-style-name="zolty" style:base-cell-address="Arkusz1.F100"/>
    </style:style>
    <style:style style:name="ce22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1] &lt; [.$I$5]; [.$I101] &lt; [.$I$3]))" style:apply-style-name="czerwony" style:base-cell-address="Arkusz1.F101"/>
      <style:map style:condition="is-true-formula(OR([.$H101] &lt; [.$J$5]; [.$I101] &lt; [.$J$3]))" style:apply-style-name="pomaranczowy" style:base-cell-address="Arkusz1.F101"/>
      <style:map style:condition="is-true-formula(OR([.$H101] &lt; [.$K$5]; [.$I101] &lt; [.$K$3]))" style:apply-style-name="zolty" style:base-cell-address="Arkusz1.F101"/>
    </style:style>
    <style:style style:name="ce22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2] &lt; [.$I$5]; [.$I102] &lt; [.$I$3]))" style:apply-style-name="czerwony" style:base-cell-address="Arkusz1.F102"/>
      <style:map style:condition="is-true-formula(OR([.$H102] &lt; [.$J$5]; [.$I102] &lt; [.$J$3]))" style:apply-style-name="pomaranczowy" style:base-cell-address="Arkusz1.F102"/>
      <style:map style:condition="is-true-formula(OR([.$H102] &lt; [.$K$5]; [.$I102] &lt; [.$K$3]))" style:apply-style-name="zolty" style:base-cell-address="Arkusz1.F102"/>
    </style:style>
    <style:style style:name="ce226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4] &lt; [.$I$5]; [.$I104] &lt; [.$I$3]))" style:apply-style-name="czerwony" style:base-cell-address="Arkusz1.F104"/>
      <style:map style:condition="is-true-formula(OR([.$H104] &lt; [.$J$5]; [.$I104] &lt; [.$J$3]))" style:apply-style-name="pomaranczowy" style:base-cell-address="Arkusz1.F104"/>
      <style:map style:condition="is-true-formula(OR([.$H104] &lt; [.$K$5]; [.$I104] &lt; [.$K$3]))" style:apply-style-name="zolty" style:base-cell-address="Arkusz1.F104"/>
    </style:style>
    <style:style style:name="ce22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5] &lt; [.$I$5]; [.$I105] &lt; [.$I$3]))" style:apply-style-name="czerwony" style:base-cell-address="Arkusz1.F105"/>
      <style:map style:condition="is-true-formula(OR([.$H105] &lt; [.$J$5]; [.$I105] &lt; [.$J$3]))" style:apply-style-name="pomaranczowy" style:base-cell-address="Arkusz1.F105"/>
      <style:map style:condition="is-true-formula(OR([.$H105] &lt; [.$K$5]; [.$I105] &lt; [.$K$3]))" style:apply-style-name="zolty" style:base-cell-address="Arkusz1.F105"/>
    </style:style>
    <style:style style:name="ce22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6] &lt; [.$I$5]; [.$I106] &lt; [.$I$3]))" style:apply-style-name="czerwony" style:base-cell-address="Arkusz1.F106"/>
      <style:map style:condition="is-true-formula(OR([.$H106] &lt; [.$J$5]; [.$I106] &lt; [.$J$3]))" style:apply-style-name="pomaranczowy" style:base-cell-address="Arkusz1.F106"/>
      <style:map style:condition="is-true-formula(OR([.$H106] &lt; [.$K$5]; [.$I106] &lt; [.$K$3]))" style:apply-style-name="zolty" style:base-cell-address="Arkusz1.F106"/>
    </style:style>
    <style:style style:name="ce22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7] &lt; [.$I$5]; [.$I107] &lt; [.$I$3]))" style:apply-style-name="czerwony" style:base-cell-address="Arkusz1.F107"/>
      <style:map style:condition="is-true-formula(OR([.$H107] &lt; [.$J$5]; [.$I107] &lt; [.$J$3]))" style:apply-style-name="pomaranczowy" style:base-cell-address="Arkusz1.F107"/>
      <style:map style:condition="is-true-formula(OR([.$H107] &lt; [.$K$5]; [.$I107] &lt; [.$K$3]))" style:apply-style-name="zolty" style:base-cell-address="Arkusz1.F107"/>
    </style:style>
    <style:style style:name="ce2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08] &lt; [.$I$5]; [.$I108] &lt; [.$I$3]))" style:apply-style-name="czerwony" style:base-cell-address="Arkusz1.F108"/>
      <style:map style:condition="is-true-formula(OR([.$H108] &lt; [.$J$5]; [.$I108] &lt; [.$J$3]))" style:apply-style-name="pomaranczowy" style:base-cell-address="Arkusz1.F108"/>
      <style:map style:condition="is-true-formula(OR([.$H108] &lt; [.$K$5]; [.$I108] &lt; [.$K$3]))" style:apply-style-name="zolty" style:base-cell-address="Arkusz1.F108"/>
    </style:style>
    <style:style style:name="ce23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32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68] &lt; [.$I$5]; [.$I68] &lt; [.$I$3]))" style:apply-style-name="czerwony" style:base-cell-address="Arkusz1.G68"/>
      <style:map style:condition="is-true-formula(OR([.$H68] &lt; [.$J$5]; [.$I68] &lt; [.$J$3]))" style:apply-style-name="pomaranczowy" style:base-cell-address="Arkusz1.G68"/>
      <style:map style:condition="is-true-formula(OR([.$H68] &lt; [.$K$5]; [.$I68] &lt; [.$K$3]))" style:apply-style-name="zolty" style:base-cell-address="Arkusz1.G68"/>
    </style:style>
    <style:style style:name="ce2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8] &lt; [.$I$5]; [.$I128] &lt; [.$I$3]))" style:apply-style-name="czerwony" style:base-cell-address="Arkusz1.F128"/>
      <style:map style:condition="is-true-formula(OR([.$H128] &lt; [.$J$5]; [.$I128] &lt; [.$J$3]))" style:apply-style-name="pomaranczowy" style:base-cell-address="Arkusz1.F128"/>
      <style:map style:condition="is-true-formula(OR([.$H128] &lt; [.$K$5]; [.$I128] &lt; [.$K$3]))" style:apply-style-name="zolty" style:base-cell-address="Arkusz1.F128"/>
    </style:style>
    <style:style style:name="ce234" style:family="table-cell" style:parent-style-name="Default">
      <style:table-cell-properties fo:background-color="#00cc00"/>
    </style:style>
    <style:style style:name="ce235" style:family="table-cell" style:parent-style-name="Default" style:data-style-name="N36">
      <style:table-cell-properties fo:background-color="#00cc00"/>
    </style:style>
    <style:style style:name="ce236" style:family="table-cell" style:parent-style-name="Default" style:data-style-name="N44">
      <style:table-cell-properties fo:background-color="#00cc00"/>
    </style:style>
    <style:style style:name="ce237" style:family="table-cell" style:parent-style-name="Default">
      <style:table-cell-properties fo:background-color="#3399ff"/>
    </style:style>
    <style:style style:name="ce238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3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4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41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42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mm"/>
      <style:text-properties style:font-name="Arial"/>
    </style:style>
    <style:style style:name="ce243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4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4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24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47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Default" style:data-style-name="N44">
      <style:table-cell-properties fo:background-color="#009933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50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51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44">
      <style:table-cell-properties fo:background-color="#ffff99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Default"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  <style:style style:name="ce254" style:family="table-cell" style:parent-style-name="Default">
      <style:table-cell-properties fo:background-color="#ff3333" fo:wrap-option="wrap"/>
    </style:style>
    <style:style style:name="ce255" style:family="table-cell" style:parent-style-name="Default" style:data-style-name="N0">
      <style:table-cell-properties fo:background-color="#ff3333"/>
    </style:style>
    <style:style style:name="ce256" style:family="table-cell" style:parent-style-name="Default" style:data-style-name="N44">
      <style:table-cell-properties fo:background-color="#ff3333"/>
    </style:style>
    <style:style style:name="ce25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5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59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60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61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262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63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66] &lt; [.$I$5]; [.$I66] &lt; [.$I$3]))" style:apply-style-name="czerwony" style:base-cell-address="Arkusz1.H66"/>
      <style:map style:condition="is-true-formula(OR([.$H66] &lt; [.$J$5]; [.$I66] &lt; [.$J$3]))" style:apply-style-name="pomaranczowy" style:base-cell-address="Arkusz1.H66"/>
      <style:map style:condition="is-true-formula(OR([.$H66] &lt; [.$K$5]; [.$I66] &lt; [.$K$3]))" style:apply-style-name="zolty" style:base-cell-address="Arkusz1.H66"/>
    </style:style>
    <style:style style:name="ce264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65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/>
    </style:style>
    <style:style style:name="ce266" style:family="table-cell" style:parent-style-name="Default">
      <style:table-cell-properties fo:background-color="#009933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68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69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/>
    </style:style>
    <style:style style:name="ce270" style:family="table-cell" style:parent-style-name="Default">
      <style:table-cell-properties fo:background-color="#ffff99" style:text-align-source="fix" style:repeat-content="false"/>
      <style:paragraph-properties fo:text-align="end"/>
      <style:text-properties style:font-name="Arial" fo:font-weight="bold" style:font-weight-asian="bold" style:font-weight-complex="bold"/>
    </style:style>
    <style:style style:name="ce271" style:family="table-cell" style:parent-style-name="Default">
      <style:table-cell-properties fo:background-color="#ffcc00" fo:wrap-option="wrap"/>
    </style:style>
    <style:style style:name="ce272" style:family="table-cell" style:parent-style-name="Default" style:data-style-name="N0">
      <style:table-cell-properties fo:background-color="#ffcc00" fo:wrap-option="wrap"/>
    </style:style>
    <style:style style:name="ce273" style:family="table-cell" style:parent-style-name="Default" style:data-style-name="N41">
      <style:table-cell-properties fo:background-color="#ffcc00" fo:wrap-option="wrap"/>
    </style:style>
    <style:style style:name="ce274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5" style:family="table-cell" style:parent-style-name="Default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76" style:family="table-cell" style:parent-style-name="Default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77" style:family="table-cell" style:parent-style-name="Default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78" style:family="table-cell" style:parent-style-name="Default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79" style:family="table-cell" style:parent-style-name="Default">
      <style:table-cell-properties fo:background-color="transparent"/>
      <style:text-properties style:use-window-font-color="true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80" style:family="table-cell" style:parent-style-name="Default"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281" style:family="table-cell" style:parent-style-name="Default">
      <style:table-cell-properties fo:background-color="#009933"/>
    </style:style>
    <style:style style:name="ce282" style:family="table-cell" style:parent-style-name="Default">
      <style:map style:condition="is-true-formula(OR([.$H110] &lt; [.$I$5]; [.$I110] &lt; [.$I$3]))" style:apply-style-name="czerwony" style:base-cell-address="Arkusz1.B110"/>
      <style:map style:condition="is-true-formula(OR([.$H110] &lt; [.$J$5]; [.$I110] &lt; [.$J$3]))" style:apply-style-name="pomaranczowy" style:base-cell-address="Arkusz1.B110"/>
      <style:map style:condition="is-true-formula(OR([.$H110] &lt; [.$K$5]; [.$I110] &lt; [.$K$3]))" style:apply-style-name="zolty" style:base-cell-address="Arkusz1.B110"/>
    </style:style>
    <style:style style:name="ce283" style:family="table-cell" style:parent-style-name="Default">
      <style:map style:condition="is-true-formula(OR([.$H122] &lt; [.$I$5]; [.$I122] &lt; [.$I$3]))" style:apply-style-name="czerwony" style:base-cell-address="Arkusz1.A122"/>
      <style:map style:condition="is-true-formula(OR([.$H122] &lt; [.$J$5]; [.$I122] &lt; [.$J$3]))" style:apply-style-name="pomaranczowy" style:base-cell-address="Arkusz1.A122"/>
      <style:map style:condition="is-true-formula(OR([.$H122] &lt; [.$K$5]; [.$I122] &lt; [.$K$3]))" style:apply-style-name="zolty" style:base-cell-address="Arkusz1.A122"/>
    </style:style>
    <style:style style:name="ce284" style:family="table-cell" style:parent-style-name="Default">
      <style:table-cell-properties fo:background-color="#ffff99"/>
    </style:style>
    <style:style style:name="ce285" style:family="table-cell" style:parent-style-name="Default">
      <style:table-cell-properties fo:background-color="#ffff66" fo:wrap-option="wrap"/>
    </style:style>
    <style:style style:name="ce286" style:family="table-cell" style:parent-style-name="Default" style:data-style-name="N0">
      <style:table-cell-properties fo:background-color="#ffff66"/>
    </style:style>
    <style:style style:name="ce287" style:family="table-cell" style:parent-style-name="Default" style:data-style-name="N44">
      <style:table-cell-properties fo:background-color="#ffff66"/>
    </style:style>
    <style:style style:name="ce288" style:family="table-cell" style:parent-style-name="Default" style:data-style-name="N41"/>
    <style:style style:name="ce289" style:family="table-cell" style:parent-style-name="Default" style:data-style-name="N44"/>
    <style:style style:name="ce290" style:family="table-cell" style:parent-style-name="Default" style:data-style-name="N41">
      <style:table-cell-properties fo:background-color="#3399ff"/>
    </style:style>
    <style:style style:name="ce291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2" style:family="table-cell" style:parent-style-name="Default" style:data-style-name="N41">
      <style:map style:condition="is-true-formula(OR([.$H29] &lt; [.$I$5]; [.$I29] &lt; [.$I$3]))" style:apply-style-name="czerwony" style:base-cell-address="Arkusz1.A29"/>
      <style:map style:condition="is-true-formula(OR([.$H29] &lt; [.$J$5]; [.$I29] &lt; [.$J$3]))" style:apply-style-name="pomaranczowy" style:base-cell-address="Arkusz1.A29"/>
      <style:map style:condition="is-true-formula(OR([.$H29] &lt; [.$K$5]; [.$I29] &lt; [.$K$3]))" style:apply-style-name="zolty" style:base-cell-address="Arkusz1.A29"/>
    </style:style>
    <style:style style:name="ce293" style:family="table-cell" style:parent-style-name="Default" style:data-style-name="N41">
      <style:map style:condition="is-true-formula(OR([.$H30] &lt; [.$I$5]; [.$I30] &lt; [.$I$3]))" style:apply-style-name="czerwony" style:base-cell-address="Arkusz1.A30"/>
      <style:map style:condition="is-true-formula(OR([.$H30] &lt; [.$J$5]; [.$I30] &lt; [.$J$3]))" style:apply-style-name="pomaranczowy" style:base-cell-address="Arkusz1.A30"/>
      <style:map style:condition="is-true-formula(OR([.$H30] &lt; [.$K$5]; [.$I30] &lt; [.$K$3]))" style:apply-style-name="zolty" style:base-cell-address="Arkusz1.A30"/>
    </style:style>
    <style:style style:name="ce294" style:family="table-cell" style:parent-style-name="Default" style:data-style-name="N41">
      <style:map style:condition="is-true-formula(OR([.$H31] &lt; [.$I$5]; [.$I31] &lt; [.$I$3]))" style:apply-style-name="czerwony" style:base-cell-address="Arkusz1.A31"/>
      <style:map style:condition="is-true-formula(OR([.$H31] &lt; [.$J$5]; [.$I31] &lt; [.$J$3]))" style:apply-style-name="pomaranczowy" style:base-cell-address="Arkusz1.A31"/>
      <style:map style:condition="is-true-formula(OR([.$H31] &lt; [.$K$5]; [.$I31] &lt; [.$K$3]))" style:apply-style-name="zolty" style:base-cell-address="Arkusz1.A31"/>
    </style:style>
    <style:style style:name="ce295" style:family="table-cell" style:parent-style-name="Default" style:data-style-name="N41"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6" style:family="table-cell" style:parent-style-name="Default" style:data-style-name="N41"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297" style:family="table-cell" style:parent-style-name="Default" style:data-style-name="N41">
      <style:text-properties fo:font-weight="normal" style:font-weight-asian="normal" style:font-weight-complex="normal"/>
    </style:style>
    <style:style style:name="ce298" style:family="table-cell" style:parent-style-name="Default" style:data-style-name="N41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99" style:family="table-cell" style:parent-style-name="Default" style:data-style-name="N41">
      <style:table-cell-properties fo:background-color="#3399ff"/>
      <style:text-properties fo:font-weight="normal" style:font-weight-asian="normal" style:font-weight-complex="normal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0" style:family="table-cell" style:parent-style-name="Default" style:data-style-name="N41">
      <style:text-properties fo:font-weight="bold" style:font-weight-asian="bold" style:font-weight-complex="bold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1" style:family="table-cell" style:parent-style-name="Default">
      <style:text-properties fo:font-weight="bold" style:font-weight-asian="bold" style:font-weight-complex="bold"/>
      <style:map style:condition="is-true-formula(OR([.$H86] &lt; [.$I$5]; [.$I86] &lt; [.$I$3]))" style:apply-style-name="czerwony" style:base-cell-address="Arkusz1.A86"/>
      <style:map style:condition="is-true-formula(OR([.$H86] &lt; [.$J$5]; [.$I86] &lt; [.$J$3]))" style:apply-style-name="pomaranczowy" style:base-cell-address="Arkusz1.A86"/>
      <style:map style:condition="is-true-formula(OR([.$H86] &lt; [.$K$5]; [.$I86] &lt; [.$K$3]))" style:apply-style-name="zolty" style:base-cell-address="Arkusz1.A86"/>
    </style:style>
    <style:style style:name="ce302" style:family="table-cell" style:parent-style-name="Default">
      <style:table-cell-properties fo:background-color="#009933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3" style:family="table-cell" style:parent-style-name="Default">
      <style:table-cell-properties fo:background-color="#ffff99"/>
      <style:map style:condition="is-true-formula(OR([.$H9] &lt; [.$I$5]; [.$I9] &lt; [.$I$3]))" style:apply-style-name="czerwony" style:base-cell-address="Arkusz1.A9"/>
      <style:map style:condition="is-true-formula(OR([.$H9] &lt; [.$J$5]; [.$I9] &lt; [.$J$3]))" style:apply-style-name="pomaranczowy" style:base-cell-address="Arkusz1.A9"/>
      <style:map style:condition="is-true-formula(OR([.$H9] &lt; [.$K$5]; [.$I9] &lt; [.$K$3]))" style:apply-style-name="zolty" style:base-cell-address="Arkusz1.A9"/>
    </style:style>
    <style:style style:name="ce304" style:family="table-cell" style:parent-style-name="Default">
      <style:table-cell-properties fo:background-color="#ffff99"/>
      <style:map style:condition="is-true-formula(OR([.$H135] &lt; [.$I$5]; [.$I135] &lt; [.$I$3]))" style:apply-style-name="czerwony" style:base-cell-address="Arkusz1.A134"/>
      <style:map style:condition="is-true-formula(OR([.$H135] &lt; [.$J$5]; [.$I135] &lt; [.$K$3]))" style:apply-style-name="pomaranczowy" style:base-cell-address="Arkusz1.A134"/>
      <style:map style:condition="is-true-formula(OR([.$H135] &lt; [.$K$5]; [.$I135] &lt; [.$K$3]))" style:apply-style-name="zolty" style:base-cell-address="Arkusz1.A134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81"/>
        <table:table-column table:style-name="co6" table:default-cell-style-name="ce13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234" office:value-type="string" calcext:value-type="string">
            <text:p>AKTUALNA DATA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235" table:formula="of:=TODAY()" office:value-type="date" office:date-value="2016-10-12" calcext:value-type="date">
            <text:p>12.10.2016</text:p>
          </table:table-cell>
          <table:table-cell table:style-name="ce255" office:value-type="float" office:value="7" calcext:value-type="float">
            <text:p>7</text:p>
          </table:table-cell>
          <table:table-cell table:style-name="ce272" office:value-type="float" office:value="14" calcext:value-type="float">
            <text:p>14</text:p>
          </table:table-cell>
          <table:table-cell table:style-name="ce286" office:value-type="float" office:value="30" calcext:value-type="float">
            <text:p>30</text:p>
          </table:table-cell>
          <table:table-cell/>
          <table:table-cell table:style-name="ce288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26"/>
          <table:covered-table-cell table:style-name="ce82"/>
          <table:covered-table-cell table:style-name="ce132"/>
          <table:covered-table-cell table:number-columns-repeated="2" table:style-name="ce26"/>
          <table:table-cell table:style-name="ce234" office:value-type="string" calcext:value-type="string">
            <text:p>AKTUALNY NALOT</text:p>
          </table:table-cell>
          <table:table-cell table:style-name="ce254" office:value-type="string" calcext:value-type="string">
            <text:p>Raportowanie czerwone</text:p>
          </table:table-cell>
          <table:table-cell table:style-name="ce271" office:value-type="string" calcext:value-type="string">
            <text:p>Raportowanie pomaranczowe</text:p>
          </table:table-cell>
          <table:table-cell table:style-name="ce285" office:value-type="string" calcext:value-type="string">
            <text:p>Raportowanie żólte</text:p>
          </table:table-cell>
          <table:table-cell/>
          <table:table-cell table:style-name="ce288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26" office:value-type="string" calcext:value-type="string">
            <text:p><text:s/>Nr fabr. 17557099</text:p>
          </table:table-cell>
          <table:table-cell table:style-name="ce26" office:value-type="string" calcext:value-type="string">
            <text:p>Rok budowy: 1964</text:p>
          </table:table-cell>
          <table:table-cell table:style-name="ce82" office:value-type="string" calcext:value-type="string" table:number-columns-spanned="2" table:number-rows-spanned="1">
            <text:p>Certyfikat typu: 3A17 Rev. 46</text:p>
          </table:table-cell>
          <table:covered-table-cell table:style-name="ce132"/>
          <table:table-cell table:style-name="ce26" office:value-type="string" calcext:value-type="string" table:number-columns-spanned="2" table:number-rows-spanned="1">
            <text:p>POT: TODO</text:p>
          </table:table-cell>
          <table:covered-table-cell table:style-name="ce26"/>
          <table:table-cell table:style-name="ce236" office:value-type="time" office:time-value="PT2875H03M00.000000001S" calcext:value-type="time">
            <text:p>2875:03:00</text:p>
          </table:table-cell>
          <table:table-cell table:style-name="ce256" office:value-type="time" office:time-value="PT05H00M00S" calcext:value-type="time">
            <text:p>05:00:00</text:p>
          </table:table-cell>
          <table:table-cell table:style-name="ce273" office:value-type="time" office:time-value="PT10H00M00S" calcext:value-type="time">
            <text:p>10:00:00</text:p>
          </table:table-cell>
          <table:table-cell table:style-name="ce287" office:value-type="time" office:time-value="PT15H00M00S" calcext:value-type="time">
            <text:p>15:00:00</text:p>
          </table:table-cell>
          <table:table-cell/>
          <table:table-cell table:style-name="ce289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30M00S" calcext:value-type="time">
            <text:p>00:30:00</text:p>
          </table:table-cell>
          <table:table-cell table:style-name="ce237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0" office:value-type="time" office:time-value="PT00H00M40S" calcext:value-type="time">
            <text:p>00:00:40</text:p>
          </table:table-cell>
          <table:table-cell table:style-name="ce237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84" office:value-type="string" calcext:value-type="string">
            <text:p>Data wykonania</text:p>
          </table:table-cell>
          <table:table-cell table:style-name="ce134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37" office:value-type="string" calcext:value-type="string">
            <text:p>Zostało FH</text:p>
          </table:table-cell>
          <table:table-cell table:style-name="ce237" office:value-type="string" calcext:value-type="string">
            <text:p>Zostało DNI</text:p>
          </table:table-cell>
          <table:table-cell table:style-name="ce237" table:number-columns-repeated="3"/>
          <table:table-cell table:style-name="ce290" office:value-type="time" office:time-value="PT00H01M20S" calcext:value-type="time">
            <text:p>00:01:20</text:p>
          </table:table-cell>
          <table:table-cell table:style-name="ce237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6/2016</text:p>
          </table:table-cell>
          <table:table-cell table:style-name="ce85" office:value-type="date" office:date-value="2016-08-28" calcext:value-type="date">
            <text:p>28.08.2016</text:p>
          </table:table-cell>
          <table:table-cell table:style-name="ce135" office:value-type="string" calcext:value-type="string">
            <text:p>2847:10</text:p>
          </table:table-cell>
          <table:table-cell table:style-name="ce29"/>
          <table:table-cell table:style-name="ce211" office:value-type="time" office:time-value="PT2872H10M00.000000001S" calcext:value-type="time">
            <text:p>2872:10:00</text:p>
          </table:table-cell>
          <table:table-cell table:style-name="ce238" table:formula="of:=IF([.$G9] = 0; &quot;N/A&quot;; [.$G9] - [.$H$5])" office:value-type="time" office:time-value="-PT02H52M59.999999999S" calcext:value-type="time">
            <text:p>-02:53:00</text:p>
          </table:table-cell>
          <table:table-cell table:style-name="ce257" table:formula="of:=IF([.$F9] = 0; &quot;N/A&quot;; [.$F9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2S" calcext:value-type="time">
            <text:p>00:01:1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44" office:value-type="string" calcext:value-type="string">
            <text:p>MM/24/2016</text:p>
          </table:table-cell>
          <table:table-cell table:style-name="ce86" office:value-type="date" office:date-value="2016-05-22" calcext:value-type="date">
            <text:p>22.05.2016</text:p>
          </table:table-cell>
          <table:table-cell table:style-name="ce136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10] = 0; &quot;N/A&quot;; [.$G10] - [.$H$5])" office:value-type="time" office:time-value="-PT02H15M00S" calcext:value-type="time">
            <text:p>-02:15:00</text:p>
          </table:table-cell>
          <table:table-cell table:style-name="ce257" table:formula="of:=IF([.$F10] = 0; &quot;N/A&quot;; [.$F1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45" office:value-type="string" calcext:value-type="string">
            <text:p>MM/24/2016</text:p>
          </table:table-cell>
          <table:table-cell table:style-name="ce87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1] = 0; &quot;N/A&quot;; [.$G11] - [.$H$5])" office:value-type="string" office:string-value="N/A" calcext:value-type="string">
            <text:p>N/A</text:p>
          </table:table-cell>
          <table:table-cell table:style-name="ce257" table:formula="of:=IF([.$F11] = 0; &quot;N/A&quot;; [.$F11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1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9" office:value-type="string" calcext:value-type="string">
            <text:p>Serwis</text:p>
          </table:table-cell>
          <table:table-cell table:style-name="ce46" office:value-type="string" calcext:value-type="string">
            <text:p>MM/24/2016</text:p>
          </table:table-cell>
          <table:table-cell table:style-name="ce88" office:value-type="date" office:date-value="2016-05-22" calcext:value-type="date">
            <text:p>22.05.2016</text:p>
          </table:table-cell>
          <table:table-cell table:style-name="ce137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3372:48</text:p>
          </table:table-cell>
          <table:table-cell table:style-name="ce238" table:formula="of:=IF([.$G12] = 0; &quot;N/A&quot;; [.$G12] - [.$H$5])" office:value-type="time" office:time-value="PT497H45M00S" calcext:value-type="time">
            <text:p>497:45:00</text:p>
          </table:table-cell>
          <table:table-cell table:style-name="ce257" table:formula="of:=IF([.$F12] = 0; &quot;N/A&quot;; [.$F12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1" office:value-type="time" office:time-value="PT00H00M42S" calcext:value-type="time">
            <text:p>00:00:42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3] = 0; &quot;N/A&quot;; [.$G13] - [.$H$5])" office:value-type="time" office:time-value="PT305H16M59.999999999S" calcext:value-type="time">
            <text:p>305:17:00</text:p>
          </table:table-cell>
          <table:table-cell table:style-name="ce257" table:formula="of:=IF([.$F13] = 0; &quot;N/A&quot;; [.$F1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73/2010</text:p>
          </table:table-cell>
          <table:table-cell table:style-name="ce85" office:value-type="date" office:date-value="2010-06-24" calcext:value-type="date">
            <text:p>24.06.2010</text:p>
          </table:table-cell>
          <table:table-cell table:style-name="ce135" office:value-type="string" calcext:value-type="string">
            <text:p>2275:19</text:p>
          </table:table-cell>
          <table:table-cell table:style-name="ce29"/>
          <table:table-cell table:style-name="ce135" office:value-type="string" calcext:value-type="string">
            <text:p>3275:19</text:p>
          </table:table-cell>
          <table:table-cell table:style-name="ce238" table:formula="of:=IF([.$G14] = 0; &quot;N/A&quot;; [.$G14] - [.$H$5])" office:value-type="time" office:time-value="PT400H15M59.999999999S" calcext:value-type="time">
            <text:p>400:16:00</text:p>
          </table:table-cell>
          <table:table-cell table:style-name="ce257" table:formula="of:=IF([.$F14] = 0; &quot;N/A&quot;; [.$F14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40S" calcext:value-type="time">
            <text:p>00:00:40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11">
          <table:table-cell table:style-name="ce6" office:value-type="string" calcext:value-type="string">
            <text:p>Przegląd 1000FH/3lata – siłownik trymer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5] = 0; &quot;N/A&quot;; [.$G15] - [.$H$5])" office:value-type="time" office:time-value="PT556H57M00S" calcext:value-type="time">
            <text:p>556:57:00</text:p>
          </table:table-cell>
          <table:table-cell table:style-name="ce257" table:formula="of:=IF([.$F15] = 0; &quot;N/A&quot;; [.$F15]-[.$H$3])" office:value-type="float" office:value="228" calcext:value-type="float">
            <text:p>228</text:p>
          </table:table-cell>
          <table:table-cell table:style-name="ce274" table:number-columns-repeated="3"/>
          <table:table-cell table:style-name="ce291" office:value-type="time" office:time-value="PT00H00M36S" calcext:value-type="time">
            <text:p>00:00:36</text:p>
          </table:table-cell>
          <table:table-cell table:style-name="ce291"/>
          <table:table-cell table:style-name="ce274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2932:00</text:p>
          </table:table-cell>
          <table:table-cell table:style-name="ce238" table:formula="of:=IF([.$G16] = 0; &quot;N/A&quot;; [.$G16] - [.$H$5])" office:value-type="time" office:time-value="PT56H57M00S" calcext:value-type="time">
            <text:p>56:57:00</text:p>
          </table:table-cell>
          <table:table-cell table:style-name="ce257" table:formula="of:=IF([.$F16] = 0; &quot;N/A&quot;; [.$F1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12S" calcext:value-type="time">
            <text:p>00:02:12</text:p>
          </table:table-cell>
          <table:table-cell table:style-name="ce291" table:number-columns-repeated="2"/>
          <table:table-cell table:style-name="ce274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17] = 0; &quot;N/A&quot;; [.$G17] - [.$H$5])" office:value-type="time" office:time-value="PT556H57M00S" calcext:value-type="time">
            <text:p>556:57:00</text:p>
          </table:table-cell>
          <table:table-cell table:style-name="ce257" table:formula="of:=IF([.$F17] = 0; &quot;N/A&quot;; [.$F1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0M22S" calcext:value-type="time">
            <text:p>00:00:22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30-01</text:p>
          </table:table-cell>
          <table:table-cell table:style-name="ce29" office:value-type="string" calcext:value-type="string">
            <text:p>Serwis</text:p>
          </table:table-cell>
          <table:table-cell table:style-name="ce47" office:value-type="string" calcext:value-type="string">
            <text:p>MM/24/2016</text:p>
          </table:table-cell>
          <table:table-cell table:style-name="ce89" office:value-type="date" office:date-value="2016-05-22" calcext:value-type="date">
            <text:p>22.05.2016</text:p>
          </table:table-cell>
          <table:table-cell table:style-name="ce138" office:value-type="string" calcext:value-type="string">
            <text:p>2772:48</text:p>
          </table:table-cell>
          <table:table-cell table:style-name="ce180" office:value-type="date" office:date-value="2018-05-22" calcext:value-type="date">
            <text:p>22.05.2018</text:p>
          </table:table-cell>
          <table:table-cell table:style-name="ce135" office:value-type="string" calcext:value-type="string">
            <text:p>3772:48</text:p>
          </table:table-cell>
          <table:table-cell table:style-name="ce238" table:formula="of:=IF([.$G18] = 0; &quot;N/A&quot;; [.$G18] - [.$H$5])" office:value-type="time" office:time-value="PT897H44M59.999999999S" calcext:value-type="time">
            <text:p>897:45:00</text:p>
          </table:table-cell>
          <table:table-cell table:style-name="ce257" table:formula="of:=IF([.$F18] = 0; &quot;N/A&quot;; [.$F18]-[.$H$3])" office:value-type="float" office:value="587" calcext:value-type="float">
            <text:p>587</text:p>
          </table:table-cell>
          <table:table-cell table:style-name="ce274" table:number-columns-repeated="3"/>
          <table:table-cell table:style-name="ce291" office:value-type="time" office:time-value="PT00H04M48S" calcext:value-type="time">
            <text:p>00:04:4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19] = 0; &quot;N/A&quot;; [.$G19] - [.$H$5])" office:value-type="time" office:time-value="PT556H57M00S" calcext:value-type="time">
            <text:p>556:57:00</text:p>
          </table:table-cell>
          <table:table-cell table:style-name="ce257" table:formula="of:=IF([.$F19] = 0; &quot;N/A&quot;; [.$F19]-[.$H$3])" office:value-type="float" office:value="228" calcext:value-type="float">
            <text:p>228</text:p>
          </table:table-cell>
          <table:table-cell table:style-name="ce274" table:number-columns-repeated="3"/>
          <table:table-cell table:style-name="ce291" office:value-type="time" office:time-value="PT00H04M15S" calcext:value-type="time">
            <text:p>00:04:1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0] = 0; &quot;N/A&quot;; [.$G20] - [.$H$5])" office:value-type="time" office:time-value="PT556H57M00S" calcext:value-type="time">
            <text:p>556:57:00</text:p>
          </table:table-cell>
          <table:table-cell table:style-name="ce257" table:formula="of:=IF([.$F20] = 0; &quot;N/A&quot;; [.$F20]-[.$H$3])" office:value-type="float" office:value="228" calcext:value-type="float">
            <text:p>228</text:p>
          </table:table-cell>
          <table:table-cell table:style-name="ce274" table:number-columns-repeated="3"/>
          <table:table-cell table:style-name="ce291" office:value-type="time" office:time-value="PT00H02M26S" calcext:value-type="time">
            <text:p>00:02:26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21] = 0; &quot;N/A&quot;; [.$G21] - [.$H$5])" office:value-type="time" office:time-value="PT556H57M00S" calcext:value-type="time">
            <text:p>556:57:00</text:p>
          </table:table-cell>
          <table:table-cell table:style-name="ce257" table:formula="of:=IF([.$F21] = 0; &quot;N/A&quot;; [.$F21]-[.$H$3])" office:value-type="float" office:value="228" calcext:value-type="float">
            <text:p>228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5-10-03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932:00</text:p>
          </table:table-cell>
          <table:table-cell table:style-name="ce238" table:formula="of:=IF([.$G22] = 0; &quot;N/A&quot;; [.$G22] - [.$H$5])" office:value-type="time" office:time-value="PT1056H57M00.000000001S" calcext:value-type="time">
            <text:p>1056:57:00</text:p>
          </table:table-cell>
          <table:table-cell table:style-name="ce257" table:formula="of:=IF([.$F22] = 0; &quot;N/A&quot;; [.$F2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2M25S" calcext:value-type="time">
            <text:p>00:02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5432:00</text:p>
          </table:table-cell>
          <table:table-cell table:style-name="ce238" table:formula="of:=IF([.$G23] = 0; &quot;N/A&quot;; [.$G23] - [.$H$5])" office:value-type="time" office:time-value="PT2556H57M00.000000001S" calcext:value-type="time">
            <text:p>2556:57:00</text:p>
          </table:table-cell>
          <table:table-cell table:style-name="ce257" table:formula="of:=IF([.$F23] = 0; &quot;N/A&quot;; [.$F2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9" office:value-type="string" calcext:value-type="string">
            <text:p>Serwis</text:p>
          </table:table-cell>
          <table:table-cell table:style-name="ce48" office:value-type="string" calcext:value-type="string">
            <text:p>MM/24/2016</text:p>
          </table:table-cell>
          <table:table-cell table:style-name="ce90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4] = 0; &quot;N/A&quot;; [.$G24] - [.$H$5])" office:value-type="string" office:string-value="N/A" calcext:value-type="string">
            <text:p>N/A</text:p>
          </table:table-cell>
          <table:table-cell table:style-name="ce257" table:formula="of:=IF([.$F24] = 0; &quot;N/A&quot;; [.$F24]-[.$H$3])" office:value-type="float" office:value="587" calcext:value-type="float">
            <text:p>587</text:p>
          </table:table-cell>
          <table:table-cell table:style-name="ce274" table:number-columns-repeated="3"/>
          <table:table-cell table:style-name="ce291" office:value-type="time" office:time-value="PT00H02M04S" calcext:value-type="time">
            <text:p>00:02:04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12 miesięcy</text:p>
          </table:table-cell>
          <table:table-cell table:style-name="ce29" office:value-type="string" calcext:value-type="string">
            <text:p>Inspekcja</text:p>
          </table:table-cell>
          <table:table-cell table:style-name="ce49" office:value-type="string" calcext:value-type="string">
            <text:p>MM/24/2016</text:p>
          </table:table-cell>
          <table:table-cell table:style-name="ce91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25] = 0; &quot;N/A&quot;; [.$G25] - [.$H$5])" office:value-type="string" office:string-value="N/A" calcext:value-type="string">
            <text:p>N/A</text:p>
          </table:table-cell>
          <table:table-cell table:style-name="ce257" table:formula="of:=IF([.$F25] = 0; &quot;N/A&quot;; [.$F25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1" office:value-type="time" office:time-value="PT00H01M13S" calcext:value-type="time">
            <text:p>00:01:13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9" office:value-type="string" calcext:value-type="string">
            <text:p>Inspekcja</text:p>
          </table:table-cell>
          <table:table-cell table:style-name="ce50" office:value-type="string" calcext:value-type="string">
            <text:p>MM/24/2016</text:p>
          </table:table-cell>
          <table:table-cell table:style-name="ce9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8-05-22" calcext:value-type="date">
            <text:p>22.05.2018</text:p>
          </table:table-cell>
          <table:table-cell table:style-name="ce135"/>
          <table:table-cell table:style-name="ce238" table:formula="of:=IF([.$G26] = 0; &quot;N/A&quot;; [.$G26] - [.$H$5])" office:value-type="string" office:string-value="N/A" calcext:value-type="string">
            <text:p>N/A</text:p>
          </table:table-cell>
          <table:table-cell table:style-name="ce257" table:formula="of:=IF([.$F26] = 0; &quot;N/A&quot;; [.$F26]-[.$H$3])" office:value-type="float" office:value="587" calcext:value-type="float">
            <text:p>587</text:p>
          </table:table-cell>
          <table:table-cell table:style-name="ce274" table:number-columns-repeated="3"/>
          <table:table-cell table:style-name="ce291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CPCP 36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27] = 0; &quot;N/A&quot;; [.$G27] - [.$H$5])" office:value-type="string" office:string-value="N/A" calcext:value-type="string">
            <text:p>N/A</text:p>
          </table:table-cell>
          <table:table-cell table:style-name="ce257" table:formula="of:=IF([.$F27] = 0; &quot;N/A&quot;; [.$F27]-[.$H$3])" office:value-type="float" office:value="228" calcext:value-type="float">
            <text:p>228</text:p>
          </table:table-cell>
          <table:table-cell table:style-name="ce274" table:number-columns-repeated="3"/>
          <table:table-cell table:style-name="ce291" office:value-type="time" office:time-value="PT01H42M00S" calcext:value-type="time">
            <text:p>01:42:00</text:p>
          </table:table-cell>
          <table:table-cell table:style-name="ce274" office:value-type="float" office:value="1543" calcext:value-type="float">
            <text:p>1543</text:p>
          </table:table-cell>
          <table:table-cell table:style-name="ce274" table:number-columns-repeated="1010"/>
        </table:table-row>
        <table:table-row table:style-name="ro9">
          <table:table-cell table:style-name="ce6" office:value-type="string" calcext:value-type="string">
            <text:p>CPCP 48 miesiące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8-05-28" calcext:value-type="date">
            <text:p>28.05.2018</text:p>
          </table:table-cell>
          <table:table-cell table:style-name="ce135"/>
          <table:table-cell table:style-name="ce238" table:formula="of:=IF([.$G28] = 0; &quot;N/A&quot;; [.$G28] - [.$H$5])" office:value-type="string" office:string-value="N/A" calcext:value-type="string">
            <text:p>N/A</text:p>
          </table:table-cell>
          <table:table-cell table:style-name="ce257" table:formula="of:=IF([.$F28] = 0; &quot;N/A&quot;; [.$F28]-[.$H$3])" office:value-type="float" office:value="593" calcext:value-type="float">
            <text:p>593</text:p>
          </table:table-cell>
          <table:table-cell table:style-name="ce274" table:number-columns-repeated="3"/>
          <table:table-cell table:style-name="ce291" office:value-type="time" office:time-value="PT00H44M00S" calcext:value-type="time">
            <text:p>00:44:00</text:p>
          </table:table-cell>
          <table:table-cell table:style-name="ce274" table:number-columns-repeated="1011"/>
        </table:table-row>
        <table:table-row table:style-name="ro9">
          <table:table-cell table:style-name="ce7" office:value-type="string" calcext:value-type="string">
            <text:p>CPCP 60 miesiące</text:p>
          </table:table-cell>
          <table:table-cell table:style-name="ce30" office:value-type="string" calcext:value-type="string">
            <text:p>Inspekcja</text:p>
          </table:table-cell>
          <table:table-cell table:style-name="ce30" office:value-type="string" calcext:value-type="string">
            <text:p>PO/37/2014</text:p>
          </table:table-cell>
          <table:table-cell table:style-name="ce93" office:value-type="date" office:date-value="2014-05-29" calcext:value-type="date">
            <text:p>29.05.2014</text:p>
          </table:table-cell>
          <table:table-cell table:style-name="ce139"/>
          <table:table-cell table:style-name="ce181" office:value-type="date" office:date-value="2019-05-28" calcext:value-type="date">
            <text:p>28.05.2019</text:p>
          </table:table-cell>
          <table:table-cell table:style-name="ce139"/>
          <table:table-cell table:style-name="ce239" table:formula="of:=IF([.$G29] = 0; &quot;N/A&quot;; [.$G29] - [.$H$5])" office:value-type="string" office:string-value="N/A" calcext:value-type="string">
            <text:p>N/A</text:p>
          </table:table-cell>
          <table:table-cell table:style-name="ce258" table:formula="of:=IF([.$F29] = 0; &quot;N/A&quot;; [.$F29]-[.$H$3])" office:value-type="float" office:value="958" calcext:value-type="float">
            <text:p>958</text:p>
          </table:table-cell>
          <table:table-cell table:style-name="ce275" table:number-columns-repeated="3"/>
          <table:table-cell table:style-name="ce292" office:value-type="time" office:time-value="PT02H45M00S" calcext:value-type="time">
            <text:p>02:45:00</text:p>
          </table:table-cell>
          <table:table-cell table:style-name="ce275" table:number-columns-repeated="1011"/>
        </table:table-row>
        <table:table-row table:style-name="ro9">
          <table:table-cell table:style-name="ce8" office:value-type="string" calcext:value-type="string">
            <text:p>ELT 3 miesiące</text:p>
          </table:table-cell>
          <table:table-cell table:style-name="ce31" office:value-type="string" calcext:value-type="string">
            <text:p>Test</text:p>
          </table:table-cell>
          <table:table-cell table:style-name="ce31" office:value-type="string" calcext:value-type="string">
            <text:p>MM/35/2016</text:p>
          </table:table-cell>
          <table:table-cell table:style-name="ce94" office:value-type="date" office:date-value="2016-08-04" calcext:value-type="date">
            <text:p>04.08.2016</text:p>
          </table:table-cell>
          <table:table-cell table:style-name="ce140"/>
          <table:table-cell table:style-name="ce182" office:value-type="date" office:date-value="2016-11-03" calcext:value-type="date">
            <text:p>3.11.2016</text:p>
          </table:table-cell>
          <table:table-cell table:style-name="ce140"/>
          <table:table-cell table:style-name="ce240" table:formula="of:=IF([.$G30] = 0; &quot;N/A&quot;; [.$G30] - [.$H$5])" office:value-type="string" office:string-value="N/A" calcext:value-type="string">
            <text:p>N/A</text:p>
          </table:table-cell>
          <table:table-cell table:style-name="ce259" table:formula="of:=IF([.$F30] = 0; &quot;N/A&quot;; [.$F30]-[.$H$3])" office:value-type="float" office:value="22" calcext:value-type="float">
            <text:p>22</text:p>
          </table:table-cell>
          <table:table-cell table:style-name="ce276" table:number-columns-repeated="3"/>
          <table:table-cell table:style-name="ce293" office:value-type="time" office:time-value="PT02H45M00S" calcext:value-type="time">
            <text:p>02:45:00</text:p>
          </table:table-cell>
          <table:table-cell table:style-name="ce276" table:number-columns-repeated="1011"/>
        </table:table-row>
        <table:table-row table:style-name="ro9">
          <table:table-cell table:style-name="ce9" office:value-type="string" calcext:value-type="string">
            <text:p>ELT 12 miesięcy</text:p>
          </table:table-cell>
          <table:table-cell table:style-name="ce32" office:value-type="string" calcext:value-type="string">
            <text:p>Inspekcja</text:p>
          </table:table-cell>
          <table:table-cell table:style-name="ce32" office:value-type="string" calcext:value-type="string">
            <text:p>MM/35/2016</text:p>
          </table:table-cell>
          <table:table-cell table:style-name="ce95" office:value-type="date" office:date-value="2016-08-04" calcext:value-type="date">
            <text:p>04.08.2016</text:p>
          </table:table-cell>
          <table:table-cell table:style-name="ce141"/>
          <table:table-cell table:style-name="ce183" office:value-type="date" office:date-value="2017-08-03" calcext:value-type="date">
            <text:p>3.08.2017</text:p>
          </table:table-cell>
          <table:table-cell table:style-name="ce141"/>
          <table:table-cell table:style-name="ce241" table:formula="of:=IF([.$G31] = 0; &quot;N/A&quot;; [.$G31] - [.$H$5])" office:value-type="string" office:string-value="N/A" calcext:value-type="string">
            <text:p>N/A</text:p>
          </table:table-cell>
          <table:table-cell table:style-name="ce260" table:formula="of:=IF([.$F31] = 0; &quot;N/A&quot;; [.$F31]-[.$H$3])" office:value-type="float" office:value="295" calcext:value-type="float">
            <text:p>295</text:p>
          </table:table-cell>
          <table:table-cell table:style-name="ce277" table:number-columns-repeated="3"/>
          <table:table-cell table:style-name="ce294" office:value-type="time" office:time-value="PT02H45M00S" calcext:value-type="time">
            <text:p>02:45:00</text:p>
          </table:table-cell>
          <table:table-cell table:style-name="ce277" table:number-columns-repeated="1011"/>
        </table:table-row>
        <table:table-row table:style-name="ro9">
          <table:table-cell table:style-name="ce10" table:number-columns-spanned="7" table:number-rows-spanned="1"/>
          <table:covered-table-cell table:number-columns-repeated="2" table:style-name="ce26"/>
          <table:covered-table-cell table:style-name="ce82"/>
          <table:covered-table-cell table:style-name="ce132"/>
          <table:covered-table-cell table:style-name="ce26"/>
          <table:covered-table-cell table:style-name="ce132"/>
          <table:table-cell table:style-name="ce242" table:number-columns-spanned="7" table:number-rows-spanned="1"/>
          <table:covered-table-cell table:style-name="ce261" table:formula="of:=IF([.$F32] = 0; &quot;N/A&quot;; [.$F32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288"/>
          <table:covered-table-cell/>
          <table:table-cell table:number-columns-repeated="1010"/>
        </table:table-row>
        <table:table-row table:style-name="ro9">
          <table:table-cell table:style-name="ce6" office:value-type="string" calcext:value-type="string">
            <text:p>SID 55-11-01</text:p>
          </table:table-cell>
          <table:table-cell table:style-name="ce29" office:value-type="string" calcext:value-type="string">
            <text:p>Inspekcja</text:p>
          </table:table-cell>
          <table:table-cell table:style-name="ce51" office:value-type="string" calcext:value-type="string">
            <text:p>MM/24/2016</text:p>
          </table:table-cell>
          <table:table-cell table:style-name="ce96" office:value-type="date" office:date-value="2016-05-22" calcext:value-type="date">
            <text:p>22.05.2016</text:p>
          </table:table-cell>
          <table:table-cell table:style-name="ce14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33] = 0; &quot;N/A&quot;; [.$G33] - [.$H$5])" office:value-type="time" office:time-value="-PT02H15M00S" calcext:value-type="time">
            <text:p>-02:15:00</text:p>
          </table:table-cell>
          <table:table-cell table:style-name="ce257" table:formula="of:=IF([.$F33] = 0; &quot;N/A&quot;; [.$F33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1" office:value-type="time" office:time-value="PT03H04M00S" calcext:value-type="time">
            <text:p>03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43" office:value-type="string" calcext:value-type="string">
            <text:p>2432:00</text:p>
          </table:table-cell>
          <table:table-cell table:style-name="ce184" office:value-type="date" office:date-value="2019-05-28" calcext:value-type="date">
            <text:p>28.05.2019</text:p>
          </table:table-cell>
          <table:table-cell table:style-name="ce143" office:value-type="string" calcext:value-type="string">
            <text:p>2932:00</text:p>
          </table:table-cell>
          <table:table-cell table:style-name="ce243" table:formula="of:=IF([.$G34] = 0; &quot;N/A&quot;; [.$G34] - [.$H$5])" office:value-type="time" office:time-value="PT56H57M00S" calcext:value-type="time">
            <text:p>56:57:00</text:p>
          </table:table-cell>
          <table:table-cell table:style-name="ce262" table:formula="of:=IF([.$F34] = 0; &quot;N/A&quot;; [.$F34]-[.$H$3])" office:value-type="float" office:value="958" calcext:value-type="float">
            <text:p>958</text:p>
          </table:table-cell>
          <table:table-cell table:style-name="ce278" table:number-columns-repeated="3"/>
          <table:table-cell table:style-name="ce295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432:00</text:p>
          </table:table-cell>
          <table:table-cell table:style-name="ce238" table:formula="of:=IF([.$G35] = 0; &quot;N/A&quot;; [.$G35] - [.$H$5])" office:value-type="time" office:time-value="PT556H57M00S" calcext:value-type="time">
            <text:p>556:57:00</text:p>
          </table:table-cell>
          <table:table-cell table:style-name="ce257" table:formula="of:=IF([.$F35] = 0; &quot;N/A&quot;; [.$F35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1" office:value-type="time" office:time-value="PT01H00M00S" calcext:value-type="time">
            <text:p>01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6] = 0; &quot;N/A&quot;; [.$G36] - [.$H$5])" office:value-type="time" office:time-value="PT556H57M00S" calcext:value-type="time">
            <text:p>556:57:00</text:p>
          </table:table-cell>
          <table:table-cell table:style-name="ce257" table:formula="of:=IF([.$F36] = 0; &quot;N/A&quot;; [.$F36]-[.$H$3])" office:value-type="float" office:value="228" calcext:value-type="float">
            <text:p>228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7] = 0; &quot;N/A&quot;; [.$G37] - [.$H$5])" office:value-type="time" office:time-value="PT556H57M00S" calcext:value-type="time">
            <text:p>556:57:00</text:p>
          </table:table-cell>
          <table:table-cell table:style-name="ce257" table:formula="of:=IF([.$F37] = 0; &quot;N/A&quot;; [.$F37]-[.$H$3])" office:value-type="float" office:value="228" calcext:value-type="float">
            <text:p>228</text:p>
          </table:table-cell>
          <table:table-cell table:style-name="ce274" table:number-columns-repeated="3"/>
          <table:table-cell table:style-name="ce291" office:value-type="time" office:time-value="PT01H20M00S" calcext:value-type="time">
            <text:p>01:2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7-05-28" calcext:value-type="date">
            <text:p>28.05.2017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8] = 0; &quot;N/A&quot;; [.$G38] - [.$H$5])" office:value-type="time" office:time-value="PT556H57M00S" calcext:value-type="time">
            <text:p>556:57:00</text:p>
          </table:table-cell>
          <table:table-cell table:style-name="ce257" table:formula="of:=IF([.$F38] = 0; &quot;N/A&quot;; [.$F38]-[.$H$3])" office:value-type="float" office:value="228" calcext:value-type="float">
            <text:p>228</text:p>
          </table:table-cell>
          <table:table-cell table:style-name="ce274" table:number-columns-repeated="3"/>
          <table:table-cell table:style-name="ce291" office:value-type="time" office:time-value="PT02H50M00S" calcext:value-type="time">
            <text:p>02:5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39] = 0; &quot;N/A&quot;; [.$G39] - [.$H$5])" office:value-type="time" office:time-value="PT556H57M00S" calcext:value-type="time">
            <text:p>556:57:00</text:p>
          </table:table-cell>
          <table:table-cell table:style-name="ce257" table:formula="of:=IF([.$F39] = 0; &quot;N/A&quot;; [.$F39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1" office:value-type="time" office:time-value="PT04H00M00S" calcext:value-type="time">
            <text:p>04:00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0] = 0; &quot;N/A&quot;; [.$G40] - [.$H$5])" office:value-type="time" office:time-value="PT556H57M00S" calcext:value-type="time">
            <text:p>556:57:00</text:p>
          </table:table-cell>
          <table:table-cell table:style-name="ce257" table:formula="of:=IF([.$F40] = 0; &quot;N/A&quot;; [.$F40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1" office:value-type="time" office:time-value="PT02H43M00S" calcext:value-type="time">
            <text:p>02:43:00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3432:00</text:p>
          </table:table-cell>
          <table:table-cell table:style-name="ce238" table:formula="of:=IF([.$G41] = 0; &quot;N/A&quot;; [.$G41] - [.$H$5])" office:value-type="time" office:time-value="PT556H57M00S" calcext:value-type="time">
            <text:p>556:57:00</text:p>
          </table:table-cell>
          <table:table-cell table:style-name="ce257" table:formula="of:=IF([.$F41] = 0; &quot;N/A&quot;; [.$F41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0M15S" calcext:value-type="time">
            <text:p>00:00:15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29"/>
          <table:table-cell table:style-name="ce135" office:value-type="string" calcext:value-type="string">
            <text:p>3363:55</text:p>
          </table:table-cell>
          <table:table-cell table:style-name="ce238" table:formula="of:=IF([.$G42] = 0; &quot;N/A&quot;; [.$G42] - [.$H$5])" office:value-type="time" office:time-value="PT488H52M00.000000001S" calcext:value-type="time">
            <text:p>488:52:00</text:p>
          </table:table-cell>
          <table:table-cell table:style-name="ce257" table:formula="of:=IF([.$F42] = 0; &quot;N/A&quot;; [.$F4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24S" calcext:value-type="time">
            <text:p>00:02:24</text:p>
          </table:table-cell>
          <table:table-cell table:style-name="ce274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3] = 0; &quot;N/A&quot;; [.$G43] - [.$H$5])" office:value-type="time" office:time-value="PT1556H56M59.999999999S" calcext:value-type="time">
            <text:p>1556:57:00</text:p>
          </table:table-cell>
          <table:table-cell table:style-name="ce257" table:formula="of:=IF([.$F43] = 0; &quot;N/A&quot;; [.$F43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1M18S" calcext:value-type="time">
            <text:p>00:01:1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2-0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4] = 0; &quot;N/A&quot;; [.$G44] - [.$H$5])" office:value-type="time" office:time-value="PT1556H56M59.999999999S" calcext:value-type="time">
            <text:p>1556:57:00</text:p>
          </table:table-cell>
          <table:table-cell table:style-name="ce257" table:formula="of:=IF([.$F44] = 0; &quot;N/A&quot;; [.$F44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1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5-1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432:00</text:p>
          </table:table-cell>
          <table:table-cell table:style-name="ce238" table:formula="of:=IF([.$G45] = 0; &quot;N/A&quot;; [.$G45] - [.$H$5])" office:value-type="time" office:time-value="PT1556H56M59.999999999S" calcext:value-type="time">
            <text:p>1556:57:00</text:p>
          </table:table-cell>
          <table:table-cell table:style-name="ce257" table:formula="of:=IF([.$F45] = 0; &quot;N/A&quot;; [.$F45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1M01S" calcext:value-type="time">
            <text:p>00:01:01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71-20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4932:00</text:p>
          </table:table-cell>
          <table:table-cell table:style-name="ce238" table:formula="of:=IF([.$G46] = 0; &quot;N/A&quot;; [.$G46] - [.$H$5])" office:value-type="time" office:time-value="PT2056H56M59.999999999S" calcext:value-type="time">
            <text:p>2056:57:00</text:p>
          </table:table-cell>
          <table:table-cell table:style-name="ce257" table:formula="of:=IF([.$F46] = 0; &quot;N/A&quot;; [.$F46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1M30S" calcext:value-type="time">
            <text:p>00:01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27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7] = 0; &quot;N/A&quot;; [.$G47] - [.$H$5])" office:value-type="time" office:time-value="PT2556H57M00.000000001S" calcext:value-type="time">
            <text:p>2556:57:00</text:p>
          </table:table-cell>
          <table:table-cell table:style-name="ce257" table:formula="of:=IF([.$F47] = 0; &quot;N/A&quot;; [.$F47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1M28S" calcext:value-type="time">
            <text:p>00:01:28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2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 office:value-type="string" calcext:value-type="string">
            <text:p>2432:00</text:p>
          </table:table-cell>
          <table:table-cell table:style-name="ce180" office:value-type="date" office:date-value="2019-05-28" calcext:value-type="date">
            <text:p>28.05.2019</text:p>
          </table:table-cell>
          <table:table-cell table:style-name="ce135" office:value-type="string" calcext:value-type="string">
            <text:p>5432:00</text:p>
          </table:table-cell>
          <table:table-cell table:style-name="ce238" table:formula="of:=IF([.$G48] = 0; &quot;N/A&quot;; [.$G48] - [.$H$5])" office:value-type="time" office:time-value="PT2556H57M00.000000001S" calcext:value-type="time">
            <text:p>2556:57:00</text:p>
          </table:table-cell>
          <table:table-cell table:style-name="ce257" table:formula="of:=IF([.$F48] = 0; &quot;N/A&quot;; [.$F48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2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7-05-28" calcext:value-type="date">
            <text:p>28.05.2017</text:p>
          </table:table-cell>
          <table:table-cell table:style-name="ce135"/>
          <table:table-cell table:style-name="ce238" table:formula="of:=IF([.$G49] = 0; &quot;N/A&quot;; [.$G49] - [.$H$5])" office:value-type="string" office:string-value="N/A" calcext:value-type="string">
            <text:p>N/A</text:p>
          </table:table-cell>
          <table:table-cell table:style-name="ce257" table:formula="of:=IF([.$F49] = 0; &quot;N/A&quot;; [.$F49]-[.$H$3])" office:value-type="float" office:value="228" calcext:value-type="float">
            <text:p>228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5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0] = 0; &quot;N/A&quot;; [.$G50] - [.$H$5])" office:value-type="string" office:string-value="N/A" calcext:value-type="string">
            <text:p>N/A</text:p>
          </table:table-cell>
          <table:table-cell table:style-name="ce257" table:formula="of:=IF([.$F50] = 0; &quot;N/A&quot;; [.$F50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4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1] = 0; &quot;N/A&quot;; [.$G51] - [.$H$5])" office:value-type="string" office:string-value="N/A" calcext:value-type="string">
            <text:p>N/A</text:p>
          </table:table-cell>
          <table:table-cell table:style-name="ce257" table:formula="of:=IF([.$F51] = 0; &quot;N/A&quot;; [.$F51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0M30S" calcext:value-type="time">
            <text:p>00:00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7-11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2] = 0; &quot;N/A&quot;; [.$G52] - [.$H$5])" office:value-type="string" office:string-value="N/A" calcext:value-type="string">
            <text:p>N/A</text:p>
          </table:table-cell>
          <table:table-cell table:style-name="ce257" table:formula="of:=IF([.$F52] = 0; &quot;N/A&quot;; [.$F52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30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3] = 0; &quot;N/A&quot;; [.$G53] - [.$H$5])" office:value-type="string" office:string-value="N/A" calcext:value-type="string">
            <text:p>N/A</text:p>
          </table:table-cell>
          <table:table-cell table:style-name="ce257" table:formula="of:=IF([.$F53] = 0; &quot;N/A&quot;; [.$F53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11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4] = 0; &quot;N/A&quot;; [.$G54] - [.$H$5])" office:value-type="string" office:string-value="N/A" calcext:value-type="string">
            <text:p>N/A</text:p>
          </table:table-cell>
          <table:table-cell table:style-name="ce257" table:formula="of:=IF([.$F54] = 0; &quot;N/A&quot;; [.$F54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53-47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5] = 0; &quot;N/A&quot;; [.$G55] - [.$H$5])" office:value-type="string" office:string-value="N/A" calcext:value-type="string">
            <text:p>N/A</text:p>
          </table:table-cell>
          <table:table-cell table:style-name="ce257" table:formula="of:=IF([.$F55] = 0; &quot;N/A&quot;; [.$F55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2M45S" calcext:value-type="time">
            <text:p>00:02:45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1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6] = 0; &quot;N/A&quot;; [.$G56] - [.$H$5])" office:value-type="string" office:string-value="N/A" calcext:value-type="string">
            <text:p>N/A</text:p>
          </table:table-cell>
          <table:table-cell table:style-name="ce257" table:formula="of:=IF([.$F56] = 0; &quot;N/A&quot;; [.$F56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4M00S" calcext:value-type="time">
            <text:p>00:04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D 32-13-02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80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57] = 0; &quot;N/A&quot;; [.$G57] - [.$H$5])" office:value-type="string" office:string-value="N/A" calcext:value-type="string">
            <text:p>N/A</text:p>
          </table:table-cell>
          <table:table-cell table:style-name="ce257" table:formula="of:=IF([.$F57] = 0; &quot;N/A&quot;; [.$F57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11-10-09</text:p>
          </table:table-cell>
          <table:table-cell table:style-name="ce29" office:value-type="string" calcext:value-type="string">
            <text:p>Inspekcja</text:p>
          </table:table-cell>
          <table:table-cell table:style-name="ce52" office:value-type="string" calcext:value-type="string">
            <text:p>MM/24/2016</text:p>
          </table:table-cell>
          <table:table-cell table:style-name="ce97" office:value-type="date" office:date-value="2016-05-22" calcext:value-type="date">
            <text:p>22.05.2016</text:p>
          </table:table-cell>
          <table:table-cell table:style-name="ce144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58] = 0; &quot;N/A&quot;; [.$G58] - [.$H$5])" office:value-type="time" office:time-value="-PT02H15M00S" calcext:value-type="time">
            <text:p>-02:15:00</text:p>
          </table:table-cell>
          <table:table-cell table:style-name="ce257" table:formula="of:=IF([.$F58] = 0; &quot;N/A&quot;; [.$F58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6" office:value-type="time" office:time-value="PT00H02M40S" calcext:value-type="time">
            <text:p>00:02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2006-0375</text:p>
          </table:table-cell>
          <table:table-cell table:style-name="ce29" office:value-type="string" calcext:value-type="string">
            <text:p>Inspekcja</text:p>
          </table:table-cell>
          <table:table-cell table:style-name="ce53" office:value-type="string" calcext:value-type="string">
            <text:p>MM/24/2016</text:p>
          </table:table-cell>
          <table:table-cell table:style-name="ce98" office:value-type="date" office:date-value="2016-05-22" calcext:value-type="date">
            <text:p>22.05.2016</text:p>
          </table:table-cell>
          <table:table-cell table:style-name="ce135"/>
          <table:table-cell table:style-name="ce185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59] = 0; &quot;N/A&quot;; [.$G59] - [.$H$5])" office:value-type="string" office:string-value="N/A" calcext:value-type="string">
            <text:p>N/A</text:p>
          </table:table-cell>
          <table:table-cell table:style-name="ce257" table:formula="of:=IF([.$F59] = 0; &quot;N/A&quot;; [.$F59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6" office:value-type="time" office:time-value="PT00H02M20S" calcext:value-type="time">
            <text:p>00:02:2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AD 76-07-12</text:p>
          </table:table-cell>
          <table:table-cell table:style-name="ce29" office:value-type="string" calcext:value-type="string">
            <text:p>Inspekcja</text:p>
          </table:table-cell>
          <table:table-cell table:style-name="ce54" office:value-type="string" calcext:value-type="string">
            <text:p>MM/24/2016</text:p>
          </table:table-cell>
          <table:table-cell table:style-name="ce99" office:value-type="date" office:date-value="2016-05-22" calcext:value-type="date">
            <text:p>22.05.2016</text:p>
          </table:table-cell>
          <table:table-cell table:style-name="ce145" office:value-type="string" calcext:value-type="string">
            <text:p>2772:48</text:p>
          </table:table-cell>
          <table:table-cell table:style-name="ce186"/>
          <table:table-cell table:style-name="ce212" office:value-type="string" calcext:value-type="string">
            <text:p>2872:48</text:p>
          </table:table-cell>
          <table:table-cell table:style-name="ce238" table:formula="of:=IF([.$G60] = 0; &quot;N/A&quot;; [.$G60] - [.$H$5])" office:value-type="time" office:time-value="-PT02H15M00S" calcext:value-type="time">
            <text:p>-02:15:00</text:p>
          </table:table-cell>
          <table:table-cell table:style-name="ce257" table:formula="of:=IF([.$F60] = 0; &quot;N/A&quot;; [.$F6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IB CE-10-40R1</text:p>
          </table:table-cell>
          <table:table-cell table:style-name="ce29" office:value-type="string" calcext:value-type="string">
            <text:p>Inspekcja</text:p>
          </table:table-cell>
          <table:table-cell table:style-name="ce55" office:value-type="string" calcext:value-type="string">
            <text:p>MM/24/2016</text:p>
          </table:table-cell>
          <table:table-cell table:style-name="ce100" office:value-type="date" office:date-value="2016-05-22" calcext:value-type="date">
            <text:p>22.05.2016</text:p>
          </table:table-cell>
          <table:table-cell table:style-name="ce146" office:value-type="string" calcext:value-type="string">
            <text:p>2772:48</text:p>
          </table:table-cell>
          <table:table-cell table:style-name="ce187"/>
          <table:table-cell table:style-name="ce213" office:value-type="string" calcext:value-type="string">
            <text:p>2872:48</text:p>
          </table:table-cell>
          <table:table-cell table:style-name="ce238" table:formula="of:=IF([.$G61] = 0; &quot;N/A&quot;; [.$G61] - [.$H$5])" office:value-type="time" office:time-value="-PT02H15M00S" calcext:value-type="time">
            <text:p>-02:15:00</text:p>
          </table:table-cell>
          <table:table-cell table:style-name="ce257" table:formula="of:=IF([.$F61] = 0; &quot;N/A&quot;; [.$F61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4-8</text:p>
          </table:table-cell>
          <table:table-cell table:style-name="ce29" office:value-type="string" calcext:value-type="string">
            <text:p>Inspekcja</text:p>
          </table:table-cell>
          <table:table-cell table:style-name="ce56" office:value-type="string" calcext:value-type="string">
            <text:p>MM/24/2016</text:p>
          </table:table-cell>
          <table:table-cell table:style-name="ce101" office:value-type="date" office:date-value="2016-05-22" calcext:value-type="date">
            <text:p>22.05.2016</text:p>
          </table:table-cell>
          <table:table-cell table:style-name="ce147" office:value-type="string" calcext:value-type="string">
            <text:p>2772:48</text:p>
          </table:table-cell>
          <table:table-cell table:style-name="ce188" office:value-type="date" office:date-value="2017-05-22" calcext:value-type="date">
            <text:p>22.05.2017</text:p>
          </table:table-cell>
          <table:table-cell table:style-name="ce214" office:value-type="string" calcext:value-type="string">
            <text:p>2872:48</text:p>
          </table:table-cell>
          <table:table-cell table:style-name="ce238" table:formula="of:=IF([.$G62] = 0; &quot;N/A&quot;; [.$G62] - [.$H$5])" office:value-type="time" office:time-value="-PT02H15M00S" calcext:value-type="time">
            <text:p>-02:15:00</text:p>
          </table:table-cell>
          <table:table-cell table:style-name="ce257" table:formula="of:=IF([.$F62] = 0; &quot;N/A&quot;; [.$F62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6" office:value-type="time" office:time-value="PT00H01M40S" calcext:value-type="time">
            <text:p>00:01:4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5-3R1</text:p>
          </table:table-cell>
          <table:table-cell table:style-name="ce29" office:value-type="string" calcext:value-type="string">
            <text:p>Inspekcja</text:p>
          </table:table-cell>
          <table:table-cell table:style-name="ce57" office:value-type="string" calcext:value-type="string">
            <text:p>MM/24/2016</text:p>
          </table:table-cell>
          <table:table-cell table:style-name="ce102" office:value-type="date" office:date-value="2016-05-22" calcext:value-type="date">
            <text:p>22.05.2016</text:p>
          </table:table-cell>
          <table:table-cell table:style-name="ce148" office:value-type="string" calcext:value-type="string">
            <text:p>2772:48</text:p>
          </table:table-cell>
          <table:table-cell table:style-name="ce189" office:value-type="date" office:date-value="2017-05-22" calcext:value-type="date">
            <text:p>22.05.2017</text:p>
          </table:table-cell>
          <table:table-cell table:style-name="ce215" office:value-type="string" calcext:value-type="string">
            <text:p>2872:48</text:p>
          </table:table-cell>
          <table:table-cell table:style-name="ce238" table:formula="of:=IF([.$G63] = 0; &quot;N/A&quot;; [.$G63] - [.$H$5])" office:value-type="time" office:time-value="-PT02H15M00S" calcext:value-type="time">
            <text:p>-02:15:00</text:p>
          </table:table-cell>
          <table:table-cell table:style-name="ce257" table:formula="of:=IF([.$F63] = 0; &quot;N/A&quot;; [.$F63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6" office:value-type="time" office:time-value="PT00H03M30S" calcext:value-type="time">
            <text:p>00:03:3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6-2</text:p>
          </table:table-cell>
          <table:table-cell table:style-name="ce29" office:value-type="string" calcext:value-type="string">
            <text:p>Inspekcja</text:p>
          </table:table-cell>
          <table:table-cell table:style-name="ce58" office:value-type="string" calcext:value-type="string">
            <text:p>MM/24/2016</text:p>
          </table:table-cell>
          <table:table-cell table:style-name="ce103" office:value-type="date" office:date-value="2016-05-22" calcext:value-type="date">
            <text:p>22.05.2016</text:p>
          </table:table-cell>
          <table:table-cell table:style-name="ce149" office:value-type="string" calcext:value-type="string">
            <text:p>2772:48</text:p>
          </table:table-cell>
          <table:table-cell table:style-name="ce190" office:value-type="date" office:date-value="2017-05-22" calcext:value-type="date">
            <text:p>22.05.2017</text:p>
          </table:table-cell>
          <table:table-cell table:style-name="ce216" office:value-type="string" calcext:value-type="string">
            <text:p>2872:48</text:p>
          </table:table-cell>
          <table:table-cell table:style-name="ce238" table:formula="of:=IF([.$G64] = 0; &quot;N/A&quot;; [.$G64] - [.$H$5])" office:value-type="time" office:time-value="-PT02H15M00S" calcext:value-type="time">
            <text:p>-02:15:00</text:p>
          </table:table-cell>
          <table:table-cell table:style-name="ce257" table:formula="of:=IF([.$F64] = 0; &quot;N/A&quot;; [.$F64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99-18R1</text:p>
          </table:table-cell>
          <table:table-cell table:style-name="ce29" office:value-type="string" calcext:value-type="string">
            <text:p>Inspekcja</text:p>
          </table:table-cell>
          <table:table-cell table:style-name="ce59" office:value-type="string" calcext:value-type="string">
            <text:p>MM/24/2016</text:p>
          </table:table-cell>
          <table:table-cell table:style-name="ce104" office:value-type="date" office:date-value="2016-05-22" calcext:value-type="date">
            <text:p>22.05.2016</text:p>
          </table:table-cell>
          <table:table-cell table:style-name="ce150"/>
          <table:table-cell table:style-name="ce191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65] = 0; &quot;N/A&quot;; [.$G65] - [.$H$5])" office:value-type="string" office:string-value="N/A" calcext:value-type="string">
            <text:p>N/A</text:p>
          </table:table-cell>
          <table:table-cell table:style-name="ce257" table:formula="of:=IF([.$F65] = 0; &quot;N/A&quot;; [.$F65]-[.$H$3])" office:value-type="float" office:value="222" calcext:value-type="float">
            <text:p>222</text:p>
          </table:table-cell>
          <table:table-cell table:style-name="ce274" table:number-columns-repeated="3"/>
          <table:table-cell table:style-name="ce296" office:value-type="time" office:time-value="PT00H02M00S" calcext:value-type="time">
            <text:p>00:02:00</text:p>
          </table:table-cell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9" office:value-type="string" calcext:value-type="string">
            <text:p>Inspekcja</text:p>
          </table:table-cell>
          <table:table-cell table:style-name="ce60" office:value-type="string" calcext:value-type="string">
            <text:p>MM/46/2016</text:p>
          </table:table-cell>
          <table:table-cell table:style-name="ce105" office:value-type="date" office:date-value="2016-08-28" calcext:value-type="date">
            <text:p>28.08.2016</text:p>
          </table:table-cell>
          <table:table-cell table:style-name="ce151" office:value-type="string" calcext:value-type="string">
            <text:p>2847:10</text:p>
          </table:table-cell>
          <table:table-cell table:style-name="ce60"/>
          <table:table-cell table:style-name="ce217" office:value-type="time" office:time-value="PT2872H10M00.000000001S" calcext:value-type="time">
            <text:p>2872:10:00</text:p>
          </table:table-cell>
          <table:table-cell table:style-name="ce238" table:formula="of:=IF([.$G66] = 0; &quot;N/A&quot;; [.$G66] - [.$H$5])" office:value-type="time" office:time-value="-PT02H52M59.999999999S" calcext:value-type="time">
            <text:p>-02:53:00</text:p>
          </table:table-cell>
          <table:table-cell table:style-name="ce257" table:formula="of:=IF([.$F66] = 0; &quot;N/A&quot;; [.$F6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00S" calcext:value-type="time">
            <text:p>00:01:00</text:p>
          </table:table-cell>
          <table:table-cell table:style-name="ce274" table:number-columns-repeated="1011"/>
        </table:table-row>
        <table:table-row table:style-name="ro9">
          <table:table-cell table:style-name="ce11" office:value-type="string" calcext:value-type="string">
            <text:p>SB 653</text:p>
          </table:table-cell>
          <table:table-cell table:style-name="ce33" office:value-type="string" calcext:value-type="string">
            <text:p>Inspekcja</text:p>
          </table:table-cell>
          <table:table-cell table:style-name="ce61" office:value-type="string" calcext:value-type="string">
            <text:p>MM/46/2016</text:p>
          </table:table-cell>
          <table:table-cell table:style-name="ce106" office:value-type="date" office:date-value="2016-08-28" calcext:value-type="date">
            <text:p>28.08.2016</text:p>
          </table:table-cell>
          <table:table-cell table:style-name="ce152" office:value-type="string" calcext:value-type="string">
            <text:p>2847:10</text:p>
          </table:table-cell>
          <table:table-cell table:style-name="ce192"/>
          <table:table-cell table:style-name="ce218" office:value-type="time" office:time-value="PT2872H10M00.000000001S" calcext:value-type="time">
            <text:p>2872:10:00</text:p>
          </table:table-cell>
          <table:table-cell table:style-name="ce244" table:formula="of:=IF([.$G67] = 0; &quot;N/A&quot;; [.$G67] - [.$H$5])" office:value-type="time" office:time-value="-PT02H52M59.999999999S" calcext:value-type="time">
            <text:p>-02:53:00</text:p>
          </table:table-cell>
          <table:table-cell table:style-name="ce263" table:formula="of:=IF([.$F67] = 0; &quot;N/A&quot;; [.$F6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13">
          <table:table-cell table:style-name="ce12" office:value-type="string" calcext:value-type="string">
            <text:p>Przegląd akumulatora 30 dni</text:p>
          </table:table-cell>
          <table:table-cell table:style-name="ce34" office:value-type="string" calcext:value-type="string">
            <text:p>Inspekcja</text:p>
          </table:table-cell>
          <table:table-cell table:style-name="ce62" office:value-type="string" calcext:value-type="string">
            <text:p>MM/46/2016</text:p>
          </table:table-cell>
          <table:table-cell table:style-name="ce107" office:value-type="date" office:date-value="2016-08-28" calcext:value-type="date">
            <text:p>28.08.2016</text:p>
          </table:table-cell>
          <table:table-cell table:style-name="ce153" office:value-type="string" calcext:value-type="string">
            <text:p>2847:10</text:p>
          </table:table-cell>
          <table:table-cell table:style-name="ce193" office:value-type="date" office:date-value="2016-09-27" calcext:value-type="date">
            <text:p>27.09.2016</text:p>
          </table:table-cell>
          <table:table-cell table:style-name="ce219" office:value-type="time" office:time-value="PT2872H10M00.000000001S" calcext:value-type="time">
            <text:p>2872:10:00</text:p>
          </table:table-cell>
          <table:table-cell table:style-name="ce238" table:formula="of:=IF([.$G68] = 0; &quot;N/A&quot;; [.$G68] - [.$H$5])" office:value-type="time" office:time-value="-PT02H52M59.999999999S" calcext:value-type="time">
            <text:p>-02:53:00</text:p>
          </table:table-cell>
          <table:table-cell table:style-name="ce257" table:formula="of:=IF([.$F68] = 0; &quot;N/A&quot;; [.$F68]-[.$H$3])" office:value-type="float" office:value="-15" calcext:value-type="float">
            <text:p>-15</text:p>
          </table:table-cell>
          <table:table-cell table:style-name="ce279" table:number-columns-repeated="3"/>
          <table:table-cell table:style-name="ce296" office:value-type="time" office:time-value="PT00H01M05S" calcext:value-type="time">
            <text:p>00:01:05</text:p>
          </table:table-cell>
          <table:table-cell table:style-name="ce279" table:number-columns-repeated="1011"/>
        </table:table-row>
        <table:table-row table:style-name="ro9">
          <table:table-cell table:style-name="ce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37" table:number-columns-repeated="5"/>
          <table:table-cell table:style-name="ce297" office:value-type="time" office:time-value="PT00H03M05S" calcext:value-type="time">
            <text:p>00:03:05</text:p>
          </table:table-cell>
          <table:table-cell table:style-name="ce237" table:number-columns-repeated="1011"/>
        </table:table-row>
        <table:table-row table:style-name="ro14">
          <table:table-cell table:style-name="ce4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84" office:value-type="string" calcext:value-type="string">
            <text:p>Interwał</text:p>
          </table:table-cell>
          <table:table-cell table:style-name="ce134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245" office:value-type="string" calcext:value-type="string">
            <text:p>Zostało FH</text:p>
          </table:table-cell>
          <table:table-cell table:style-name="ce245" office:value-type="string" calcext:value-type="string">
            <text:p>Zostało DNI</text:p>
          </table:table-cell>
          <table:table-cell table:style-name="ce237" table:number-columns-repeated="3"/>
          <table:table-cell table:style-name="ce298" office:value-type="time" office:time-value="PT00H02M10S" calcext:value-type="time">
            <text:p>00:02:10</text:p>
          </table:table-cell>
          <table:table-cell table:style-name="ce237" table:number-columns-repeated="1011"/>
        </table:table-row>
        <table:table-row table:style-name="ro9">
          <table:table-cell table:style-name="ce13" office:value-type="string" calcext:value-type="string">
            <text:p>Pasy siedzeni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2853113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9-03" calcext:value-type="date">
            <text:p>03.09.2010</text:p>
          </table:table-cell>
          <table:table-cell table:style-name="ce194" office:value-type="date" office:date-value="2020-09-02" calcext:value-type="date">
            <text:p>2.09.2020</text:p>
          </table:table-cell>
          <table:table-cell table:style-name="ce172"/>
          <table:table-cell table:style-name="ce238" table:formula="of:=IF([.$G71] = 0; &quot;N/A&quot;; [.$G71] - [.$H$5])" office:value-type="string" office:string-value="N/A" calcext:value-type="string">
            <text:p>N/A</text:p>
          </table:table-cell>
          <table:table-cell table:style-name="ce257" table:formula="of:=IF([.$F71] = 0; &quot;N/A&quot;; [.$F71]-[.$H$3])" office:value-type="float" office:value="1421" calcext:value-type="float">
            <text:p>1421</text:p>
          </table:table-cell>
          <table:table-cell table:style-name="ce274" table:number-columns-repeated="3"/>
          <table:table-cell table:style-name="ce299" office:value-type="time" office:time-value="PT00H02M15S" calcext:value-type="time">
            <text:p>00:02:15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Gumowe elastyczne przewody paliwowe i olejow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2] = 0; &quot;N/A&quot;; [.$G72] - [.$H$5])" office:value-type="string" office:string-value="N/A" calcext:value-type="string">
            <text:p>N/A</text:p>
          </table:table-cell>
          <table:table-cell table:style-name="ce257" table:formula="of:=IF([.$F72] = 0; &quot;N/A&quot;; [.$F72]-[.$H$3])" office:value-type="float" office:value="630" calcext:value-type="float">
            <text:p>630</text:p>
          </table:table-cell>
          <table:table-cell table:style-name="ce274" table:number-columns-repeated="3"/>
          <table:table-cell table:style-name="ce299" office:value-type="time" office:time-value="PT00H00M25S" calcext:value-type="time">
            <text:p>00:00:25</text:p>
          </table:table-cell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Cięgło przepustnicy i składu mieszanki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200 h</text:p>
          </table:table-cell>
          <table:table-cell table:style-name="ce155" office:value-type="string" calcext:value-type="string">
            <text:p>2186:00</text:p>
          </table:table-cell>
          <table:table-cell table:style-name="ce35"/>
          <table:table-cell table:style-name="ce172" office:value-type="string" calcext:value-type="string">
            <text:p>3386:00</text:p>
          </table:table-cell>
          <table:table-cell table:style-name="ce238" table:formula="of:=IF([.$G73] = 0; &quot;N/A&quot;; [.$G73] - [.$H$5])" office:value-type="time" office:time-value="PT510H57M00.000000001S" calcext:value-type="time">
            <text:p>510:57:00</text:p>
          </table:table-cell>
          <table:table-cell table:style-name="ce257" table:formula="of:=IF([.$F73] = 0; &quot;N/A&quot;; [.$F73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40S" calcext:value-type="time">
            <text:p>00:01:40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Naprawa lub wymiana ograniczników foteli pilota, drugiego pilota i pasażerów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4] = 0; &quot;N/A&quot;; [.$G74] - [.$H$5])" office:value-type="string" office:string-value="N/A" calcext:value-type="string">
            <text:p>N/A</text:p>
          </table:table-cell>
          <table:table-cell table:style-name="ce257" table:formula="of:=IF([.$F74] = 0; &quot;N/A&quot;; [.$F74]-[.$H$3])" office:value-type="float" office:value="622" calcext:value-type="float">
            <text:p>622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15">
          <table:table-cell table:style-name="ce13" office:value-type="string" calcext:value-type="string">
            <text:p>Wymiana giętkich przewodów układu ciśnienia statycznego i rurki Pitot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5] = 0; &quot;N/A&quot;; [.$G75] - [.$H$5])" office:value-type="string" office:string-value="N/A" calcext:value-type="string">
            <text:p>N/A</text:p>
          </table:table-cell>
          <table:table-cell table:style-name="ce257" table:formula="of:=IF([.$F75] = 0; &quot;N/A&quot;; [.$F75]-[.$H$3])" office:value-type="float" office:value="622" calcext:value-type="float">
            <text:p>622</text:p>
          </table:table-cell>
          <table:table-cell table:style-name="ce274" table:number-columns-repeated="3"/>
          <table:table-cell table:style-name="ce296" office:value-type="time" office:time-value="PT00H00M50S" calcext:value-type="time">
            <text:p>00:00:50</text:p>
          </table:table-cell>
          <table:table-cell table:style-name="ce274" table:number-columns-repeated="1011"/>
        </table:table-row>
        <table:table-row table:style-name="ro14">
          <table:table-cell table:style-name="ce13" office:value-type="string" calcext:value-type="string">
            <text:p>Wymiana filtra instalacji próżniowej VACUUM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41/2015</text:p>
          </table:table-cell>
          <table:table-cell table:style-name="ce35" office:value-type="string" calcext:value-type="string">
            <text:p>500 h</text:p>
          </table:table-cell>
          <table:table-cell table:style-name="ce155" office:value-type="string" calcext:value-type="string">
            <text:p>2680:20</text:p>
          </table:table-cell>
          <table:table-cell table:style-name="ce35"/>
          <table:table-cell table:style-name="ce172" office:value-type="string" calcext:value-type="string">
            <text:p>3180:20</text:p>
          </table:table-cell>
          <table:table-cell table:style-name="ce238" table:formula="of:=IF([.$G76] = 0; &quot;N/A&quot;; [.$G76] - [.$H$5])" office:value-type="time" office:time-value="PT305H16M59.999999999S" calcext:value-type="time">
            <text:p>305:17:00</text:p>
          </table:table-cell>
          <table:table-cell table:style-name="ce257" table:formula="of:=IF([.$F76] = 0; &quot;N/A&quot;; [.$F76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0M17S" calcext:value-type="time">
            <text:p>00:00:17</text:p>
          </table:table-cell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Gumowe elastyczne przewody przedziału silnikowego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5 lat</text:p>
          </table:table-cell>
          <table:table-cell table:style-name="ce154" office:value-type="date" office:date-value="2013-07-05" calcext:value-type="date">
            <text:p>05.07.2013</text:p>
          </table:table-cell>
          <table:table-cell table:style-name="ce194" office:value-type="date" office:date-value="2018-07-04" calcext:value-type="date">
            <text:p>4.07.2018</text:p>
          </table:table-cell>
          <table:table-cell table:style-name="ce172"/>
          <table:table-cell table:style-name="ce238" table:formula="of:=IF([.$G77] = 0; &quot;N/A&quot;; [.$G77] - [.$H$5])" office:value-type="string" office:string-value="N/A" calcext:value-type="string">
            <text:p>N/A</text:p>
          </table:table-cell>
          <table:table-cell table:style-name="ce257" table:formula="of:=IF([.$F77] = 0; &quot;N/A&quot;; [.$F77]-[.$H$3])" office:value-type="float" office:value="630" calcext:value-type="float">
            <text:p>630</text:p>
          </table:table-cell>
          <table:table-cell table:style-name="ce274" table:number-columns-repeated="3"/>
          <table:table-cell table:style-name="ce296" office:value-type="time" office:time-value="PT00H00M48S" calcext:value-type="time">
            <text:p>00:00:48</text:p>
          </table:table-cell>
          <table:table-cell table:style-name="ce274" table:number-columns-repeated="1011"/>
        </table:table-row>
        <table:table-row table:style-name="ro17">
          <table:table-cell table:style-name="ce13" office:value-type="string" calcext:value-type="string">
            <text:p>Przewody instalacji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04/2008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08-06-27" calcext:value-type="date">
            <text:p>27.06.2008</text:p>
          </table:table-cell>
          <table:table-cell table:style-name="ce194" office:value-type="date" office:date-value="2018-06-26" calcext:value-type="date">
            <text:p>26.06.2018</text:p>
          </table:table-cell>
          <table:table-cell table:style-name="ce172"/>
          <table:table-cell table:style-name="ce238" table:formula="of:=IF([.$G78] = 0; &quot;N/A&quot;; [.$G78] - [.$H$5])" office:value-type="string" office:string-value="N/A" calcext:value-type="string">
            <text:p>N/A</text:p>
          </table:table-cell>
          <table:table-cell table:style-name="ce257" table:formula="of:=IF([.$F78] = 0; &quot;N/A&quot;; [.$F78]-[.$H$3])" office:value-type="float" office:value="622" calcext:value-type="float">
            <text:p>622</text:p>
          </table:table-cell>
          <table:table-cell table:style-name="ce274" table:number-columns-repeated="3"/>
          <table:table-cell table:style-name="ce296" office:value-type="time" office:time-value="PT00H00M29S" calcext:value-type="time">
            <text:p>00:00:29</text:p>
          </table:table-cell>
          <table:table-cell table:style-name="ce291"/>
          <table:table-cell table:style-name="ce274" table:number-columns-repeated="1010"/>
        </table:table-row>
        <table:table-row table:style-name="ro9">
          <table:table-cell table:style-name="ce13" office:value-type="string" calcext:value-type="string">
            <text:p>Gaśnica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ARC Nr A56003-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0-06-28" calcext:value-type="date">
            <text:p>28.06.2010</text:p>
          </table:table-cell>
          <table:table-cell table:style-name="ce194" office:value-type="date" office:date-value="2020-06-27" calcext:value-type="date">
            <text:p>27.06.2020</text:p>
          </table:table-cell>
          <table:table-cell table:style-name="ce172"/>
          <table:table-cell table:style-name="ce238" table:formula="of:=IF([.$G79] = 0; &quot;N/A&quot;; [.$G79] - [.$H$5])" office:value-type="string" office:string-value="N/A" calcext:value-type="string">
            <text:p>N/A</text:p>
          </table:table-cell>
          <table:table-cell table:style-name="ce257" table:formula="of:=IF([.$F79] = 0; &quot;N/A&quot;; [.$F79]-[.$H$3])" office:value-type="float" office:value="1354" calcext:value-type="float">
            <text:p>1354</text:p>
          </table:table-cell>
          <table:table-cell table:style-name="ce274" table:number-columns-repeated="3"/>
          <table:table-cell table:style-name="ce296" office:value-type="time" office:time-value="PT00H05M12S" calcext:value-type="time">
            <text:p>00:05:12</text:p>
          </table:table-cell>
          <table:table-cell table:style-name="ce274" table:number-columns-repeated="1011"/>
        </table:table-row>
        <table:table-row table:style-name="ro16">
          <table:table-cell table:style-name="ce13" office:value-type="string" calcext:value-type="string">
            <text:p>Kompensacja busoli magnetycznej – przegląd specjalny 1000 FH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85/2013</text:p>
          </table:table-cell>
          <table:table-cell table:style-name="ce35" office:value-type="string" calcext:value-type="string">
            <text:p>1000 h</text:p>
          </table:table-cell>
          <table:table-cell table:style-name="ce155" office:value-type="string" calcext:value-type="string">
            <text:p>2431:00</text:p>
          </table:table-cell>
          <table:table-cell table:style-name="ce35"/>
          <table:table-cell table:style-name="ce172" office:value-type="string" calcext:value-type="string">
            <text:p>3431:00</text:p>
          </table:table-cell>
          <table:table-cell table:style-name="ce238" table:formula="of:=IF([.$G80] = 0; &quot;N/A&quot;; [.$G80] - [.$H$5])" office:value-type="time" office:time-value="PT555H57M00.000000001S" calcext:value-type="time">
            <text:p>555:57:00</text:p>
          </table:table-cell>
          <table:table-cell table:style-name="ce257" table:formula="of:=IF([.$F80] = 0; &quot;N/A&quot;; [.$F80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296" office:value-type="time" office:time-value="PT00H01M04S" calcext:value-type="time">
            <text:p>00:01:04</text:p>
          </table:table-cell>
          <table:table-cell table:style-name="ce291"/>
          <table:table-cell table:style-name="ce274" table:number-columns-repeated="1010"/>
        </table:table-row>
        <table:table-row table:style-name="ro9">
          <table:table-cell table:style-name="ce13" office:value-type="string" calcext:value-type="string">
            <text:p>Ważenie W&amp;B</text:p>
          </table:table-cell>
          <table:table-cell table:style-name="ce35" office:value-type="string" calcext:value-type="string">
            <text:p>Serwis</text:p>
          </table:table-cell>
          <table:table-cell table:style-name="ce35" office:value-type="string" calcext:value-type="string">
            <text:p>PO/56/2015</text:p>
          </table:table-cell>
          <table:table-cell table:style-name="ce35" office:value-type="string" calcext:value-type="string">
            <text:p>4 lata</text:p>
          </table:table-cell>
          <table:table-cell table:style-name="ce154" office:value-type="date" office:date-value="2015-06-24" calcext:value-type="date">
            <text:p>24.06.2015</text:p>
          </table:table-cell>
          <table:table-cell table:style-name="ce194" office:value-type="date" office:date-value="2019-06-23" calcext:value-type="date">
            <text:p>23.06.2019</text:p>
          </table:table-cell>
          <table:table-cell table:style-name="ce172"/>
          <table:table-cell table:style-name="ce238" table:formula="of:=IF([.$G81] = 0; &quot;N/A&quot;; [.$G81] - [.$H$5])" office:value-type="string" office:string-value="N/A" calcext:value-type="string">
            <text:p>N/A</text:p>
          </table:table-cell>
          <table:table-cell table:style-name="ce257" table:formula="of:=IF([.$F81] = 0; &quot;N/A&quot;; [.$F81]-[.$H$3])" office:value-type="float" office:value="984" calcext:value-type="float">
            <text:p>984</text:p>
          </table:table-cell>
          <table:table-cell table:style-name="ce274" table:number-columns-repeated="3"/>
          <table:table-cell table:style-name="ce296" office:value-type="time" office:time-value="PT00H03M03S" calcext:value-type="time">
            <text:p>00:03:03</text:p>
          </table:table-cell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Poświadczenie ARC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LTT/15/089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5-07-14" calcext:value-type="date">
            <text:p>14.07.2015</text:p>
          </table:table-cell>
          <table:table-cell table:style-name="ce194" office:value-type="date" office:date-value="2017-07-13" calcext:value-type="date">
            <text:p>13.07.2017</text:p>
          </table:table-cell>
          <table:table-cell table:style-name="ce172"/>
          <table:table-cell table:style-name="ce238" table:formula="of:=IF([.$G82] = 0; &quot;N/A&quot;; [.$G82] - [.$H$5])" office:value-type="string" office:string-value="N/A" calcext:value-type="string">
            <text:p>N/A</text:p>
          </table:table-cell>
          <table:table-cell table:style-name="ce257" table:formula="of:=IF([.$F82] = 0; &quot;N/A&quot;; [.$F82]-[.$H$3])" office:value-type="float" office:value="274" calcext:value-type="float">
            <text:p>274</text:p>
          </table:table-cell>
          <table:table-cell table:style-name="ce274" table:number-columns-repeated="3"/>
          <table:table-cell table:style-name="ce296" office:value-type="time" office:time-value="PT00H00M40S" calcext:value-type="time">
            <text:p>00:00:40</text:p>
          </table:table-cell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Ubezpieczenie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CAT/000640/15</text:p>
          </table:table-cell>
          <table:table-cell table:style-name="ce35" office:value-type="string" calcext:value-type="string">
            <text:p>1 rok</text:p>
          </table:table-cell>
          <table:table-cell table:style-name="ce154" office:value-type="date" office:date-value="2016-06-23" calcext:value-type="date">
            <text:p>23.06.2016</text:p>
          </table:table-cell>
          <table:table-cell table:style-name="ce194" office:value-type="date" office:date-value="2017-06-22" calcext:value-type="date">
            <text:p>22.06.2017</text:p>
          </table:table-cell>
          <table:table-cell table:style-name="ce172"/>
          <table:table-cell table:style-name="ce238" table:formula="of:=IF([.$G83] = 0; &quot;N/A&quot;; [.$G83] - [.$H$5])" office:value-type="string" office:string-value="N/A" calcext:value-type="string">
            <text:p>N/A</text:p>
          </table:table-cell>
          <table:table-cell table:style-name="ce257" table:formula="of:=IF([.$F83] = 0; &quot;N/A&quot;; [.$F83]-[.$H$3])" office:value-type="float" office:value="253" calcext:value-type="float">
            <text:p>253</text:p>
          </table:table-cell>
          <table:table-cell table:style-name="ce274" table:number-columns-repeated="3"/>
          <table:table-cell table:style-name="ce296" office:value-type="time" office:time-value="PT00H02M30S" calcext:value-type="time">
            <text:p>00:02:30</text:p>
          </table:table-cell>
          <table:table-cell table:style-name="ce274" table:number-columns-repeated="1011"/>
        </table:table-row>
        <table:table-row table:style-name="ro13">
          <table:table-cell table:style-name="ce13" office:value-type="string" calcext:value-type="string">
            <text:p>Pozwolenie na używanie radiostacji pokład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B/1819/11</text:p>
          </table:table-cell>
          <table:table-cell table:style-name="ce35" office:value-type="string" calcext:value-type="string">
            <text:p>10 lat</text:p>
          </table:table-cell>
          <table:table-cell table:style-name="ce154" office:value-type="date" office:date-value="2011-08-01" calcext:value-type="date">
            <text:p>01.08.2011</text:p>
          </table:table-cell>
          <table:table-cell table:style-name="ce194" office:value-type="date" office:date-value="2021-07-31" calcext:value-type="date">
            <text:p>31.07.2021</text:p>
          </table:table-cell>
          <table:table-cell table:style-name="ce172"/>
          <table:table-cell table:style-name="ce238" table:formula="of:=IF([.$G84] = 0; &quot;N/A&quot;; [.$G84] - [.$H$5])" office:value-type="string" office:string-value="N/A" calcext:value-type="string">
            <text:p>N/A</text:p>
          </table:table-cell>
          <table:table-cell table:style-name="ce257" table:formula="of:=IF([.$F84] = 0; &quot;N/A&quot;; [.$F84]-[.$H$3])" office:value-type="float" office:value="1753" calcext:value-type="float">
            <text:p>1753</text:p>
          </table:table-cell>
          <table:table-cell table:style-name="ce274" table:number-columns-repeated="3"/>
          <table:table-cell table:style-name="ce300" office:value-type="time" office:time-value="PT00H02M50S" calcext:value-type="time">
            <text:p>00:02:50</text:p>
          </table:table-cell>
          <table:table-cell table:style-name="ce274" table:number-columns-repeated="1011"/>
        </table:table-row>
        <table:table-row table:style-name="ro9">
          <table:table-cell table:style-name="ce13" office:value-type="string" calcext:value-type="string">
            <text:p>Sprzęgło pompy próżniowej</text:p>
          </table:table-cell>
          <table:table-cell table:style-name="ce35" office:value-type="string" calcext:value-type="string">
            <text:p>Wymiana</text:p>
          </table:table-cell>
          <table:table-cell table:style-name="ce35" office:value-type="string" calcext:value-type="string">
            <text:p>PO/67/2014</text:p>
          </table:table-cell>
          <table:table-cell table:style-name="ce35" office:value-type="string" calcext:value-type="string">
            <text:p>6 lat</text:p>
          </table:table-cell>
          <table:table-cell table:style-name="ce154" office:value-type="date" office:date-value="2014-06-24" calcext:value-type="date">
            <text:p>24.06.2014</text:p>
          </table:table-cell>
          <table:table-cell table:style-name="ce194" office:value-type="date" office:date-value="2020-06-22" calcext:value-type="date">
            <text:p>22.06.2020</text:p>
          </table:table-cell>
          <table:table-cell table:style-name="ce172"/>
          <table:table-cell table:style-name="ce238" table:formula="of:=IF([.$G85] = 0; &quot;N/A&quot;; [.$G85] - [.$H$5])" office:value-type="string" office:string-value="N/A" calcext:value-type="string">
            <text:p>N/A</text:p>
          </table:table-cell>
          <table:table-cell table:style-name="ce257" table:formula="of:=IF([.$F85] = 0; &quot;N/A&quot;; [.$F85]-[.$H$3])" office:value-type="float" office:value="1349" calcext:value-type="float">
            <text:p>1349</text:p>
          </table:table-cell>
          <table:table-cell table:style-name="ce274" table:number-columns-repeated="3"/>
          <table:table-cell table:style-name="ce300" office:value-type="time" office:time-value="PT00H04M30S" calcext:value-type="time">
            <text:p>00:04:30</text:p>
          </table:table-cell>
          <table:table-cell table:style-name="ce274" table:number-columns-repeated="1011"/>
        </table:table-row>
        <table:table-row table:style-name="ro9">
          <table:table-cell table:style-name="ce14" office:value-type="string" calcext:value-type="string">
            <text:p>Bateria ELT</text:p>
          </table:table-cell>
          <table:table-cell table:style-name="ce36" office:value-type="string" calcext:value-type="string">
            <text:p>Wymiana</text:p>
          </table:table-cell>
          <table:table-cell table:style-name="ce36" office:value-type="string" calcext:value-type="string">
            <text:p>MM/35/2016</text:p>
          </table:table-cell>
          <table:table-cell table:style-name="ce36" office:value-type="string" calcext:value-type="string">
            <text:p>5 lat</text:p>
          </table:table-cell>
          <table:table-cell table:style-name="ce156" office:value-type="date" office:date-value="2016-08-04" calcext:value-type="date">
            <text:p>04.08.2016</text:p>
          </table:table-cell>
          <table:table-cell table:style-name="ce195" office:value-type="date" office:date-value="2021-08-03" calcext:value-type="date">
            <text:p>3.08.2021</text:p>
          </table:table-cell>
          <table:table-cell table:style-name="ce220"/>
          <table:table-cell table:style-name="ce246" table:formula="of:=IF([.$G86] = 0; &quot;N/A&quot;; [.$G86] - [.$H$5])" office:value-type="string" office:string-value="N/A" calcext:value-type="string">
            <text:p>N/A</text:p>
          </table:table-cell>
          <table:table-cell table:style-name="ce264" table:formula="of:=IF([.$F86] = 0; &quot;N/A&quot;; [.$F86]-[.$H$3])" office:value-type="float" office:value="1756" calcext:value-type="float">
            <text:p>1756</text:p>
          </table:table-cell>
          <table:table-cell table:style-name="ce280" table:number-columns-repeated="3"/>
          <table:table-cell table:style-name="ce301"/>
          <table:table-cell table:style-name="ce280" table:number-columns-repeated="1011"/>
        </table:table-row>
        <table:table-row table:style-name="ro6">
          <table:table-cell table:style-name="ce15" office:value-type="string" calcext:value-type="string" table:number-columns-spanned="7" table:number-rows-spanned="1">
            <text:p>SILNIK</text:p>
          </table:table-cell>
          <table:covered-table-cell table:number-columns-repeated="2" table:style-name="ce27"/>
          <table:covered-table-cell table:style-name="ce83"/>
          <table:covered-table-cell table:style-name="ce133"/>
          <table:covered-table-cell table:number-columns-repeated="2" table:style-name="ce27"/>
          <table:table-cell table:style-name="ce247" table:number-columns-spanned="2" table:number-rows-spanned="3"/>
          <table:covered-table-cell table:style-name="ce265"/>
          <table:table-cell table:style-name="ce237" table:number-columns-repeated="3"/>
          <table:table-cell/>
          <table:table-cell table:style-name="ce237" table:number-columns-repeated="1011"/>
        </table:table-row>
        <table:table-row table:style-name="ro5">
          <table:table-cell table:style-name="ce16" office:value-type="string" calcext:value-type="string">
            <text:p>Silnik: Continental GO-300-E</text:p>
          </table:table-cell>
          <table:table-cell table:style-name="ce37" office:value-type="string" calcext:value-type="string">
            <text:p><text:s/>Nr fabr. 12634-1-C</text:p>
          </table:table-cell>
          <table:table-cell table:style-name="ce37" office:value-type="string" calcext:value-type="string">
            <text:p>Rok budowy: 1964</text:p>
          </table:table-cell>
          <table:table-cell table:style-name="ce108" office:value-type="string" calcext:value-type="string" table:number-columns-spanned="2" table:number-rows-spanned="1">
            <text:p>Certyfikat typu: E-298</text:p>
          </table:table-cell>
          <table:covered-table-cell table:style-name="ce157"/>
          <table:table-cell table:style-name="ce37" office:value-type="string" calcext:value-type="string" table:number-columns-spanned="2" table:number-rows-spanned="1">
            <text:p>POT: TODO</text:p>
          </table:table-cell>
          <table:covered-table-cell table:style-name="ce37"/>
          <table:covered-table-cell table:style-name="ce247"/>
          <table:covered-table-cell table:style-name="ce265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17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covered-table-cell table:style-name="ce247"/>
          <table:covered-table-cell table:style-name="ce265"/>
          <table:table-cell table:style-name="ce281" table:number-columns-repeated="3"/>
          <table:table-cell table:style-name="ce237"/>
          <table:table-cell table:style-name="ce281" table:number-columns-repeated="1011"/>
        </table:table-row>
        <table:table-row table:style-name="ro8">
          <table:table-cell table:style-name="ce15" office:value-type="string" calcext:value-type="string">
            <text:p>Paczka obsługowa/SB/AD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Ident. Prac obsługowych </text:p>
          </table:table-cell>
          <table:table-cell table:style-name="ce109" office:value-type="string" calcext:value-type="string">
            <text:p>Data wykonania</text:p>
          </table:table-cell>
          <table:table-cell table:style-name="ce158" office:value-type="string" calcext:value-type="string">
            <text:p>Przy nalocie (FH)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CAP 28-30-02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5-29" calcext:value-type="date">
            <text:p>29.05.2014</text:p>
          </table:table-cell>
          <table:table-cell table:style-name="ce135"/>
          <table:table-cell table:style-name="ce196" office:value-type="date" office:date-value="2019-05-28" calcext:value-type="date">
            <text:p>28.05.2019</text:p>
          </table:table-cell>
          <table:table-cell table:style-name="ce135"/>
          <table:table-cell table:style-name="ce238" table:formula="of:=IF([.$G91] = 0; &quot;N/A&quot;; [.$G91] - [.$H$5])" office:value-type="string" office:string-value="N/A" calcext:value-type="string">
            <text:p>N/A</text:p>
          </table:table-cell>
          <table:table-cell table:style-name="ce257" table:formula="of:=IF([.$F91] = 0; &quot;N/A&quot;; [.$F91]-[.$H$3])" office:value-type="float" office:value="958" calcext:value-type="float">
            <text:p>958</text:p>
          </table:table-cell>
          <table:table-cell table:style-name="ce274" table:number-columns-repeated="3"/>
          <table:table-cell table:style-name="ce302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63" office:value-type="string" calcext:value-type="string">
            <text:p>MM/46/2016</text:p>
          </table:table-cell>
          <table:table-cell table:style-name="ce110" office:value-type="date" office:date-value="2016-08-28" calcext:value-type="date">
            <text:p>28.08.2016</text:p>
          </table:table-cell>
          <table:table-cell table:style-name="ce159" office:value-type="string" calcext:value-type="string">
            <text:p>2847:10</text:p>
          </table:table-cell>
          <table:table-cell table:style-name="ce197"/>
          <table:table-cell table:style-name="ce221" office:value-type="time" office:time-value="PT2872H10M00.000000001S" calcext:value-type="time">
            <text:p>2872:10:00</text:p>
          </table:table-cell>
          <table:table-cell table:style-name="ce238" table:formula="of:=IF([.$G92] = 0; &quot;N/A&quot;; [.$G92] - [.$H$5])" office:value-type="time" office:time-value="-PT02H52M59.999999999S" calcext:value-type="time">
            <text:p>-02:53:00</text:p>
          </table:table-cell>
          <table:table-cell table:style-name="ce257" table:formula="of:=IF([.$F92] = 0; &quot;N/A&quot;; [.$F92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2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64" office:value-type="string" calcext:value-type="string">
            <text:p>MM/24/2016</text:p>
          </table:table-cell>
          <table:table-cell table:style-name="ce111" office:value-type="date" office:date-value="2016-05-22" calcext:value-type="date">
            <text:p>22.05.2016</text:p>
          </table:table-cell>
          <table:table-cell table:style-name="ce160" office:value-type="string" calcext:value-type="string">
            <text:p>2772:48</text:p>
          </table:table-cell>
          <table:table-cell table:style-name="ce198"/>
          <table:table-cell table:style-name="ce222" office:value-type="string" calcext:value-type="string">
            <text:p>2872:48</text:p>
          </table:table-cell>
          <table:table-cell table:style-name="ce238" table:formula="of:=IF([.$G93] = 0; &quot;N/A&quot;; [.$G93] - [.$H$5])" office:value-type="time" office:time-value="-PT02H15M00S" calcext:value-type="time">
            <text:p>-02:15:00</text:p>
          </table:table-cell>
          <table:table-cell table:style-name="ce257" table:formula="of:=IF([.$F93] = 0; &quot;N/A&quot;; [.$F9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2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42/2016</text:p>
          </table:table-cell>
          <table:table-cell table:style-name="ce85" office:value-type="date" office:date-value="2016-08-19" calcext:value-type="date">
            <text:p>19.08.2016</text:p>
          </table:table-cell>
          <table:table-cell table:style-name="ce135" office:value-type="string" calcext:value-type="string">
            <text:p>2830:55</text:p>
          </table:table-cell>
          <table:table-cell table:style-name="ce29"/>
          <table:table-cell table:style-name="ce135" office:value-type="string" calcext:value-type="string">
            <text:p>3030:55</text:p>
          </table:table-cell>
          <table:table-cell table:style-name="ce238" table:formula="of:=IF([.$G94] = 0; &quot;N/A&quot;; [.$G94] - [.$H$5])" office:value-type="time" office:time-value="PT155H52M00S" calcext:value-type="time">
            <text:p>155:52:00</text:p>
          </table:table-cell>
          <table:table-cell table:style-name="ce257" table:formula="of:=IF([.$F94] = 0; &quot;N/A&quot;; [.$F9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300 FH</text:p>
          </table:table-cell>
          <table:table-cell table:style-name="ce29" office:value-type="string" calcext:value-type="string">
            <text:p>Serwis</text:p>
          </table:table-cell>
          <table:table-cell table:style-name="ce29" office:value-type="string" calcext:value-type="string">
            <text:p>MM/28/2015</text:p>
          </table:table-cell>
          <table:table-cell table:style-name="ce85" office:value-type="date" office:date-value="2015-11-25" calcext:value-type="date">
            <text:p>25.11.2015</text:p>
          </table:table-cell>
          <table:table-cell table:style-name="ce135" office:value-type="string" calcext:value-type="string">
            <text:p>2732:25</text:p>
          </table:table-cell>
          <table:table-cell table:style-name="ce29"/>
          <table:table-cell table:style-name="ce135" office:value-type="string" calcext:value-type="string">
            <text:p>3032:25</text:p>
          </table:table-cell>
          <table:table-cell table:style-name="ce238" table:formula="of:=IF([.$G95] = 0; &quot;N/A&quot;; [.$G95] - [.$H$5])" office:value-type="time" office:time-value="PT157H22M00S" calcext:value-type="time">
            <text:p>157:22:00</text:p>
          </table:table-cell>
          <table:table-cell table:style-name="ce257" table:formula="of:=IF([.$F95] = 0; &quot;N/A&quot;; [.$F9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specjalny 500 FH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9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96] = 0; &quot;N/A&quot;; [.$G96] - [.$H$5])" office:value-type="time" office:time-value="PT305H16M59.999999999S" calcext:value-type="time">
            <text:p>305:17:00</text:p>
          </table:table-cell>
          <table:table-cell table:style-name="ce257" table:formula="of:=IF([.$F96] = 0; &quot;N/A&quot;; [.$F9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65" office:value-type="string" calcext:value-type="string">
            <text:p>MM/24/2016</text:p>
          </table:table-cell>
          <table:table-cell table:style-name="ce112" office:value-type="date" office:date-value="2016-05-22" calcext:value-type="date">
            <text:p>22.05.2016</text:p>
          </table:table-cell>
          <table:table-cell table:style-name="ce135"/>
          <table:table-cell table:style-name="ce18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97] = 0; &quot;N/A&quot;; [.$G97] - [.$H$5])" office:value-type="string" office:string-value="N/A" calcext:value-type="string">
            <text:p>N/A</text:p>
          </table:table-cell>
          <table:table-cell table:style-name="ce257" table:formula="of:=IF([.$F97] = 0; &quot;N/A&quot;; [.$F97]-[.$H$3])" office:value-type="float" office:value="222" calcext:value-type="float">
            <text:p>22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SB94-8D</text:p>
          </table:table-cell>
          <table:table-cell table:style-name="ce29" office:value-type="string" calcext:value-type="string">
            <text:p>Serwis</text:p>
          </table:table-cell>
          <table:table-cell table:style-name="ce66" office:value-type="string" calcext:value-type="string">
            <text:p>MM/24/2016</text:p>
          </table:table-cell>
          <table:table-cell table:style-name="ce113" office:value-type="date" office:date-value="2016-05-22" calcext:value-type="date">
            <text:p>22.05.2016</text:p>
          </table:table-cell>
          <table:table-cell table:style-name="ce161" office:value-type="string" calcext:value-type="string">
            <text:p>2772:48</text:p>
          </table:table-cell>
          <table:table-cell table:style-name="ce29"/>
          <table:table-cell table:style-name="ce135" office:value-type="string" calcext:value-type="string">
            <text:p>2872:48</text:p>
          </table:table-cell>
          <table:table-cell table:style-name="ce238" table:formula="of:=IF([.$G98] = 0; &quot;N/A&quot;; [.$G98] - [.$H$5])" office:value-type="time" office:time-value="-PT02H15M00S" calcext:value-type="time">
            <text:p>-02:15:00</text:p>
          </table:table-cell>
          <table:table-cell table:style-name="ce257" table:formula="of:=IF([.$F98] = 0; &quot;N/A&quot;; [.$F9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9-14</text:p>
          </table:table-cell>
          <table:table-cell table:style-name="ce29" office:value-type="string" calcext:value-type="string">
            <text:p>Inspekcja</text:p>
          </table:table-cell>
          <table:table-cell table:style-name="ce67" office:value-type="string" calcext:value-type="string">
            <text:p>MM/24/2016</text:p>
          </table:table-cell>
          <table:table-cell table:style-name="ce114" office:value-type="date" office:date-value="2016-05-22" calcext:value-type="date">
            <text:p>22.05.2016</text:p>
          </table:table-cell>
          <table:table-cell table:style-name="ce162" office:value-type="string" calcext:value-type="string">
            <text:p>2772:48</text:p>
          </table:table-cell>
          <table:table-cell table:style-name="ce180" office:value-type="date" office:date-value="2017-05-22" calcext:value-type="date">
            <text:p>22.05.2017</text:p>
          </table:table-cell>
          <table:table-cell table:style-name="ce135" office:value-type="string" calcext:value-type="string">
            <text:p>2872:48</text:p>
          </table:table-cell>
          <table:table-cell table:style-name="ce238" table:formula="of:=IF([.$G99] = 0; &quot;N/A&quot;; [.$G99] - [.$H$5])" office:value-type="time" office:time-value="-PT02H15M00S" calcext:value-type="time">
            <text:p>-02:15:00</text:p>
          </table:table-cell>
          <table:table-cell table:style-name="ce257" table:formula="of:=IF([.$F99] = 0; &quot;N/A&quot;; [.$F99]-[.$H$3])" office:value-type="float" office:value="222" calcext:value-type="float">
            <text:p>22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9-3(SB08-7, MSA-14)</text:p>
          </table:table-cell>
          <table:table-cell table:style-name="ce29" office:value-type="string" calcext:value-type="string">
            <text:p>Inspekcja</text:p>
          </table:table-cell>
          <table:table-cell table:style-name="ce68" office:value-type="string" calcext:value-type="string">
            <text:p>MM/24/2016</text:p>
          </table:table-cell>
          <table:table-cell table:style-name="ce115" office:value-type="date" office:date-value="2016-05-22" calcext:value-type="date">
            <text:p>22.05.2016</text:p>
          </table:table-cell>
          <table:table-cell table:style-name="ce163" office:value-type="string" calcext:value-type="string">
            <text:p>2772:48</text:p>
          </table:table-cell>
          <table:table-cell table:style-name="ce199"/>
          <table:table-cell table:style-name="ce223" office:value-type="string" calcext:value-type="string">
            <text:p>2872:48</text:p>
          </table:table-cell>
          <table:table-cell table:style-name="ce238" table:formula="of:=IF([.$G100] = 0; &quot;N/A&quot;; [.$G100] - [.$H$5])" office:value-type="time" office:time-value="-PT02H15M00S" calcext:value-type="time">
            <text:p>-02:15:00</text:p>
          </table:table-cell>
          <table:table-cell table:style-name="ce257" table:formula="of:=IF([.$F100] = 0; &quot;N/A&quot;; [.$F10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99-19</text:p>
          </table:table-cell>
          <table:table-cell table:style-name="ce29" office:value-type="string" calcext:value-type="string">
            <text:p>Inspekcja</text:p>
          </table:table-cell>
          <table:table-cell table:style-name="ce69" office:value-type="string" calcext:value-type="string">
            <text:p>MM/24/2016</text:p>
          </table:table-cell>
          <table:table-cell table:style-name="ce116" office:value-type="date" office:date-value="2016-05-22" calcext:value-type="date">
            <text:p>22.05.2016</text:p>
          </table:table-cell>
          <table:table-cell table:style-name="ce164"/>
          <table:table-cell table:style-name="ce200" office:value-type="date" office:date-value="2017-05-22" calcext:value-type="date">
            <text:p>22.05.2017</text:p>
          </table:table-cell>
          <table:table-cell table:style-name="ce224"/>
          <table:table-cell table:style-name="ce238" table:formula="of:=IF([.$G101] = 0; &quot;N/A&quot;; [.$G101] - [.$H$5])" office:value-type="string" office:string-value="N/A" calcext:value-type="string">
            <text:p>N/A</text:p>
          </table:table-cell>
          <table:table-cell table:style-name="ce257" table:formula="of:=IF([.$F101] = 0; &quot;N/A&quot;; [.$F101]-[.$H$3])" office:value-type="float" office:value="222" calcext:value-type="float">
            <text:p>22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2</text:p>
          </table:table-cell>
          <table:table-cell table:style-name="ce29" office:value-type="string" calcext:value-type="string">
            <text:p>Inspekcja</text:p>
          </table:table-cell>
          <table:table-cell table:style-name="ce70" office:value-type="string" calcext:value-type="string">
            <text:p>MM/24/2016</text:p>
          </table:table-cell>
          <table:table-cell table:style-name="ce117" office:value-type="date" office:date-value="2016-05-22" calcext:value-type="date">
            <text:p>22.05.2016</text:p>
          </table:table-cell>
          <table:table-cell table:style-name="ce165" office:value-type="string" calcext:value-type="string">
            <text:p>2772:48</text:p>
          </table:table-cell>
          <table:table-cell table:style-name="ce201" office:value-type="date" office:date-value="2017-05-22" calcext:value-type="date">
            <text:p>22.05.2017</text:p>
          </table:table-cell>
          <table:table-cell table:style-name="ce225" office:value-type="string" calcext:value-type="string">
            <text:p>2872:48</text:p>
          </table:table-cell>
          <table:table-cell table:style-name="ce238" table:formula="of:=IF([.$G102] = 0; &quot;N/A&quot;; [.$G102] - [.$H$5])" office:value-type="time" office:time-value="-PT02H15M00S" calcext:value-type="time">
            <text:p>-02:15:00</text:p>
          </table:table-cell>
          <table:table-cell table:style-name="ce257" table:formula="of:=IF([.$F102] = 0; &quot;N/A&quot;; [.$F102]-[.$H$3])" office:value-type="float" office:value="222" calcext:value-type="float">
            <text:p>22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EB02-3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4-06-24" calcext:value-type="date">
            <text:p>24.06.2014</text:p>
          </table:table-cell>
          <table:table-cell table:style-name="ce135" office:value-type="string" calcext:value-type="string">
            <text:p>2455:00</text:p>
          </table:table-cell>
          <table:table-cell table:style-name="ce29"/>
          <table:table-cell table:style-name="ce135" office:value-type="string" calcext:value-type="string">
            <text:p>2955:00</text:p>
          </table:table-cell>
          <table:table-cell table:style-name="ce238" table:formula="of:=IF([.$G103] = 0; &quot;N/A&quot;; [.$G103] - [.$H$5])" office:value-type="time" office:time-value="PT79H57M00S" calcext:value-type="time">
            <text:p>79:57:00</text:p>
          </table:table-cell>
          <table:table-cell table:style-name="ce257" table:formula="of:=IF([.$F103] = 0; &quot;N/A&quot;; [.$F103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03-3</text:p>
          </table:table-cell>
          <table:table-cell table:style-name="ce29" office:value-type="string" calcext:value-type="string">
            <text:p>Inspekcja</text:p>
          </table:table-cell>
          <table:table-cell table:style-name="ce71" office:value-type="string" calcext:value-type="string">
            <text:p>MM/24/2016</text:p>
          </table:table-cell>
          <table:table-cell table:style-name="ce118" office:value-type="date" office:date-value="2016-05-22" calcext:value-type="date">
            <text:p>22.05.2016</text:p>
          </table:table-cell>
          <table:table-cell table:style-name="ce166" office:value-type="string" calcext:value-type="string">
            <text:p>2772:48</text:p>
          </table:table-cell>
          <table:table-cell table:style-name="ce202"/>
          <table:table-cell table:style-name="ce226" office:value-type="string" calcext:value-type="string">
            <text:p>2872:48</text:p>
          </table:table-cell>
          <table:table-cell table:style-name="ce238" table:formula="of:=IF([.$G104] = 0; &quot;N/A&quot;; [.$G104] - [.$H$5])" office:value-type="time" office:time-value="-PT02H15M00S" calcext:value-type="time">
            <text:p>-02:15:00</text:p>
          </table:table-cell>
          <table:table-cell table:style-name="ce257" table:formula="of:=IF([.$F104] = 0; &quot;N/A&quot;; [.$F10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660 (SB653, SB97-15)</text:p>
          </table:table-cell>
          <table:table-cell table:style-name="ce29" office:value-type="string" calcext:value-type="string">
            <text:p>Inspekcja</text:p>
          </table:table-cell>
          <table:table-cell table:style-name="ce72" office:value-type="string" calcext:value-type="string">
            <text:p>MM/24/2016</text:p>
          </table:table-cell>
          <table:table-cell table:style-name="ce119" office:value-type="date" office:date-value="2016-05-22" calcext:value-type="date">
            <text:p>22.05.2016</text:p>
          </table:table-cell>
          <table:table-cell table:style-name="ce167" office:value-type="string" calcext:value-type="string">
            <text:p>2772:48</text:p>
          </table:table-cell>
          <table:table-cell table:style-name="ce203"/>
          <table:table-cell table:style-name="ce227" office:value-type="string" calcext:value-type="string">
            <text:p>2872:48</text:p>
          </table:table-cell>
          <table:table-cell table:style-name="ce238" table:formula="of:=IF([.$G105] = 0; &quot;N/A&quot;; [.$G105] - [.$H$5])" office:value-type="time" office:time-value="-PT02H15M00S" calcext:value-type="time">
            <text:p>-02:15:00</text:p>
          </table:table-cell>
          <table:table-cell table:style-name="ce257" table:formula="of:=IF([.$F105] = 0; &quot;N/A&quot;; [.$F10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6-12</text:p>
          </table:table-cell>
          <table:table-cell table:style-name="ce29" office:value-type="string" calcext:value-type="string">
            <text:p>Inspekcja</text:p>
          </table:table-cell>
          <table:table-cell table:style-name="ce73" office:value-type="string" calcext:value-type="string">
            <text:p>MM/24/2016</text:p>
          </table:table-cell>
          <table:table-cell table:style-name="ce120" office:value-type="date" office:date-value="2016-05-22" calcext:value-type="date">
            <text:p>22.05.2016</text:p>
          </table:table-cell>
          <table:table-cell table:style-name="ce168" office:value-type="string" calcext:value-type="string">
            <text:p>2772:48</text:p>
          </table:table-cell>
          <table:table-cell table:style-name="ce204"/>
          <table:table-cell table:style-name="ce228" office:value-type="string" calcext:value-type="string">
            <text:p>2872:48</text:p>
          </table:table-cell>
          <table:table-cell table:style-name="ce238" table:formula="of:=IF([.$G106] = 0; &quot;N/A&quot;; [.$G106] - [.$H$5])" office:value-type="time" office:time-value="-PT02H15M00S" calcext:value-type="time">
            <text:p>-02:15:00</text:p>
          </table:table-cell>
          <table:table-cell table:style-name="ce257" table:formula="of:=IF([.$F106] = 0; &quot;N/A&quot;; [.$F106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M90-17</text:p>
          </table:table-cell>
          <table:table-cell table:style-name="ce29" office:value-type="string" calcext:value-type="string">
            <text:p>Inspekcja</text:p>
          </table:table-cell>
          <table:table-cell table:style-name="ce74" office:value-type="string" calcext:value-type="string">
            <text:p>MM/24/2016</text:p>
          </table:table-cell>
          <table:table-cell table:style-name="ce121" office:value-type="date" office:date-value="2016-05-22" calcext:value-type="date">
            <text:p>22.05.2016</text:p>
          </table:table-cell>
          <table:table-cell table:style-name="ce169" office:value-type="string" calcext:value-type="string">
            <text:p>2772:48</text:p>
          </table:table-cell>
          <table:table-cell table:style-name="ce205"/>
          <table:table-cell table:style-name="ce229" office:value-type="string" calcext:value-type="string">
            <text:p>2872:48</text:p>
          </table:table-cell>
          <table:table-cell table:style-name="ce238" table:formula="of:=IF([.$G107] = 0; &quot;N/A&quot;; [.$G107] - [.$H$5])" office:value-type="time" office:time-value="-PT02H15M00S" calcext:value-type="time">
            <text:p>-02:15:00</text:p>
          </table:table-cell>
          <table:table-cell table:style-name="ce257" table:formula="of:=IF([.$F107] = 0; &quot;N/A&quot;; [.$F10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2</text:p>
          </table:table-cell>
          <table:table-cell table:style-name="ce29" office:value-type="string" calcext:value-type="string">
            <text:p>Inspekcja</text:p>
          </table:table-cell>
          <table:table-cell table:style-name="ce75" office:value-type="string" calcext:value-type="string">
            <text:p>MM/24/2016</text:p>
          </table:table-cell>
          <table:table-cell table:style-name="ce122" office:value-type="date" office:date-value="2016-05-22" calcext:value-type="date">
            <text:p>22.05.2016</text:p>
          </table:table-cell>
          <table:table-cell table:style-name="ce170" office:value-type="string" calcext:value-type="string">
            <text:p>2772:48</text:p>
          </table:table-cell>
          <table:table-cell table:style-name="ce206"/>
          <table:table-cell table:style-name="ce230" office:value-type="string" calcext:value-type="string">
            <text:p>2872:48</text:p>
          </table:table-cell>
          <table:table-cell table:style-name="ce238" table:formula="of:=IF([.$G108] = 0; &quot;N/A&quot;; [.$G108] - [.$H$5])" office:value-type="time" office:time-value="-PT02H15M00S" calcext:value-type="time">
            <text:p>-02:15:00</text:p>
          </table:table-cell>
          <table:table-cell table:style-name="ce257" table:formula="of:=IF([.$F108] = 0; &quot;N/A&quot;; [.$F10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95-3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41/2015</text:p>
          </table:table-cell>
          <table:table-cell table:style-name="ce85" office:value-type="date" office:date-value="2015-05-20" calcext:value-type="date">
            <text:p>20.05.2015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09] = 0; &quot;N/A&quot;; [.$G109] - [.$H$5])" office:value-type="time" office:time-value="PT305H16M59.999999999S" calcext:value-type="time">
            <text:p>305:17:00</text:p>
          </table:table-cell>
          <table:table-cell table:style-name="ce257" table:formula="of:=IF([.$F109] = 0; &quot;N/A&quot;; [.$F10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18" office:value-type="string" calcext:value-type="string">
            <text:p>AD 94-05-05 R1</text:p>
          </table:table-cell>
          <table:table-cell table:style-name="ce39" office:value-type="string" calcext:value-type="string">
            <text:p>Inspekcja</text:p>
          </table:table-cell>
          <table:table-cell table:style-name="ce76" office:value-type="string" calcext:value-type="string">
            <text:p>EASA Nr C/13/2008</text:p>
          </table:table-cell>
          <table:table-cell table:style-name="ce123" office:value-type="date" office:date-value="2008-06-18" calcext:value-type="date">
            <text:p>18.06.2008</text:p>
          </table:table-cell>
          <table:table-cell table:style-name="ce171" office:value-type="string" calcext:value-type="string">
            <text:p>2186:00</text:p>
          </table:table-cell>
          <table:table-cell table:style-name="ce207" office:value-type="date" office:date-value="2020-06-17" calcext:value-type="date">
            <text:p>17.06.20</text:p>
          </table:table-cell>
          <table:table-cell table:style-name="ce231" office:value-type="string" calcext:value-type="string">
            <text:p>3386:00</text:p>
          </table:table-cell>
          <table:table-cell table:style-name="ce249" table:formula="of:=IF([.$G110] = 0; &quot;N/A&quot;; [.$G110] - [.$H$5])" office:value-type="time" office:time-value="PT510H57M00.000000001S" calcext:value-type="time">
            <text:p>510:57:00</text:p>
          </table:table-cell>
          <table:table-cell table:style-name="ce267" table:formula="of:=IF([.$F110] = 0; &quot;N/A&quot;; [.$F110]-[.$H$3])" office:value-type="float" office:value="1344" calcext:value-type="float">
            <text:p>1344</text:p>
          </table:table-cell>
          <table:table-cell table:style-name="ce282" table:number-columns-repeated="1015"/>
        </table:table-row>
        <table:table-row table:style-name="ro12">
          <table:table-cell table:style-name="ce17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37"/>
          <table:covered-table-cell table:style-name="ce108"/>
          <table:covered-table-cell table:style-name="ce157"/>
          <table:covered-table-cell table:number-columns-repeated="2" table:style-name="ce37"/>
          <table:table-cell table:style-name="ce247" table:number-columns-spanned="2" table:number-rows-spanned="1"/>
          <table:covered-table-cell table:style-name="ce265"/>
          <table:table-cell table:number-columns-repeated="1015"/>
        </table:table-row>
        <table:table-row table:style-name="ro13">
          <table:table-cell table:style-name="ce15" office:value-type="string" calcext:value-type="string">
            <text:p>Podzespół/część</text:p>
          </table:table-cell>
          <table:table-cell table:style-name="ce38" office:value-type="string" calcext:value-type="string">
            <text:p>Typ operacji</text:p>
          </table:table-cell>
          <table:table-cell table:style-name="ce38" office:value-type="string" calcext:value-type="string">
            <text:p>Numer</text:p>
          </table:table-cell>
          <table:table-cell table:style-name="ce109" office:value-type="string" calcext:value-type="string">
            <text:p>Interwał</text:p>
          </table:table-cell>
          <table:table-cell table:style-name="ce158" office:value-type="string" calcext:value-type="string">
            <text:p>Wykonana</text:p>
            <text:p>Dnia/FH</text:p>
          </table:table-cell>
          <table:table-cell table:style-name="ce38" office:value-type="string" calcext:value-type="string">
            <text:p>Następne dnia</text:p>
          </table:table-cell>
          <table:table-cell table:style-name="ce15" office:value-type="string" calcext:value-type="string">
            <text:p>Następne przy nalocie (FH)</text:p>
          </table:table-cell>
          <table:table-cell table:style-name="ce248" office:value-type="string" calcext:value-type="string">
            <text:p>Zostało FH</text:p>
          </table:table-cell>
          <table:table-cell table:style-name="ce266" office:value-type="string" calcext:value-type="string">
            <text:p>Zostało dni</text:p>
          </table:table-cell>
          <table:table-cell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string" calcext:value-type="string">
            <text:p>6 lat</text:p>
          </table:table-cell>
          <table:table-cell table:style-name="ce135" office:value-type="string" calcext:value-type="string">
            <text:p>24.06.2014</text:p>
          </table:table-cell>
          <table:table-cell table:style-name="ce180" office:value-type="date" office:date-value="2020-06-22" calcext:value-type="date">
            <text:p>22.06.2020</text:p>
          </table:table-cell>
          <table:table-cell table:style-name="ce135"/>
          <table:table-cell table:style-name="ce238" table:formula="of:=IF([.$G113] = 0; &quot;N/A&quot;; [.$G113] - [.$H$5])" office:value-type="string" office:string-value="N/A" calcext:value-type="string">
            <text:p>N/A</text:p>
          </table:table-cell>
          <table:table-cell table:style-name="ce257" table:formula="of:=IF([.$F113] = 0; &quot;N/A&quot;; [.$F113]-[.$H$3])" office:value-type="float" office:value="1349" calcext:value-type="float">
            <text:p>1349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mpa Vacuum RAP216CW s/n B28607</text:p>
          </table:table-cell>
          <table:table-cell table:style-name="ce29" office:value-type="string" calcext:value-type="string">
            <text:p>Inspekcja</text:p>
          </table:table-cell>
          <table:table-cell table:style-name="ce29"/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455:51</text:p>
          </table:table-cell>
          <table:table-cell table:style-name="ce29"/>
          <table:table-cell table:style-name="ce135" office:value-type="string" calcext:value-type="string">
            <text:p>2955:51</text:p>
          </table:table-cell>
          <table:table-cell table:style-name="ce238" table:formula="of:=IF([.$G114] = 0; &quot;N/A&quot;; [.$G114] - [.$H$5])" office:value-type="time" office:time-value="PT80H47M59.999999999S" calcext:value-type="time">
            <text:p>80:48:00</text:p>
          </table:table-cell>
          <table:table-cell table:style-name="ce257" table:formula="of:=IF([.$F114] = 0; &quot;N/A&quot;; [.$F114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Poduszki (lordy) mocowania silnika</text:p>
          </table:table-cell>
          <table:table-cell table:style-name="ce29" office:value-type="string" calcext:value-type="string">
            <text:p>Wymian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5555:00</text:p>
          </table:table-cell>
          <table:table-cell table:style-name="ce29"/>
          <table:table-cell table:style-name="ce135" office:value-type="string" calcext:value-type="string">
            <text:p>6755:00</text:p>
          </table:table-cell>
          <table:table-cell table:style-name="ce238" table:formula="of:=IF([.$G115] = 0; &quot;N/A&quot;; [.$G115] - [.$H$5])" office:value-type="time" office:time-value="PT3879H56M59.999999999S" calcext:value-type="time">
            <text:p>3879:57:00</text:p>
          </table:table-cell>
          <table:table-cell table:style-name="ce257" table:formula="of:=IF([.$F115] = 0; &quot;N/A&quot;; [.$F115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Silnik GO-300-E s/n 12634-1-C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 lat / 1200 h</text:p>
          </table:table-cell>
          <table:table-cell table:style-name="ce172" office:value-type="string" calcext:value-type="string">
            <text:p>18.06.2008/</text:p>
            <text:p>5555:00</text:p>
          </table:table-cell>
          <table:table-cell table:style-name="ce180" office:value-type="date" office:date-value="2020-06-17" calcext:value-type="date">
            <text:p>17.06.2020</text:p>
          </table:table-cell>
          <table:table-cell table:style-name="ce135" office:value-type="string" calcext:value-type="string">
            <text:p>6755:00</text:p>
          </table:table-cell>
          <table:table-cell table:style-name="ce238" table:formula="of:=IF([.$G116] = 0; &quot;N/A&quot;; [.$G116] - [.$H$5])" office:value-type="time" office:time-value="PT3879H56M59.999999999S" calcext:value-type="time">
            <text:p>3879:57:00</text:p>
          </table:table-cell>
          <table:table-cell table:style-name="ce257" table:formula="of:=IF([.$F116] = 0; &quot;N/A&quot;; [.$F116]-[.$H$3])" office:value-type="float" office:value="1344" calcext:value-type="float">
            <text:p>1344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prawy: SLICK 6367 s/n 08071166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7] = 0; &quot;N/A&quot;; [.$G117] - [.$H$5])" office:value-type="time" office:time-value="PT305H16M59.999999999S" calcext:value-type="time">
            <text:p>305:17:00</text:p>
          </table:table-cell>
          <table:table-cell table:style-name="ce257" table:formula="of:=IF([.$F117] = 0; &quot;N/A&quot;; [.$F117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Iskrownik lewy: SLICK 6367 s/n 0807116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I/030/2015</text:p>
          </table:table-cell>
          <table:table-cell table:style-name="ce85" office:value-type="string" calcext:value-type="string">
            <text:p>500 h</text:p>
          </table:table-cell>
          <table:table-cell table:style-name="ce135" office:value-type="string" calcext:value-type="string">
            <text:p>2680:20</text:p>
          </table:table-cell>
          <table:table-cell table:style-name="ce29"/>
          <table:table-cell table:style-name="ce135" office:value-type="string" calcext:value-type="string">
            <text:p>3180:20</text:p>
          </table:table-cell>
          <table:table-cell table:style-name="ce238" table:formula="of:=IF([.$G118] = 0; &quot;N/A&quot;; [.$G118] - [.$H$5])" office:value-type="time" office:time-value="PT305H16M59.999999999S" calcext:value-type="time">
            <text:p>305:17:00</text:p>
          </table:table-cell>
          <table:table-cell table:style-name="ce257" table:formula="of:=IF([.$F118] = 0; &quot;N/A&quot;; [.$F118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Rozrusznik DELCO-REMY 1109884 s/n 571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19] = 0; &quot;N/A&quot;; [.$G119] - [.$H$5])" office:value-type="time" office:time-value="PT510H57M00.000000001S" calcext:value-type="time">
            <text:p>510:57:00</text:p>
          </table:table-cell>
          <table:table-cell table:style-name="ce257" table:formula="of:=IF([.$F119] = 0; &quot;N/A&quot;; [.$F119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Alternator DOFF 10300FR s/n H073025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200 h</text:p>
          </table:table-cell>
          <table:table-cell table:style-name="ce135" office:value-type="string" calcext:value-type="string">
            <text:p>2186:00</text:p>
          </table:table-cell>
          <table:table-cell table:style-name="ce29"/>
          <table:table-cell table:style-name="ce135" office:value-type="string" calcext:value-type="string">
            <text:p>3386:00</text:p>
          </table:table-cell>
          <table:table-cell table:style-name="ce238" table:formula="of:=IF([.$G120] = 0; &quot;N/A&quot;; [.$G120] - [.$H$5])" office:value-type="time" office:time-value="PT510H57M00.000000001S" calcext:value-type="time">
            <text:p>510:57:00</text:p>
          </table:table-cell>
          <table:table-cell table:style-name="ce257" table:formula="of:=IF([.$F120] = 0; &quot;N/A&quot;; [.$F12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13">
          <table:table-cell table:style-name="ce6" office:value-type="string" calcext:value-type="string">
            <text:p>Gaźnik MA-4-5 10-4171 s/n L-12-399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Nr C/13/2008</text:p>
          </table:table-cell>
          <table:table-cell table:style-name="ce85" office:value-type="string" calcext:value-type="string">
            <text:p>10 lat / 1200 h</text:p>
          </table:table-cell>
          <table:table-cell table:style-name="ce135" office:value-type="string" calcext:value-type="string">
            <text:p>18.06.2008/</text:p>
            <text:p>2186.00</text:p>
          </table:table-cell>
          <table:table-cell table:style-name="ce180" office:value-type="date" office:date-value="2018-08-17" calcext:value-type="date">
            <text:p>17.08.2018</text:p>
          </table:table-cell>
          <table:table-cell table:style-name="ce135" office:value-type="string" calcext:value-type="string">
            <text:p>3386:00</text:p>
          </table:table-cell>
          <table:table-cell table:style-name="ce238" table:formula="of:=IF([.$G121] = 0; &quot;N/A&quot;; [.$G121] - [.$H$5])" office:value-type="time" office:time-value="PT510H57M00.000000001S" calcext:value-type="time">
            <text:p>510:57:00</text:p>
          </table:table-cell>
          <table:table-cell table:style-name="ce257" table:formula="of:=IF([.$F121] = 0; &quot;N/A&quot;; [.$F121]-[.$H$3])" office:value-type="float" office:value="674" calcext:value-type="float">
            <text:p>674</text:p>
          </table:table-cell>
          <table:table-cell table:style-name="ce274" table:number-columns-repeated="1015"/>
        </table:table-row>
        <table:table-row table:style-name="ro13">
          <table:table-cell table:style-name="ce19" office:value-type="string" calcext:value-type="string">
            <text:p>Silnikowy filtr powietrza</text:p>
          </table:table-cell>
          <table:table-cell table:style-name="ce40" office:value-type="string" calcext:value-type="string">
            <text:p>Wymiana</text:p>
          </table:table-cell>
          <table:table-cell table:style-name="ce77" office:value-type="string" calcext:value-type="string">
            <text:p>MM/28/2015</text:p>
          </table:table-cell>
          <table:table-cell table:style-name="ce124" office:value-type="string" calcext:value-type="string">
            <text:p>3 lata / 300 h</text:p>
          </table:table-cell>
          <table:table-cell table:style-name="ce173" office:value-type="string" calcext:value-type="string">
            <text:p>25.11.2015/</text:p>
            <text:p>2732:25</text:p>
          </table:table-cell>
          <table:table-cell table:style-name="ce208" office:value-type="date" office:date-value="2018-11-22" calcext:value-type="date">
            <text:p>22.11.2018</text:p>
          </table:table-cell>
          <table:table-cell table:style-name="ce173" office:value-type="string" calcext:value-type="string">
            <text:p>3032:25</text:p>
          </table:table-cell>
          <table:table-cell table:style-name="ce250" table:formula="of:=IF([.$G122] = 0; &quot;N/A&quot;; [.$G122] - [.$H$5])" office:value-type="time" office:time-value="PT157H22M00S" calcext:value-type="time">
            <text:p>157:22:00</text:p>
          </table:table-cell>
          <table:table-cell table:style-name="ce268" table:formula="of:=IF([.$F122] = 0; &quot;N/A&quot;; [.$F122]-[.$H$3])" office:value-type="float" office:value="771" calcext:value-type="float">
            <text:p>771</text:p>
          </table:table-cell>
          <table:table-cell table:style-name="ce283" table:number-columns-repeated="1015"/>
        </table:table-row>
        <table:table-row table:style-name="ro6">
          <table:table-cell table:style-name="ce20" office:value-type="string" calcext:value-type="string" table:number-columns-spanned="7" table:number-rows-spanned="1">
            <text:p>ŚMIGŁO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3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5">
          <table:table-cell table:style-name="ce21" office:value-type="string" calcext:value-type="string">
            <text:p>Śmigło: McCauley 2A31C21-DE/84S</text:p>
          </table:table-cell>
          <table:table-cell table:style-name="ce41" office:value-type="string" calcext:value-type="string">
            <text:p><text:s/>Nr fabr. 697157</text:p>
          </table:table-cell>
          <table:table-cell table:style-name="ce41" office:value-type="string" calcext:value-type="string">
            <text:p>Rok budowy: 1973</text:p>
          </table:table-cell>
          <table:table-cell table:style-name="ce125" office:value-type="string" calcext:value-type="string" table:number-columns-spanned="2" table:number-rows-spanned="1">
            <text:p>Certyfikat typu: P-919</text:p>
          </table:table-cell>
          <table:covered-table-cell table:style-name="ce174"/>
          <table:table-cell table:style-name="ce41" office:value-type="string" calcext:value-type="string" table:number-columns-spanned="2" table:number-rows-spanned="1">
            <text:p>POT: TODO</text:p>
          </table:table-cell>
          <table:covered-table-cell table:style-name="ce41"/>
          <table:covered-table-cell table:style-name="ce251"/>
          <table:covered-table-cell table:style-name="ce269"/>
          <table:table-cell table:style-name="ce281" table:number-columns-repeated="3"/>
          <table:table-cell/>
          <table:table-cell table:style-name="ce281" table:number-columns-repeated="1011"/>
        </table:table-row>
        <table:table-row table:style-name="ro7">
          <table:table-cell table:style-name="ce2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covered-table-cell table:style-name="ce251"/>
          <table:covered-table-cell table:style-name="ce269"/>
          <table:table-cell table:style-name="ce281" table:number-columns-repeated="1015"/>
        </table:table-row>
        <table:table-row table:style-name="ro8">
          <table:table-cell table:style-name="ce20" office:value-type="string" calcext:value-type="string">
            <text:p>Paczka obsługowa/SB/AD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Ident. Prac obsługowych </text:p>
          </table:table-cell>
          <table:table-cell table:style-name="ce126" office:value-type="string" calcext:value-type="string">
            <text:p>Data wykonania</text:p>
          </table:table-cell>
          <table:table-cell table:style-name="ce175" office:value-type="string" calcext:value-type="string">
            <text:p>Przy nalocie (FH)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1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9" office:value-type="string" calcext:value-type="string">
            <text:p>Serwis</text:p>
          </table:table-cell>
          <table:table-cell table:style-name="ce78" office:value-type="string" calcext:value-type="string">
            <text:p>MM/46/2016</text:p>
          </table:table-cell>
          <table:table-cell table:style-name="ce127" office:value-type="date" office:date-value="2016-08-28" calcext:value-type="date">
            <text:p>28.08.2016</text:p>
          </table:table-cell>
          <table:table-cell table:style-name="ce176" office:value-type="string" calcext:value-type="string">
            <text:p>2847:10</text:p>
          </table:table-cell>
          <table:table-cell table:style-name="ce78"/>
          <table:table-cell table:style-name="ce232" office:value-type="time" office:time-value="PT2872H10M00.000000001S" calcext:value-type="time">
            <text:p>2872:10:00</text:p>
          </table:table-cell>
          <table:table-cell table:style-name="ce238" table:formula="of:=IF([.$G127] = 0; &quot;N/A&quot;; [.$G127] - [.$H$5])" office:value-type="time" office:time-value="-PT02H52M59.999999999S" calcext:value-type="time">
            <text:p>-02:53:00</text:p>
          </table:table-cell>
          <table:table-cell table:style-name="ce257" table:formula="of:=IF([.$F127] = 0; &quot;N/A&quot;; [.$F127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2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100 FH</text:p>
          </table:table-cell>
          <table:table-cell table:style-name="ce29" office:value-type="string" calcext:value-type="string">
            <text:p>Serwis</text:p>
          </table:table-cell>
          <table:table-cell table:style-name="ce79" office:value-type="string" calcext:value-type="string">
            <text:p>MM/24/2016</text:p>
          </table:table-cell>
          <table:table-cell table:style-name="ce128" office:value-type="date" office:date-value="2016-05-22" calcext:value-type="date">
            <text:p>22.05.2016</text:p>
          </table:table-cell>
          <table:table-cell table:style-name="ce177" office:value-type="string" calcext:value-type="string">
            <text:p>2772:48</text:p>
          </table:table-cell>
          <table:table-cell table:style-name="ce209"/>
          <table:table-cell table:style-name="ce233" office:value-type="string" calcext:value-type="string">
            <text:p>2872:48</text:p>
          </table:table-cell>
          <table:table-cell table:style-name="ce238" table:formula="of:=IF([.$G128] = 0; &quot;N/A&quot;; [.$G128] - [.$H$5])" office:value-type="time" office:time-value="-PT02H15M00S" calcext:value-type="time">
            <text:p>-02:15:00</text:p>
          </table:table-cell>
          <table:table-cell table:style-name="ce257" table:formula="of:=IF([.$F128] = 0; &quot;N/A&quot;; [.$F128]-[.$H$3])" office:value-type="string" office:string-value="N/A" calcext:value-type="string">
            <text:p>N/A</text:p>
          </table:table-cell>
          <table:table-cell table:style-name="ce274" table:number-columns-repeated="3"/>
          <table:table-cell table:style-name="ce302"/>
          <table:table-cell table:style-name="ce274" table:number-columns-repeated="1011"/>
        </table:table-row>
        <table:table-row table:style-name="ro9">
          <table:table-cell table:style-name="ce6" office:value-type="string" calcext:value-type="string">
            <text:p>Przegląd roczny</text:p>
          </table:table-cell>
          <table:table-cell table:style-name="ce29" office:value-type="string" calcext:value-type="string">
            <text:p>Serwis</text:p>
          </table:table-cell>
          <table:table-cell table:style-name="ce80" office:value-type="string" calcext:value-type="string">
            <text:p>MM/24/2016</text:p>
          </table:table-cell>
          <table:table-cell table:style-name="ce129" office:value-type="date" office:date-value="2016-05-22" calcext:value-type="date">
            <text:p>22.05.2016</text:p>
          </table:table-cell>
          <table:table-cell table:style-name="ce178"/>
          <table:table-cell table:style-name="ce210" office:value-type="date" office:date-value="2017-05-22" calcext:value-type="date">
            <text:p>22.05.2017</text:p>
          </table:table-cell>
          <table:table-cell table:style-name="ce135"/>
          <table:table-cell table:style-name="ce238" table:formula="of:=IF([.$G129] = 0; &quot;N/A&quot;; [.$G129] - [.$H$5])" office:value-type="string" office:string-value="N/A" calcext:value-type="string">
            <text:p>N/A</text:p>
          </table:table-cell>
          <table:table-cell table:style-name="ce257" table:formula="of:=IF([.$F129] = 0; &quot;N/A&quot;; [.$F129]-[.$H$3])" office:value-type="float" office:value="222" calcext:value-type="float">
            <text:p>222</text:p>
          </table:table-cell>
          <table:table-cell table:style-name="ce274" table:number-columns-repeated="1015"/>
        </table:table-row>
        <table:table-row table:style-name="ro9">
          <table:table-cell table:style-name="ce6" office:value-type="string" calcext:value-type="string">
            <text:p>SB227B</text:p>
          </table:table-cell>
          <table:table-cell table:style-name="ce29" office:value-type="string" calcext:value-type="string">
            <text:p>Inspekcja</text:p>
          </table:table-cell>
          <table:table-cell table:style-name="ce29" office:value-type="string" calcext:value-type="string">
            <text:p>PO/37/2014</text:p>
          </table:table-cell>
          <table:table-cell table:style-name="ce85" office:value-type="date" office:date-value="2012-12-21" calcext:value-type="date">
            <text:p>21.12.2012</text:p>
          </table:table-cell>
          <table:table-cell table:style-name="ce135" office:value-type="string" calcext:value-type="string">
            <text:p>2431:36</text:p>
          </table:table-cell>
          <table:table-cell table:style-name="ce29"/>
          <table:table-cell table:style-name="ce135" office:value-type="string" calcext:value-type="string">
            <text:p>3607:21</text:p>
          </table:table-cell>
          <table:table-cell table:style-name="ce238" table:formula="of:=IF([.$G130] = 0; &quot;N/A&quot;; [.$G130] - [.$H$5])" office:value-type="time" office:time-value="PT732H18M00S" calcext:value-type="time">
            <text:p>732:18:00</text:p>
          </table:table-cell>
          <table:table-cell table:style-name="ce257" table:formula="of:=IF([.$F130] = 0; &quot;N/A&quot;; [.$F130]-[.$H$3])" office:value-type="string" office:string-value="N/A" calcext:value-type="string">
            <text:p>N/A</text:p>
          </table:table-cell>
          <table:table-cell table:style-name="ce274" table:number-columns-repeated="1015"/>
        </table:table-row>
        <table:table-row table:style-name="ro9">
          <table:table-cell table:style-name="ce2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41"/>
          <table:covered-table-cell table:style-name="ce125"/>
          <table:covered-table-cell table:style-name="ce174"/>
          <table:covered-table-cell table:number-columns-repeated="2" table:style-name="ce41"/>
          <table:table-cell table:style-name="ce251" table:number-columns-spanned="2" table:number-rows-spanned="1"/>
          <table:covered-table-cell table:style-name="ce269"/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20" office:value-type="string" calcext:value-type="string">
            <text:p>Podzespół/część</text:p>
          </table:table-cell>
          <table:table-cell table:style-name="ce42" office:value-type="string" calcext:value-type="string">
            <text:p>Typ operacji</text:p>
          </table:table-cell>
          <table:table-cell table:style-name="ce42" office:value-type="string" calcext:value-type="string">
            <text:p>Numer</text:p>
          </table:table-cell>
          <table:table-cell table:style-name="ce126" office:value-type="string" calcext:value-type="string">
            <text:p>Interwał</text:p>
          </table:table-cell>
          <table:table-cell table:style-name="ce175" office:value-type="string" calcext:value-type="string">
            <text:p>Wykonana</text:p>
            <text:p>Dnia/FH</text:p>
          </table:table-cell>
          <table:table-cell table:style-name="ce42" office:value-type="string" calcext:value-type="string">
            <text:p>Następne dnia</text:p>
          </table:table-cell>
          <table:table-cell table:style-name="ce20" office:value-type="string" calcext:value-type="string">
            <text:p>Następne przy nalocie (FH)</text:p>
          </table:table-cell>
          <table:table-cell table:style-name="ce252" office:value-type="string" calcext:value-type="string">
            <text:p>Zostało FH</text:p>
          </table:table-cell>
          <table:table-cell table:style-name="ce270" office:value-type="string" calcext:value-type="string">
            <text:p>Zostało dni</text:p>
          </table:table-cell>
          <table:table-cell table:style-name="ce284" table:number-columns-repeated="3"/>
          <table:table-cell/>
          <table:table-cell table:style-name="ce284" table:number-columns-repeated="1011"/>
        </table:table-row>
        <table:table-row table:style-name="ro13">
          <table:table-cell table:style-name="ce6" office:value-type="string" calcext:value-type="string">
            <text:p>Śmigło: McCauley 2A31C21-DE/84S</text:p>
          </table:table-cell>
          <table:table-cell table:style-name="ce29" office:value-type="string" calcext:value-type="string">
            <text:p>Remont</text:p>
          </table:table-cell>
          <table:table-cell table:style-name="ce29" office:value-type="string" calcext:value-type="string">
            <text:p>EASA S/133/2012</text:p>
          </table:table-cell>
          <table:table-cell table:style-name="ce85" office:value-type="string" calcext:value-type="string">
            <text:p>5 lat /1200 h</text:p>
          </table:table-cell>
          <table:table-cell table:style-name="ce135" office:value-type="string" calcext:value-type="string">
            <text:p>21.12.2012/</text:p>
            <text:p>2431.36</text:p>
          </table:table-cell>
          <table:table-cell table:style-name="ce180" office:value-type="date" office:date-value="2017-12-20" calcext:value-type="date">
            <text:p>20.12.2017</text:p>
          </table:table-cell>
          <table:table-cell table:style-name="ce135" office:value-type="string" calcext:value-type="string">
            <text:p>3631:36</text:p>
          </table:table-cell>
          <table:table-cell table:style-name="ce238" table:formula="of:=IF([.$G133] = 0; &quot;N/A&quot;; [.$G133] - [.$H$5])" office:value-type="time" office:time-value="PT756H32M59.999999999S" calcext:value-type="time">
            <text:p>756:33:00</text:p>
          </table:table-cell>
          <table:table-cell table:style-name="ce257" table:formula="of:=IF([.$F133] = 0; &quot;N/A&quot;; [.$F133]-[.$H$3])" office:value-type="float" office:value="434" calcext:value-type="float">
            <text:p>434</text:p>
          </table:table-cell>
          <table:table-cell table:style-name="ce274" table:number-columns-repeated="3"/>
          <table:table-cell table:style-name="ce303"/>
          <table:table-cell table:style-name="ce274" table:number-columns-repeated="1011"/>
        </table:table-row>
        <table:table-row table:style-name="ro9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5"/>
          <table:table-cell table:style-name="ce304"/>
          <table:table-cell table:style-name="ce253" table:number-columns-repeated="1011"/>
        </table:table-row>
        <table:table-row table:style-name="ro9" table:number-rows-repeated="36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/>
          <table:table-cell table:style-name="ce179"/>
          <table:table-cell table:style-name="ce253" table:number-columns-repeated="1017"/>
        </table:table-row>
        <table:table-row table:style-name="ro9" table:number-rows-repeated="41">
          <table:table-cell table:style-name="ce23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7">
          <table:table-cell table:style-name="ce24"/>
          <table:table-cell table:style-name="ce43" table:number-columns-repeated="2"/>
          <table:table-cell table:style-name="ce130"/>
          <table:table-cell table:style-name="ce179"/>
          <table:table-cell table:style-name="ce43" table:number-columns-repeated="2"/>
          <table:table-cell table:style-name="ce253" table:number-columns-repeated="1017"/>
        </table:table-row>
        <table:table-row table:style-name="ro9" table:number-rows-repeated="29">
          <table:table-cell table:style-name="ce25"/>
          <table:table-cell table:style-name="ce26" table:number-columns-repeated="2"/>
          <table:table-cell table:style-name="ce82"/>
          <table:table-cell table:style-name="ce132"/>
          <table:table-cell table:style-name="ce26" table:number-columns-repeated="2"/>
          <table:table-cell table:number-columns-repeated="1017"/>
        </table:table-row>
        <table:table-row table:style-name="ro9" table:number-rows-repeated="1048328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rkusz1.A134:Arkusz1.AMJ218">
            <calcext:condition calcext:apply-style-name="czerwony" calcext:value="formula-is(OR([.$H135] &lt; [.$I$5]; [.$I135] &lt; [.$I$3]))" calcext:base-cell-address="Arkusz1.A134"/>
            <calcext:condition calcext:apply-style-name="pomaranczowy" calcext:value="formula-is(OR([.$H135] &lt; [.$J$5]; [.$I135] &lt; [.$K$3]))" calcext:base-cell-address="Arkusz1.A134"/>
            <calcext:condition calcext:apply-style-name="zolty" calcext:value="formula-is(OR([.$H135] &lt; [.$K$5]; [.$I135] &lt; [.$K$3]))" calcext:base-cell-address="Arkusz1.A134"/>
          </calcext:conditional-format>
          <calcext:conditional-format calcext:target-range-address="Arkusz1.A9:Arkusz1.AMJ9 Arkusz1.A34:Arkusz1.F57 Arkusz1.A71:Arkusz1.E85 Arkusz1.E73:Arkusz1.F73 Arkusz1.E76:Arkusz1.F76 Arkusz1.E80:Arkusz1.F80 Arkusz1.G65:Arkusz1.G65 Arkusz1.F91:Arkusz1.I91 Arkusz1.A113:Arkusz1.AMJ121 Arkusz1.A130:Arkusz1.AMJ130 Arkusz1.A133:Arkusz1.AMJ133 Arkusz1.G71:Arkusz1.AMJ85 Arkusz1.F71:Arkusz1.F72 Arkusz1.F74:Arkusz1.F75 Arkusz1.F77:Arkusz1.F79 Arkusz1.F81:Arkusz1.F85 Arkusz1.J33:Arkusz1.AMJ68 Arkusz1.A13:Arkusz1.AMJ17 Arkusz1.A10:Arkusz1.B12 Arkusz1.F10:Arkusz1.AMJ10 Arkusz1.E11:Arkusz1.AMJ11 Arkusz1.A19:Arkusz1.AMJ23 Arkusz1.A18:Arkusz1.B18 Arkusz1.F18:Arkusz1.AMJ18 Arkusz1.A24:Arkusz1.B26 Arkusz1.E24:Arkusz1.AMJ26 Arkusz1.A33:Arkusz1.B33 Arkusz1.F33:Arkusz1.F33 Arkusz1.A67:Arkusz1.B67 Arkusz1.A58:Arkusz1.B68 Arkusz1.F58:Arkusz1.F58 Arkusz1.E59:Arkusz1.E59 Arkusz1.G33:Arkusz1.G59 Arkusz1.C91:Arkusz1.F91 Arkusz1.C94:Arkusz1.D96 Arkusz1.E94:Arkusz1.E97 Arkusz1.F94:Arkusz1.G99 Arkusz1.C103:Arkusz1.G103 Arkusz1.A127:Arkusz1.B129 Arkusz1.H127:Arkusz1.AMJ128 Arkusz1.G129:Arkusz1.AMJ129 Arkusz1.F12:Arkusz1.AMJ12 Arkusz1.A91:Arkusz1.B109 Arkusz1.J91:Arkusz1.AMJ109 Arkusz1.H92:Arkusz1.I109 Arkusz1.C109:Arkusz1.G109 Arkusz1.A27:Arkusz1.AMJ28 Arkusz1.H33:Arkusz1.I66 Arkusz1.H68:Arkusz1.I68">
            <calcext:condition calcext:apply-style-name="czerwony" calcext:value="formula-is(OR([.$H9] &lt; [.$I$5]; [.$I9] &lt; [.$I$3]))" calcext:base-cell-address="Arkusz1.A9"/>
            <calcext:condition calcext:apply-style-name="pomaranczowy" calcext:value="formula-is(OR([.$H9] &lt; [.$J$5]; [.$I9] &lt; [.$J$3]))" calcext:base-cell-address="Arkusz1.A9"/>
            <calcext:condition calcext:apply-style-name="zolty" calcext:value="formula-is(OR([.$H9] &lt; [.$K$5]; [.$I9] &lt; [.$K$3]))" calcext:base-cell-address="Arkusz1.A9"/>
          </calcext:conditional-format>
          <calcext:conditional-format calcext:target-range-address="Arkusz1.C10:Arkusz1.E10">
            <calcext:condition calcext:apply-style-name="czerwony" calcext:value="formula-is(OR([.$H10] &lt; [.$I$5]; [.$I10] &lt; [.$I$3]))" calcext:base-cell-address="Arkusz1.C10"/>
            <calcext:condition calcext:apply-style-name="pomaranczowy" calcext:value="formula-is(OR([.$H10] &lt; [.$J$5]; [.$I10] &lt; [.$J$3]))" calcext:base-cell-address="Arkusz1.C10"/>
            <calcext:condition calcext:apply-style-name="zolty" calcext:value="formula-is(OR([.$H10] &lt; [.$K$5]; [.$I10] &lt; [.$K$3]))" calcext:base-cell-address="Arkusz1.C10"/>
          </calcext:conditional-format>
          <calcext:conditional-format calcext:target-range-address="Arkusz1.C11:Arkusz1.D11">
            <calcext:condition calcext:apply-style-name="czerwony" calcext:value="formula-is(OR([.$H11] &lt; [.$I$5]; [.$I11] &lt; [.$I$3]))" calcext:base-cell-address="Arkusz1.C11"/>
            <calcext:condition calcext:apply-style-name="pomaranczowy" calcext:value="formula-is(OR([.$H11] &lt; [.$J$5]; [.$I11] &lt; [.$J$3]))" calcext:base-cell-address="Arkusz1.C11"/>
            <calcext:condition calcext:apply-style-name="zolty" calcext:value="formula-is(OR([.$H11] &lt; [.$K$5]; [.$I11] &lt; [.$K$3]))" calcext:base-cell-address="Arkusz1.C11"/>
          </calcext:conditional-format>
          <calcext:conditional-format calcext:target-range-address="Arkusz1.C18:Arkusz1.E18">
            <calcext:condition calcext:apply-style-name="czerwony" calcext:value="formula-is(OR([.$H18] &lt; [.$I$5]; [.$I18] &lt; [.$I$3]))" calcext:base-cell-address="Arkusz1.C18"/>
            <calcext:condition calcext:apply-style-name="pomaranczowy" calcext:value="formula-is(OR([.$H18] &lt; [.$J$5]; [.$I18] &lt; [.$J$3]))" calcext:base-cell-address="Arkusz1.C18"/>
            <calcext:condition calcext:apply-style-name="zolty" calcext:value="formula-is(OR([.$H18] &lt; [.$K$5]; [.$I18] &lt; [.$K$3]))" calcext:base-cell-address="Arkusz1.C18"/>
          </calcext:conditional-format>
          <calcext:conditional-format calcext:target-range-address="Arkusz1.C24:Arkusz1.D24">
            <calcext:condition calcext:apply-style-name="czerwony" calcext:value="formula-is(OR([.$H24] &lt; [.$I$5]; [.$I24] &lt; [.$I$3]))" calcext:base-cell-address="Arkusz1.C24"/>
            <calcext:condition calcext:apply-style-name="pomaranczowy" calcext:value="formula-is(OR([.$H24] &lt; [.$J$5]; [.$I24] &lt; [.$J$3]))" calcext:base-cell-address="Arkusz1.C24"/>
            <calcext:condition calcext:apply-style-name="zolty" calcext:value="formula-is(OR([.$H24] &lt; [.$K$5]; [.$I24] &lt; [.$K$3]))" calcext:base-cell-address="Arkusz1.C24"/>
          </calcext:conditional-format>
          <calcext:conditional-format calcext:target-range-address="Arkusz1.C25:Arkusz1.D25">
            <calcext:condition calcext:apply-style-name="czerwony" calcext:value="formula-is(OR([.$H25] &lt; [.$I$5]; [.$I25] &lt; [.$I$3]))" calcext:base-cell-address="Arkusz1.C25"/>
            <calcext:condition calcext:apply-style-name="pomaranczowy" calcext:value="formula-is(OR([.$H25] &lt; [.$J$5]; [.$I25] &lt; [.$J$3]))" calcext:base-cell-address="Arkusz1.C25"/>
            <calcext:condition calcext:apply-style-name="zolty" calcext:value="formula-is(OR([.$H25] &lt; [.$K$5]; [.$I25] &lt; [.$K$3]))" calcext:base-cell-address="Arkusz1.C25"/>
          </calcext:conditional-format>
          <calcext:conditional-format calcext:target-range-address="Arkusz1.C26:Arkusz1.D26">
            <calcext:condition calcext:apply-style-name="czerwony" calcext:value="formula-is(OR([.$H26] &lt; [.$I$5]; [.$I26] &lt; [.$I$3]))" calcext:base-cell-address="Arkusz1.C26"/>
            <calcext:condition calcext:apply-style-name="pomaranczowy" calcext:value="formula-is(OR([.$H26] &lt; [.$J$5]; [.$I26] &lt; [.$J$3]))" calcext:base-cell-address="Arkusz1.C26"/>
            <calcext:condition calcext:apply-style-name="zolty" calcext:value="formula-is(OR([.$H26] &lt; [.$K$5]; [.$I26] &lt; [.$K$3]))" calcext:base-cell-address="Arkusz1.C26"/>
          </calcext:conditional-format>
          <calcext:conditional-format calcext:target-range-address="Arkusz1.C33:Arkusz1.E33 Arkusz1.E34:Arkusz1.M34">
            <calcext:condition calcext:apply-style-name="czerwony" calcext:value="formula-is(OR([.$H33] &lt; [.$I$5]; [.$I33] &lt; [.$I$3]))" calcext:base-cell-address="Arkusz1.C33"/>
            <calcext:condition calcext:apply-style-name="pomaranczowy" calcext:value="formula-is(OR([.$H33] &lt; [.$J$5]; [.$I33] &lt; [.$J$3]))" calcext:base-cell-address="Arkusz1.C33"/>
            <calcext:condition calcext:apply-style-name="zolty" calcext:value="formula-is(OR([.$H33] &lt; [.$K$5]; [.$I33] &lt; [.$K$3]))" calcext:base-cell-address="Arkusz1.C33"/>
          </calcext:conditional-format>
          <calcext:conditional-format calcext:target-range-address="Arkusz1.C58:Arkusz1.E58">
            <calcext:condition calcext:apply-style-name="czerwony" calcext:value="formula-is(OR([.$H58] &lt; [.$I$5]; [.$I58] &lt; [.$I$3]))" calcext:base-cell-address="Arkusz1.C58"/>
            <calcext:condition calcext:apply-style-name="pomaranczowy" calcext:value="formula-is(OR([.$H58] &lt; [.$J$5]; [.$I58] &lt; [.$J$3]))" calcext:base-cell-address="Arkusz1.C58"/>
            <calcext:condition calcext:apply-style-name="zolty" calcext:value="formula-is(OR([.$H58] &lt; [.$K$5]; [.$I58] &lt; [.$K$3]))" calcext:base-cell-address="Arkusz1.C58"/>
          </calcext:conditional-format>
          <calcext:conditional-format calcext:target-range-address="Arkusz1.C59:Arkusz1.D59">
            <calcext:condition calcext:apply-style-name="czerwony" calcext:value="formula-is(OR([.$H59] &lt; [.$I$5]; [.$I59] &lt; [.$I$3]))" calcext:base-cell-address="Arkusz1.C59"/>
            <calcext:condition calcext:apply-style-name="pomaranczowy" calcext:value="formula-is(OR([.$H59] &lt; [.$J$5]; [.$I59] &lt; [.$J$3]))" calcext:base-cell-address="Arkusz1.C59"/>
            <calcext:condition calcext:apply-style-name="zolty" calcext:value="formula-is(OR([.$H59] &lt; [.$K$5]; [.$I59] &lt; [.$K$3]))" calcext:base-cell-address="Arkusz1.C59"/>
          </calcext:conditional-format>
          <calcext:conditional-format calcext:target-range-address="Arkusz1.F59:Arkusz1.F59">
            <calcext:condition calcext:apply-style-name="czerwony" calcext:value="formula-is(OR([.$H59] &lt; [.$I$5]; [.$I59] &lt; [.$I$3]))" calcext:base-cell-address="Arkusz1.F59"/>
            <calcext:condition calcext:apply-style-name="pomaranczowy" calcext:value="formula-is(OR([.$H59] &lt; [.$J$5]; [.$I59] &lt; [.$J$3]))" calcext:base-cell-address="Arkusz1.F59"/>
            <calcext:condition calcext:apply-style-name="zolty" calcext:value="formula-is(OR([.$H59] &lt; [.$K$5]; [.$I59] &lt; [.$K$3]))" calcext:base-cell-address="Arkusz1.F59"/>
          </calcext:conditional-format>
          <calcext:conditional-format calcext:target-range-address="Arkusz1.F60:Arkusz1.G60">
            <calcext:condition calcext:apply-style-name="czerwony" calcext:value="formula-is(OR([.$H60] &lt; [.$I$5]; [.$I60] &lt; [.$I$3]))" calcext:base-cell-address="Arkusz1.F60"/>
            <calcext:condition calcext:apply-style-name="pomaranczowy" calcext:value="formula-is(OR([.$H60] &lt; [.$J$5]; [.$I60] &lt; [.$J$3]))" calcext:base-cell-address="Arkusz1.F60"/>
            <calcext:condition calcext:apply-style-name="zolty" calcext:value="formula-is(OR([.$H60] &lt; [.$K$5]; [.$I60] &lt; [.$K$3]))" calcext:base-cell-address="Arkusz1.F60"/>
          </calcext:conditional-format>
          <calcext:conditional-format calcext:target-range-address="Arkusz1.C60:Arkusz1.E60">
            <calcext:condition calcext:apply-style-name="czerwony" calcext:value="formula-is(OR([.$H60] &lt; [.$I$5]; [.$I60] &lt; [.$I$3]))" calcext:base-cell-address="Arkusz1.C60"/>
            <calcext:condition calcext:apply-style-name="pomaranczowy" calcext:value="formula-is(OR([.$H60] &lt; [.$J$5]; [.$I60] &lt; [.$J$3]))" calcext:base-cell-address="Arkusz1.C60"/>
            <calcext:condition calcext:apply-style-name="zolty" calcext:value="formula-is(OR([.$H60] &lt; [.$K$5]; [.$I60] &lt; [.$K$3]))" calcext:base-cell-address="Arkusz1.C60"/>
          </calcext:conditional-format>
          <calcext:conditional-format calcext:target-range-address="Arkusz1.F61:Arkusz1.G61">
            <calcext:condition calcext:apply-style-name="czerwony" calcext:value="formula-is(OR([.$H61] &lt; [.$I$5]; [.$I61] &lt; [.$I$3]))" calcext:base-cell-address="Arkusz1.F61"/>
            <calcext:condition calcext:apply-style-name="pomaranczowy" calcext:value="formula-is(OR([.$H61] &lt; [.$J$5]; [.$I61] &lt; [.$J$3]))" calcext:base-cell-address="Arkusz1.F61"/>
            <calcext:condition calcext:apply-style-name="zolty" calcext:value="formula-is(OR([.$H61] &lt; [.$K$5]; [.$I61] &lt; [.$K$3]))" calcext:base-cell-address="Arkusz1.F61"/>
          </calcext:conditional-format>
          <calcext:conditional-format calcext:target-range-address="Arkusz1.C61:Arkusz1.E61">
            <calcext:condition calcext:apply-style-name="czerwony" calcext:value="formula-is(OR([.$H61] &lt; [.$I$5]; [.$I61] &lt; [.$I$3]))" calcext:base-cell-address="Arkusz1.C61"/>
            <calcext:condition calcext:apply-style-name="pomaranczowy" calcext:value="formula-is(OR([.$H61] &lt; [.$J$5]; [.$I61] &lt; [.$J$3]))" calcext:base-cell-address="Arkusz1.C61"/>
            <calcext:condition calcext:apply-style-name="zolty" calcext:value="formula-is(OR([.$H61] &lt; [.$K$5]; [.$I61] &lt; [.$K$3]))" calcext:base-cell-address="Arkusz1.C61"/>
          </calcext:conditional-format>
          <calcext:conditional-format calcext:target-range-address="Arkusz1.F62:Arkusz1.G62">
            <calcext:condition calcext:apply-style-name="czerwony" calcext:value="formula-is(OR([.$H62] &lt; [.$I$5]; [.$I62] &lt; [.$I$3]))" calcext:base-cell-address="Arkusz1.F62"/>
            <calcext:condition calcext:apply-style-name="pomaranczowy" calcext:value="formula-is(OR([.$H62] &lt; [.$J$5]; [.$I62] &lt; [.$J$3]))" calcext:base-cell-address="Arkusz1.F62"/>
            <calcext:condition calcext:apply-style-name="zolty" calcext:value="formula-is(OR([.$H62] &lt; [.$K$5]; [.$I62] &lt; [.$K$3]))" calcext:base-cell-address="Arkusz1.F62"/>
          </calcext:conditional-format>
          <calcext:conditional-format calcext:target-range-address="Arkusz1.C62:Arkusz1.E62">
            <calcext:condition calcext:apply-style-name="czerwony" calcext:value="formula-is(OR([.$H62] &lt; [.$I$5]; [.$I62] &lt; [.$I$3]))" calcext:base-cell-address="Arkusz1.C62"/>
            <calcext:condition calcext:apply-style-name="pomaranczowy" calcext:value="formula-is(OR([.$H62] &lt; [.$J$5]; [.$I62] &lt; [.$J$3]))" calcext:base-cell-address="Arkusz1.C62"/>
            <calcext:condition calcext:apply-style-name="zolty" calcext:value="formula-is(OR([.$H62] &lt; [.$K$5]; [.$I62] &lt; [.$K$3]))" calcext:base-cell-address="Arkusz1.C62"/>
          </calcext:conditional-format>
          <calcext:conditional-format calcext:target-range-address="Arkusz1.F63:Arkusz1.G63">
            <calcext:condition calcext:apply-style-name="czerwony" calcext:value="formula-is(OR([.$H63] &lt; [.$I$5]; [.$I63] &lt; [.$I$3]))" calcext:base-cell-address="Arkusz1.F63"/>
            <calcext:condition calcext:apply-style-name="pomaranczowy" calcext:value="formula-is(OR([.$H63] &lt; [.$J$5]; [.$I63] &lt; [.$J$3]))" calcext:base-cell-address="Arkusz1.F63"/>
            <calcext:condition calcext:apply-style-name="zolty" calcext:value="formula-is(OR([.$H63] &lt; [.$K$5]; [.$I63] &lt; [.$K$3]))" calcext:base-cell-address="Arkusz1.F63"/>
          </calcext:conditional-format>
          <calcext:conditional-format calcext:target-range-address="Arkusz1.C63:Arkusz1.E63">
            <calcext:condition calcext:apply-style-name="czerwony" calcext:value="formula-is(OR([.$H63] &lt; [.$I$5]; [.$I63] &lt; [.$I$3]))" calcext:base-cell-address="Arkusz1.C63"/>
            <calcext:condition calcext:apply-style-name="pomaranczowy" calcext:value="formula-is(OR([.$H63] &lt; [.$J$5]; [.$I63] &lt; [.$J$3]))" calcext:base-cell-address="Arkusz1.C63"/>
            <calcext:condition calcext:apply-style-name="zolty" calcext:value="formula-is(OR([.$H63] &lt; [.$K$5]; [.$I63] &lt; [.$K$3]))" calcext:base-cell-address="Arkusz1.C63"/>
          </calcext:conditional-format>
          <calcext:conditional-format calcext:target-range-address="Arkusz1.F64:Arkusz1.G64">
            <calcext:condition calcext:apply-style-name="czerwony" calcext:value="formula-is(OR([.$H64] &lt; [.$I$5]; [.$I64] &lt; [.$I$3]))" calcext:base-cell-address="Arkusz1.F64"/>
            <calcext:condition calcext:apply-style-name="pomaranczowy" calcext:value="formula-is(OR([.$H64] &lt; [.$J$5]; [.$I64] &lt; [.$J$3]))" calcext:base-cell-address="Arkusz1.F64"/>
            <calcext:condition calcext:apply-style-name="zolty" calcext:value="formula-is(OR([.$H64] &lt; [.$K$5]; [.$I64] &lt; [.$K$3]))" calcext:base-cell-address="Arkusz1.F64"/>
          </calcext:conditional-format>
          <calcext:conditional-format calcext:target-range-address="Arkusz1.C64:Arkusz1.E64">
            <calcext:condition calcext:apply-style-name="czerwony" calcext:value="formula-is(OR([.$H64] &lt; [.$I$5]; [.$I64] &lt; [.$I$3]))" calcext:base-cell-address="Arkusz1.C64"/>
            <calcext:condition calcext:apply-style-name="pomaranczowy" calcext:value="formula-is(OR([.$H64] &lt; [.$J$5]; [.$I64] &lt; [.$J$3]))" calcext:base-cell-address="Arkusz1.C64"/>
            <calcext:condition calcext:apply-style-name="zolty" calcext:value="formula-is(OR([.$H64] &lt; [.$K$5]; [.$I64] &lt; [.$K$3]))" calcext:base-cell-address="Arkusz1.C64"/>
          </calcext:conditional-format>
          <calcext:conditional-format calcext:target-range-address="Arkusz1.E65:Arkusz1.E65">
            <calcext:condition calcext:apply-style-name="czerwony" calcext:value="formula-is(OR([.$H65] &lt; [.$I$5]; [.$I65] &lt; [.$I$3]))" calcext:base-cell-address="Arkusz1.E65"/>
            <calcext:condition calcext:apply-style-name="pomaranczowy" calcext:value="formula-is(OR([.$H65] &lt; [.$J$5]; [.$I65] &lt; [.$J$3]))" calcext:base-cell-address="Arkusz1.E65"/>
            <calcext:condition calcext:apply-style-name="zolty" calcext:value="formula-is(OR([.$H65] &lt; [.$K$5]; [.$I65] &lt; [.$K$3]))" calcext:base-cell-address="Arkusz1.E65"/>
          </calcext:conditional-format>
          <calcext:conditional-format calcext:target-range-address="Arkusz1.C65:Arkusz1.D65">
            <calcext:condition calcext:apply-style-name="czerwony" calcext:value="formula-is(OR([.$H65] &lt; [.$I$5]; [.$I65] &lt; [.$I$3]))" calcext:base-cell-address="Arkusz1.C65"/>
            <calcext:condition calcext:apply-style-name="pomaranczowy" calcext:value="formula-is(OR([.$H65] &lt; [.$J$5]; [.$I65] &lt; [.$J$3]))" calcext:base-cell-address="Arkusz1.C65"/>
            <calcext:condition calcext:apply-style-name="zolty" calcext:value="formula-is(OR([.$H65] &lt; [.$K$5]; [.$I65] &lt; [.$K$3]))" calcext:base-cell-address="Arkusz1.C65"/>
          </calcext:conditional-format>
          <calcext:conditional-format calcext:target-range-address="Arkusz1.F65:Arkusz1.F65">
            <calcext:condition calcext:apply-style-name="czerwony" calcext:value="formula-is(OR([.$H65] &lt; [.$I$5]; [.$I65] &lt; [.$I$3]))" calcext:base-cell-address="Arkusz1.F65"/>
            <calcext:condition calcext:apply-style-name="pomaranczowy" calcext:value="formula-is(OR([.$H65] &lt; [.$J$5]; [.$I65] &lt; [.$J$3]))" calcext:base-cell-address="Arkusz1.F65"/>
            <calcext:condition calcext:apply-style-name="zolty" calcext:value="formula-is(OR([.$H65] &lt; [.$K$5]; [.$I65] &lt; [.$K$3]))" calcext:base-cell-address="Arkusz1.F65"/>
          </calcext:conditional-format>
          <calcext:conditional-format calcext:target-range-address="Arkusz1.F93:Arkusz1.G93">
            <calcext:condition calcext:apply-style-name="czerwony" calcext:value="formula-is(OR([.$H93] &lt; [.$I$5]; [.$I93] &lt; [.$I$3]))" calcext:base-cell-address="Arkusz1.F93"/>
            <calcext:condition calcext:apply-style-name="pomaranczowy" calcext:value="formula-is(OR([.$H93] &lt; [.$J$5]; [.$I93] &lt; [.$J$3]))" calcext:base-cell-address="Arkusz1.F93"/>
            <calcext:condition calcext:apply-style-name="zolty" calcext:value="formula-is(OR([.$H93] &lt; [.$K$5]; [.$I93] &lt; [.$K$3]))" calcext:base-cell-address="Arkusz1.F93"/>
          </calcext:conditional-format>
          <calcext:conditional-format calcext:target-range-address="Arkusz1.C93:Arkusz1.E93">
            <calcext:condition calcext:apply-style-name="czerwony" calcext:value="formula-is(OR([.$H93] &lt; [.$I$5]; [.$I93] &lt; [.$I$3]))" calcext:base-cell-address="Arkusz1.C93"/>
            <calcext:condition calcext:apply-style-name="pomaranczowy" calcext:value="formula-is(OR([.$H93] &lt; [.$J$5]; [.$I93] &lt; [.$J$3]))" calcext:base-cell-address="Arkusz1.C93"/>
            <calcext:condition calcext:apply-style-name="zolty" calcext:value="formula-is(OR([.$H93] &lt; [.$K$5]; [.$I93] &lt; [.$K$3]))" calcext:base-cell-address="Arkusz1.C93"/>
          </calcext:conditional-format>
          <calcext:conditional-format calcext:target-range-address="Arkusz1.C97:Arkusz1.D97">
            <calcext:condition calcext:apply-style-name="czerwony" calcext:value="formula-is(OR([.$H97] &lt; [.$I$5]; [.$I97] &lt; [.$I$3]))" calcext:base-cell-address="Arkusz1.C97"/>
            <calcext:condition calcext:apply-style-name="pomaranczowy" calcext:value="formula-is(OR([.$H97] &lt; [.$J$5]; [.$I97] &lt; [.$J$3]))" calcext:base-cell-address="Arkusz1.C97"/>
            <calcext:condition calcext:apply-style-name="zolty" calcext:value="formula-is(OR([.$H97] &lt; [.$K$5]; [.$I97] &lt; [.$K$3]))" calcext:base-cell-address="Arkusz1.C97"/>
          </calcext:conditional-format>
          <calcext:conditional-format calcext:target-range-address="Arkusz1.C98:Arkusz1.E98">
            <calcext:condition calcext:apply-style-name="czerwony" calcext:value="formula-is(OR([.$H98] &lt; [.$I$5]; [.$I98] &lt; [.$I$3]))" calcext:base-cell-address="Arkusz1.C98"/>
            <calcext:condition calcext:apply-style-name="pomaranczowy" calcext:value="formula-is(OR([.$H98] &lt; [.$J$5]; [.$I98] &lt; [.$J$3]))" calcext:base-cell-address="Arkusz1.C98"/>
            <calcext:condition calcext:apply-style-name="zolty" calcext:value="formula-is(OR([.$H98] &lt; [.$K$5]; [.$I98] &lt; [.$K$3]))" calcext:base-cell-address="Arkusz1.C98"/>
          </calcext:conditional-format>
          <calcext:conditional-format calcext:target-range-address="Arkusz1.C99:Arkusz1.E99">
            <calcext:condition calcext:apply-style-name="czerwony" calcext:value="formula-is(OR([.$H99] &lt; [.$I$5]; [.$I99] &lt; [.$I$3]))" calcext:base-cell-address="Arkusz1.C99"/>
            <calcext:condition calcext:apply-style-name="pomaranczowy" calcext:value="formula-is(OR([.$H99] &lt; [.$J$5]; [.$I99] &lt; [.$J$3]))" calcext:base-cell-address="Arkusz1.C99"/>
            <calcext:condition calcext:apply-style-name="zolty" calcext:value="formula-is(OR([.$H99] &lt; [.$K$5]; [.$I99] &lt; [.$K$3]))" calcext:base-cell-address="Arkusz1.C99"/>
          </calcext:conditional-format>
          <calcext:conditional-format calcext:target-range-address="Arkusz1.F100:Arkusz1.G100">
            <calcext:condition calcext:apply-style-name="czerwony" calcext:value="formula-is(OR([.$H100] &lt; [.$I$5]; [.$I100] &lt; [.$I$3]))" calcext:base-cell-address="Arkusz1.F100"/>
            <calcext:condition calcext:apply-style-name="pomaranczowy" calcext:value="formula-is(OR([.$H100] &lt; [.$J$5]; [.$I100] &lt; [.$J$3]))" calcext:base-cell-address="Arkusz1.F100"/>
            <calcext:condition calcext:apply-style-name="zolty" calcext:value="formula-is(OR([.$H100] &lt; [.$K$5]; [.$I100] &lt; [.$K$3]))" calcext:base-cell-address="Arkusz1.F100"/>
          </calcext:conditional-format>
          <calcext:conditional-format calcext:target-range-address="Arkusz1.C100:Arkusz1.E100">
            <calcext:condition calcext:apply-style-name="czerwony" calcext:value="formula-is(OR([.$H100] &lt; [.$I$5]; [.$I100] &lt; [.$I$3]))" calcext:base-cell-address="Arkusz1.C100"/>
            <calcext:condition calcext:apply-style-name="pomaranczowy" calcext:value="formula-is(OR([.$H100] &lt; [.$J$5]; [.$I100] &lt; [.$J$3]))" calcext:base-cell-address="Arkusz1.C100"/>
            <calcext:condition calcext:apply-style-name="zolty" calcext:value="formula-is(OR([.$H100] &lt; [.$K$5]; [.$I100] &lt; [.$K$3]))" calcext:base-cell-address="Arkusz1.C100"/>
          </calcext:conditional-format>
          <calcext:conditional-format calcext:target-range-address="Arkusz1.F101:Arkusz1.G101">
            <calcext:condition calcext:apply-style-name="czerwony" calcext:value="formula-is(OR([.$H101] &lt; [.$I$5]; [.$I101] &lt; [.$I$3]))" calcext:base-cell-address="Arkusz1.F101"/>
            <calcext:condition calcext:apply-style-name="pomaranczowy" calcext:value="formula-is(OR([.$H101] &lt; [.$J$5]; [.$I101] &lt; [.$J$3]))" calcext:base-cell-address="Arkusz1.F101"/>
            <calcext:condition calcext:apply-style-name="zolty" calcext:value="formula-is(OR([.$H101] &lt; [.$K$5]; [.$I101] &lt; [.$K$3]))" calcext:base-cell-address="Arkusz1.F101"/>
          </calcext:conditional-format>
          <calcext:conditional-format calcext:target-range-address="Arkusz1.C101:Arkusz1.E101">
            <calcext:condition calcext:apply-style-name="czerwony" calcext:value="formula-is(OR([.$H101] &lt; [.$I$5]; [.$I101] &lt; [.$I$3]))" calcext:base-cell-address="Arkusz1.C101"/>
            <calcext:condition calcext:apply-style-name="pomaranczowy" calcext:value="formula-is(OR([.$H101] &lt; [.$J$5]; [.$I101] &lt; [.$J$3]))" calcext:base-cell-address="Arkusz1.C101"/>
            <calcext:condition calcext:apply-style-name="zolty" calcext:value="formula-is(OR([.$H101] &lt; [.$K$5]; [.$I101] &lt; [.$K$3]))" calcext:base-cell-address="Arkusz1.C101"/>
          </calcext:conditional-format>
          <calcext:conditional-format calcext:target-range-address="Arkusz1.F102:Arkusz1.G102">
            <calcext:condition calcext:apply-style-name="czerwony" calcext:value="formula-is(OR([.$H102] &lt; [.$I$5]; [.$I102] &lt; [.$I$3]))" calcext:base-cell-address="Arkusz1.F102"/>
            <calcext:condition calcext:apply-style-name="pomaranczowy" calcext:value="formula-is(OR([.$H102] &lt; [.$J$5]; [.$I102] &lt; [.$J$3]))" calcext:base-cell-address="Arkusz1.F102"/>
            <calcext:condition calcext:apply-style-name="zolty" calcext:value="formula-is(OR([.$H102] &lt; [.$K$5]; [.$I102] &lt; [.$K$3]))" calcext:base-cell-address="Arkusz1.F102"/>
          </calcext:conditional-format>
          <calcext:conditional-format calcext:target-range-address="Arkusz1.C102:Arkusz1.E102">
            <calcext:condition calcext:apply-style-name="czerwony" calcext:value="formula-is(OR([.$H102] &lt; [.$I$5]; [.$I102] &lt; [.$I$3]))" calcext:base-cell-address="Arkusz1.C102"/>
            <calcext:condition calcext:apply-style-name="pomaranczowy" calcext:value="formula-is(OR([.$H102] &lt; [.$J$5]; [.$I102] &lt; [.$J$3]))" calcext:base-cell-address="Arkusz1.C102"/>
            <calcext:condition calcext:apply-style-name="zolty" calcext:value="formula-is(OR([.$H102] &lt; [.$K$5]; [.$I102] &lt; [.$K$3]))" calcext:base-cell-address="Arkusz1.C102"/>
          </calcext:conditional-format>
          <calcext:conditional-format calcext:target-range-address="Arkusz1.F104:Arkusz1.G104">
            <calcext:condition calcext:apply-style-name="czerwony" calcext:value="formula-is(OR([.$H104] &lt; [.$I$5]; [.$I104] &lt; [.$I$3]))" calcext:base-cell-address="Arkusz1.F104"/>
            <calcext:condition calcext:apply-style-name="pomaranczowy" calcext:value="formula-is(OR([.$H104] &lt; [.$J$5]; [.$I104] &lt; [.$J$3]))" calcext:base-cell-address="Arkusz1.F104"/>
            <calcext:condition calcext:apply-style-name="zolty" calcext:value="formula-is(OR([.$H104] &lt; [.$K$5]; [.$I104] &lt; [.$K$3]))" calcext:base-cell-address="Arkusz1.F104"/>
          </calcext:conditional-format>
          <calcext:conditional-format calcext:target-range-address="Arkusz1.C104:Arkusz1.E104">
            <calcext:condition calcext:apply-style-name="czerwony" calcext:value="formula-is(OR([.$H104] &lt; [.$I$5]; [.$I104] &lt; [.$I$3]))" calcext:base-cell-address="Arkusz1.C104"/>
            <calcext:condition calcext:apply-style-name="pomaranczowy" calcext:value="formula-is(OR([.$H104] &lt; [.$J$5]; [.$I104] &lt; [.$J$3]))" calcext:base-cell-address="Arkusz1.C104"/>
            <calcext:condition calcext:apply-style-name="zolty" calcext:value="formula-is(OR([.$H104] &lt; [.$K$5]; [.$I104] &lt; [.$K$3]))" calcext:base-cell-address="Arkusz1.C104"/>
          </calcext:conditional-format>
          <calcext:conditional-format calcext:target-range-address="Arkusz1.F105:Arkusz1.G105">
            <calcext:condition calcext:apply-style-name="czerwony" calcext:value="formula-is(OR([.$H105] &lt; [.$I$5]; [.$I105] &lt; [.$I$3]))" calcext:base-cell-address="Arkusz1.F105"/>
            <calcext:condition calcext:apply-style-name="pomaranczowy" calcext:value="formula-is(OR([.$H105] &lt; [.$J$5]; [.$I105] &lt; [.$J$3]))" calcext:base-cell-address="Arkusz1.F105"/>
            <calcext:condition calcext:apply-style-name="zolty" calcext:value="formula-is(OR([.$H105] &lt; [.$K$5]; [.$I105] &lt; [.$K$3]))" calcext:base-cell-address="Arkusz1.F105"/>
          </calcext:conditional-format>
          <calcext:conditional-format calcext:target-range-address="Arkusz1.C105:Arkusz1.E105">
            <calcext:condition calcext:apply-style-name="czerwony" calcext:value="formula-is(OR([.$H105] &lt; [.$I$5]; [.$I105] &lt; [.$I$3]))" calcext:base-cell-address="Arkusz1.C105"/>
            <calcext:condition calcext:apply-style-name="pomaranczowy" calcext:value="formula-is(OR([.$H105] &lt; [.$J$5]; [.$I105] &lt; [.$J$3]))" calcext:base-cell-address="Arkusz1.C105"/>
            <calcext:condition calcext:apply-style-name="zolty" calcext:value="formula-is(OR([.$H105] &lt; [.$K$5]; [.$I105] &lt; [.$K$3]))" calcext:base-cell-address="Arkusz1.C105"/>
          </calcext:conditional-format>
          <calcext:conditional-format calcext:target-range-address="Arkusz1.F106:Arkusz1.G106">
            <calcext:condition calcext:apply-style-name="czerwony" calcext:value="formula-is(OR([.$H106] &lt; [.$I$5]; [.$I106] &lt; [.$I$3]))" calcext:base-cell-address="Arkusz1.F106"/>
            <calcext:condition calcext:apply-style-name="pomaranczowy" calcext:value="formula-is(OR([.$H106] &lt; [.$J$5]; [.$I106] &lt; [.$J$3]))" calcext:base-cell-address="Arkusz1.F106"/>
            <calcext:condition calcext:apply-style-name="zolty" calcext:value="formula-is(OR([.$H106] &lt; [.$K$5]; [.$I106] &lt; [.$K$3]))" calcext:base-cell-address="Arkusz1.F106"/>
          </calcext:conditional-format>
          <calcext:conditional-format calcext:target-range-address="Arkusz1.C106:Arkusz1.E106">
            <calcext:condition calcext:apply-style-name="czerwony" calcext:value="formula-is(OR([.$H106] &lt; [.$I$5]; [.$I106] &lt; [.$I$3]))" calcext:base-cell-address="Arkusz1.C106"/>
            <calcext:condition calcext:apply-style-name="pomaranczowy" calcext:value="formula-is(OR([.$H106] &lt; [.$J$5]; [.$I106] &lt; [.$J$3]))" calcext:base-cell-address="Arkusz1.C106"/>
            <calcext:condition calcext:apply-style-name="zolty" calcext:value="formula-is(OR([.$H106] &lt; [.$K$5]; [.$I106] &lt; [.$K$3]))" calcext:base-cell-address="Arkusz1.C106"/>
          </calcext:conditional-format>
          <calcext:conditional-format calcext:target-range-address="Arkusz1.F107:Arkusz1.G107">
            <calcext:condition calcext:apply-style-name="czerwony" calcext:value="formula-is(OR([.$H107] &lt; [.$I$5]; [.$I107] &lt; [.$I$3]))" calcext:base-cell-address="Arkusz1.F107"/>
            <calcext:condition calcext:apply-style-name="pomaranczowy" calcext:value="formula-is(OR([.$H107] &lt; [.$J$5]; [.$I107] &lt; [.$J$3]))" calcext:base-cell-address="Arkusz1.F107"/>
            <calcext:condition calcext:apply-style-name="zolty" calcext:value="formula-is(OR([.$H107] &lt; [.$K$5]; [.$I107] &lt; [.$K$3]))" calcext:base-cell-address="Arkusz1.F107"/>
          </calcext:conditional-format>
          <calcext:conditional-format calcext:target-range-address="Arkusz1.C107:Arkusz1.E107">
            <calcext:condition calcext:apply-style-name="czerwony" calcext:value="formula-is(OR([.$H107] &lt; [.$I$5]; [.$I107] &lt; [.$I$3]))" calcext:base-cell-address="Arkusz1.C107"/>
            <calcext:condition calcext:apply-style-name="pomaranczowy" calcext:value="formula-is(OR([.$H107] &lt; [.$J$5]; [.$I107] &lt; [.$J$3]))" calcext:base-cell-address="Arkusz1.C107"/>
            <calcext:condition calcext:apply-style-name="zolty" calcext:value="formula-is(OR([.$H107] &lt; [.$K$5]; [.$I107] &lt; [.$K$3]))" calcext:base-cell-address="Arkusz1.C107"/>
          </calcext:conditional-format>
          <calcext:conditional-format calcext:target-range-address="Arkusz1.F108:Arkusz1.G108">
            <calcext:condition calcext:apply-style-name="czerwony" calcext:value="formula-is(OR([.$H108] &lt; [.$I$5]; [.$I108] &lt; [.$I$3]))" calcext:base-cell-address="Arkusz1.F108"/>
            <calcext:condition calcext:apply-style-name="pomaranczowy" calcext:value="formula-is(OR([.$H108] &lt; [.$J$5]; [.$I108] &lt; [.$J$3]))" calcext:base-cell-address="Arkusz1.F108"/>
            <calcext:condition calcext:apply-style-name="zolty" calcext:value="formula-is(OR([.$H108] &lt; [.$K$5]; [.$I108] &lt; [.$K$3]))" calcext:base-cell-address="Arkusz1.F108"/>
          </calcext:conditional-format>
          <calcext:conditional-format calcext:target-range-address="Arkusz1.C108:Arkusz1.E108">
            <calcext:condition calcext:apply-style-name="czerwony" calcext:value="formula-is(OR([.$H108] &lt; [.$I$5]; [.$I108] &lt; [.$I$3]))" calcext:base-cell-address="Arkusz1.C108"/>
            <calcext:condition calcext:apply-style-name="pomaranczowy" calcext:value="formula-is(OR([.$H108] &lt; [.$J$5]; [.$I108] &lt; [.$J$3]))" calcext:base-cell-address="Arkusz1.C108"/>
            <calcext:condition calcext:apply-style-name="zolty" calcext:value="formula-is(OR([.$H108] &lt; [.$K$5]; [.$I108] &lt; [.$K$3]))" calcext:base-cell-address="Arkusz1.C108"/>
          </calcext:conditional-format>
          <calcext:conditional-format calcext:target-range-address="Arkusz1.F128:Arkusz1.G128">
            <calcext:condition calcext:apply-style-name="czerwony" calcext:value="formula-is(OR([.$H128] &lt; [.$I$5]; [.$I128] &lt; [.$I$3]))" calcext:base-cell-address="Arkusz1.F128"/>
            <calcext:condition calcext:apply-style-name="pomaranczowy" calcext:value="formula-is(OR([.$H128] &lt; [.$J$5]; [.$I128] &lt; [.$J$3]))" calcext:base-cell-address="Arkusz1.F128"/>
            <calcext:condition calcext:apply-style-name="zolty" calcext:value="formula-is(OR([.$H128] &lt; [.$K$5]; [.$I128] &lt; [.$K$3]))" calcext:base-cell-address="Arkusz1.F128"/>
          </calcext:conditional-format>
          <calcext:conditional-format calcext:target-range-address="Arkusz1.C128:Arkusz1.E128">
            <calcext:condition calcext:apply-style-name="czerwony" calcext:value="formula-is(OR([.$H128] &lt; [.$I$5]; [.$I128] &lt; [.$I$3]))" calcext:base-cell-address="Arkusz1.C128"/>
            <calcext:condition calcext:apply-style-name="pomaranczowy" calcext:value="formula-is(OR([.$H128] &lt; [.$J$5]; [.$I128] &lt; [.$J$3]))" calcext:base-cell-address="Arkusz1.C128"/>
            <calcext:condition calcext:apply-style-name="zolty" calcext:value="formula-is(OR([.$H128] &lt; [.$K$5]; [.$I128] &lt; [.$K$3]))" calcext:base-cell-address="Arkusz1.C128"/>
          </calcext:conditional-format>
          <calcext:conditional-format calcext:target-range-address="Arkusz1.E129:Arkusz1.F129">
            <calcext:condition calcext:apply-style-name="czerwony" calcext:value="formula-is(OR([.$H129] &lt; [.$I$5]; [.$I129] &lt; [.$I$3]))" calcext:base-cell-address="Arkusz1.E129"/>
            <calcext:condition calcext:apply-style-name="pomaranczowy" calcext:value="formula-is(OR([.$H129] &lt; [.$J$5]; [.$I129] &lt; [.$J$3]))" calcext:base-cell-address="Arkusz1.E129"/>
            <calcext:condition calcext:apply-style-name="zolty" calcext:value="formula-is(OR([.$H129] &lt; [.$K$5]; [.$I129] &lt; [.$K$3]))" calcext:base-cell-address="Arkusz1.E129"/>
          </calcext:conditional-format>
          <calcext:conditional-format calcext:target-range-address="Arkusz1.C129:Arkusz1.D129">
            <calcext:condition calcext:apply-style-name="czerwony" calcext:value="formula-is(OR([.$H129] &lt; [.$I$5]; [.$I129] &lt; [.$I$3]))" calcext:base-cell-address="Arkusz1.C129"/>
            <calcext:condition calcext:apply-style-name="pomaranczowy" calcext:value="formula-is(OR([.$H129] &lt; [.$J$5]; [.$I129] &lt; [.$J$3]))" calcext:base-cell-address="Arkusz1.C129"/>
            <calcext:condition calcext:apply-style-name="zolty" calcext:value="formula-is(OR([.$H129] &lt; [.$K$5]; [.$I129] &lt; [.$K$3]))" calcext:base-cell-address="Arkusz1.C129"/>
          </calcext:conditional-format>
          <calcext:conditional-format calcext:target-range-address="Arkusz1.C12:Arkusz1.E12">
            <calcext:condition calcext:apply-style-name="czerwony" calcext:value="formula-is(OR([.$H12] &lt; [.$I$5]; [.$I12] &lt; [.$I$3]))" calcext:base-cell-address="Arkusz1.C12"/>
            <calcext:condition calcext:apply-style-name="pomaranczowy" calcext:value="formula-is(OR([.$H12] &lt; [.$J$5]; [.$I12] &lt; [.$J$3]))" calcext:base-cell-address="Arkusz1.C12"/>
            <calcext:condition calcext:apply-style-name="zolty" calcext:value="formula-is(OR([.$H12] &lt; [.$K$5]; [.$I12] &lt; [.$K$3]))" calcext:base-cell-address="Arkusz1.C12"/>
          </calcext:conditional-format>
          <calcext:conditional-format calcext:target-range-address="Arkusz1.F66:Arkusz1.F66 Arkusz1.C66:Arkusz1.D66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F68:Arkusz1.F68">
            <calcext:condition calcext:apply-style-name="czerwony" calcext:value="formula-is(OR([.$H68] &lt; [.$I$5]; [.$I68] &lt; [.$I$3]))" calcext:base-cell-address="Arkusz1.F68"/>
            <calcext:condition calcext:apply-style-name="pomaranczowy" calcext:value="formula-is(OR([.$H68] &lt; [.$J$5]; [.$I68] &lt; [.$J$3]))" calcext:base-cell-address="Arkusz1.F68"/>
            <calcext:condition calcext:apply-style-name="zolty" calcext:value="formula-is(OR([.$H68] &lt; [.$K$5]; [.$I68] &lt; [.$K$3]))" calcext:base-cell-address="Arkusz1.F68"/>
          </calcext:conditional-format>
          <calcext:conditional-format calcext:target-range-address="Arkusz1.F92:Arkusz1.F92 Arkusz1.D92:Arkusz1.D92">
            <calcext:condition calcext:apply-style-name="czerwony" calcext:value="formula-is(OR([.$H92] &lt; [.$I$5]; [.$I92] &lt; [.$I$3]))" calcext:base-cell-address="Arkusz1.C92"/>
            <calcext:condition calcext:apply-style-name="pomaranczowy" calcext:value="formula-is(OR([.$H92] &lt; [.$J$5]; [.$I92] &lt; [.$J$3]))" calcext:base-cell-address="Arkusz1.C92"/>
            <calcext:condition calcext:apply-style-name="zolty" calcext:value="formula-is(OR([.$H92] &lt; [.$K$5]; [.$I92] &lt; [.$K$3]))" calcext:base-cell-address="Arkusz1.C92"/>
          </calcext:conditional-format>
          <calcext:conditional-format calcext:target-range-address="Arkusz1.F127:Arkusz1.F127 Arkusz1.C127:Arkusz1.D127">
            <calcext:condition calcext:apply-style-name="czerwony" calcext:value="formula-is(OR([.$H127] &lt; [.$I$5]; [.$I127] &lt; [.$I$3]))" calcext:base-cell-address="Arkusz1.C127"/>
            <calcext:condition calcext:apply-style-name="pomaranczowy" calcext:value="formula-is(OR([.$H127] &lt; [.$J$5]; [.$I127] &lt; [.$J$3]))" calcext:base-cell-address="Arkusz1.C127"/>
            <calcext:condition calcext:apply-style-name="zolty" calcext:value="formula-is(OR([.$H127] &lt; [.$K$5]; [.$I127] &lt; [.$K$3]))" calcext:base-cell-address="Arkusz1.C127"/>
          </calcext:conditional-format>
          <calcext:conditional-format calcext:target-range-address="Arkusz1.D122:Arkusz1.AMJ122 Arkusz1.A122:Arkusz1.B122">
            <calcext:condition calcext:apply-style-name="czerwony" calcext:value="formula-is(OR([.$H122] &lt; [.$I$5]; [.$I122] &lt; [.$I$3]))" calcext:base-cell-address="Arkusz1.A122"/>
            <calcext:condition calcext:apply-style-name="pomaranczowy" calcext:value="formula-is(OR([.$H122] &lt; [.$J$5]; [.$I122] &lt; [.$J$3]))" calcext:base-cell-address="Arkusz1.A122"/>
            <calcext:condition calcext:apply-style-name="zolty" calcext:value="formula-is(OR([.$H122] &lt; [.$K$5]; [.$I122] &lt; [.$K$3]))" calcext:base-cell-address="Arkusz1.A122"/>
          </calcext:conditional-format>
          <calcext:conditional-format calcext:target-range-address="Arkusz1.C122:Arkusz1.C122">
            <calcext:condition calcext:apply-style-name="czerwony" calcext:value="formula-is(OR([.$H122] &lt; [.$I$5]; [.$I122] &lt; [.$I$3]))" calcext:base-cell-address="Arkusz1.C122"/>
            <calcext:condition calcext:apply-style-name="pomaranczowy" calcext:value="formula-is(OR([.$H122] &lt; [.$J$5]; [.$I122] &lt; [.$J$3]))" calcext:base-cell-address="Arkusz1.C122"/>
            <calcext:condition calcext:apply-style-name="zolty" calcext:value="formula-is(OR([.$H122] &lt; [.$K$5]; [.$I122] &lt; [.$K$3]))" calcext:base-cell-address="Arkusz1.C122"/>
          </calcext:conditional-format>
          <calcext:conditional-format calcext:target-range-address="Arkusz1.F110:Arkusz1.AMJ110 Arkusz1.B110:Arkusz1.B110">
            <calcext:condition calcext:apply-style-name="czerwony" calcext:value="formula-is(OR([.$H110] &lt; [.$I$5]; [.$I110] &lt; [.$I$3]))" calcext:base-cell-address="Arkusz1.B110"/>
            <calcext:condition calcext:apply-style-name="pomaranczowy" calcext:value="formula-is(OR([.$H110] &lt; [.$J$5]; [.$I110] &lt; [.$J$3]))" calcext:base-cell-address="Arkusz1.B110"/>
            <calcext:condition calcext:apply-style-name="zolty" calcext:value="formula-is(OR([.$H110] &lt; [.$K$5]; [.$I110] &lt; [.$K$3]))" calcext:base-cell-address="Arkusz1.B110"/>
          </calcext:conditional-format>
          <calcext:conditional-format calcext:target-range-address="Arkusz1.A110:Arkusz1.A110">
            <calcext:condition calcext:apply-style-name="czerwony" calcext:value="formula-is(OR([.$H110] &lt; [.$I$5]; [.$I110] &lt; [.$I$3]))" calcext:base-cell-address="Arkusz1.A110"/>
            <calcext:condition calcext:apply-style-name="pomaranczowy" calcext:value="formula-is(OR([.$H110] &lt; [.$J$5]; [.$I110] &lt; [.$J$3]))" calcext:base-cell-address="Arkusz1.A110"/>
            <calcext:condition calcext:apply-style-name="zolty" calcext:value="formula-is(OR([.$H110] &lt; [.$K$5]; [.$I110] &lt; [.$K$3]))" calcext:base-cell-address="Arkusz1.A110"/>
          </calcext:conditional-format>
          <calcext:conditional-format calcext:target-range-address="Arkusz1.C110:Arkusz1.C110">
            <calcext:condition calcext:apply-style-name="czerwony" calcext:value="formula-is(OR([.$H110] &lt; [.$I$5]; [.$I110] &lt; [.$I$3]))" calcext:base-cell-address="Arkusz1.C110"/>
            <calcext:condition calcext:apply-style-name="pomaranczowy" calcext:value="formula-is(OR([.$H110] &lt; [.$J$5]; [.$I110] &lt; [.$J$3]))" calcext:base-cell-address="Arkusz1.C110"/>
            <calcext:condition calcext:apply-style-name="zolty" calcext:value="formula-is(OR([.$H110] &lt; [.$K$5]; [.$I110] &lt; [.$K$3]))" calcext:base-cell-address="Arkusz1.C110"/>
          </calcext:conditional-format>
          <calcext:conditional-format calcext:target-range-address="Arkusz1.D110:Arkusz1.E110">
            <calcext:condition calcext:apply-style-name="czerwony" calcext:value="formula-is(OR([.$H110] &lt; [.$I$5]; [.$I110] &lt; [.$I$3]))" calcext:base-cell-address="Arkusz1.D110"/>
            <calcext:condition calcext:apply-style-name="pomaranczowy" calcext:value="formula-is(OR([.$H110] &lt; [.$J$5]; [.$I110] &lt; [.$J$3]))" calcext:base-cell-address="Arkusz1.D110"/>
            <calcext:condition calcext:apply-style-name="zolty" calcext:value="formula-is(OR([.$H110] &lt; [.$K$5]; [.$I110] &lt; [.$K$3]))" calcext:base-cell-address="Arkusz1.D110"/>
          </calcext:conditional-format>
          <calcext:conditional-format calcext:target-range-address="Arkusz1.A29:Arkusz1.AMJ29">
            <calcext:condition calcext:apply-style-name="czerwony" calcext:value="formula-is(OR([.$H29] &lt; [.$I$5]; [.$I29] &lt; [.$I$3]))" calcext:base-cell-address="Arkusz1.A29"/>
            <calcext:condition calcext:apply-style-name="pomaranczowy" calcext:value="formula-is(OR([.$H29] &lt; [.$J$5]; [.$I29] &lt; [.$J$3]))" calcext:base-cell-address="Arkusz1.A29"/>
            <calcext:condition calcext:apply-style-name="zolty" calcext:value="formula-is(OR([.$H29] &lt; [.$K$5]; [.$I29] &lt; [.$K$3]))" calcext:base-cell-address="Arkusz1.A29"/>
          </calcext:conditional-format>
          <calcext:conditional-format calcext:target-range-address="Arkusz1.A30:Arkusz1.AMJ30">
            <calcext:condition calcext:apply-style-name="czerwony" calcext:value="formula-is(OR([.$H30] &lt; [.$I$5]; [.$I30] &lt; [.$I$3]))" calcext:base-cell-address="Arkusz1.A30"/>
            <calcext:condition calcext:apply-style-name="pomaranczowy" calcext:value="formula-is(OR([.$H30] &lt; [.$J$5]; [.$I30] &lt; [.$J$3]))" calcext:base-cell-address="Arkusz1.A30"/>
            <calcext:condition calcext:apply-style-name="zolty" calcext:value="formula-is(OR([.$H30] &lt; [.$K$5]; [.$I30] &lt; [.$K$3]))" calcext:base-cell-address="Arkusz1.A30"/>
          </calcext:conditional-format>
          <calcext:conditional-format calcext:target-range-address="Arkusz1.A31:Arkusz1.AMJ31">
            <calcext:condition calcext:apply-style-name="czerwony" calcext:value="formula-is(OR([.$H31] &lt; [.$I$5]; [.$I31] &lt; [.$I$3]))" calcext:base-cell-address="Arkusz1.A31"/>
            <calcext:condition calcext:apply-style-name="pomaranczowy" calcext:value="formula-is(OR([.$H31] &lt; [.$J$5]; [.$I31] &lt; [.$J$3]))" calcext:base-cell-address="Arkusz1.A31"/>
            <calcext:condition calcext:apply-style-name="zolty" calcext:value="formula-is(OR([.$H31] &lt; [.$K$5]; [.$I31] &lt; [.$K$3]))" calcext:base-cell-address="Arkusz1.A31"/>
          </calcext:conditional-format>
          <calcext:conditional-format calcext:target-range-address="Arkusz1.A86:Arkusz1.AMJ86">
            <calcext:condition calcext:apply-style-name="czerwony" calcext:value="formula-is(OR([.$H86] &lt; [.$I$5]; [.$I86] &lt; [.$I$3]))" calcext:base-cell-address="Arkusz1.A86"/>
            <calcext:condition calcext:apply-style-name="pomaranczowy" calcext:value="formula-is(OR([.$H86] &lt; [.$J$5]; [.$I86] &lt; [.$J$3]))" calcext:base-cell-address="Arkusz1.A86"/>
            <calcext:condition calcext:apply-style-name="zolty" calcext:value="formula-is(OR([.$H86] &lt; [.$K$5]; [.$I86] &lt; [.$K$3]))" calcext:base-cell-address="Arkusz1.A86"/>
          </calcext:conditional-format>
          <calcext:conditional-format calcext:target-range-address="Arkusz1.H67:Arkusz1.I67">
            <calcext:condition calcext:apply-style-name="czerwony" calcext:value="formula-is(OR([.$H66] &lt; [.$I$5]; [.$I66] &lt; [.$I$3]))" calcext:base-cell-address="Arkusz1.H66"/>
            <calcext:condition calcext:apply-style-name="pomaranczowy" calcext:value="formula-is(OR([.$H66] &lt; [.$J$5]; [.$I66] &lt; [.$J$3]))" calcext:base-cell-address="Arkusz1.H66"/>
            <calcext:condition calcext:apply-style-name="zolty" calcext:value="formula-is(OR([.$H66] &lt; [.$K$5]; [.$I66] &lt; [.$K$3]))" calcext:base-cell-address="Arkusz1.H66"/>
          </calcext:conditional-format>
          <calcext:conditional-format calcext:target-range-address="Arkusz1.F67:Arkusz1.F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E66:Arkusz1.E66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E68:Arkusz1.E68">
            <calcext:condition calcext:apply-style-name="czerwony" calcext:value="formula-is(OR([.$H9] &lt; [.$I$5]; [.$I9] &lt; [.$I$3]))" calcext:base-cell-address="Arkusz1.E9"/>
            <calcext:condition calcext:apply-style-name="pomaranczowy" calcext:value="formula-is(OR([.$H9] &lt; [.$J$5]; [.$I9] &lt; [.$J$3]))" calcext:base-cell-address="Arkusz1.E9"/>
            <calcext:condition calcext:apply-style-name="zolty" calcext:value="formula-is(OR([.$H9] &lt; [.$K$5]; [.$I9] &lt; [.$K$3]))" calcext:base-cell-address="Arkusz1.E9"/>
          </calcext:conditional-format>
          <calcext:conditional-format calcext:target-range-address="Arkusz1.G66:Arkusz1.G66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7:Arkusz1.G67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G68:Arkusz1.G68">
            <calcext:condition calcext:apply-style-name="czerwony" calcext:value="formula-is(OR([.$H9] &lt; [.$I$5]; [.$I9] &lt; [.$I$3]))" calcext:base-cell-address="Arkusz1.G9"/>
            <calcext:condition calcext:apply-style-name="pomaranczowy" calcext:value="formula-is(OR([.$H9] &lt; [.$J$5]; [.$I9] &lt; [.$J$3]))" calcext:base-cell-address="Arkusz1.G9"/>
            <calcext:condition calcext:apply-style-name="zolty" calcext:value="formula-is(OR([.$H9] &lt; [.$K$5]; [.$I9] &lt; [.$K$3]))" calcext:base-cell-address="Arkusz1.G9"/>
          </calcext:conditional-format>
          <calcext:conditional-format calcext:target-range-address="Arkusz1.C67:Arkusz1.C67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C68:Arkusz1.C68">
            <calcext:condition calcext:apply-style-name="czerwony" calcext:value="formula-is(OR([.$H66] &lt; [.$I$5]; [.$I66] &lt; [.$I$3]))" calcext:base-cell-address="Arkusz1.C66"/>
            <calcext:condition calcext:apply-style-name="pomaranczowy" calcext:value="formula-is(OR([.$H66] &lt; [.$J$5]; [.$I66] &lt; [.$J$3]))" calcext:base-cell-address="Arkusz1.C66"/>
            <calcext:condition calcext:apply-style-name="zolty" calcext:value="formula-is(OR([.$H66] &lt; [.$K$5]; [.$I66] &lt; [.$K$3]))" calcext:base-cell-address="Arkusz1.C66"/>
          </calcext:conditional-format>
          <calcext:conditional-format calcext:target-range-address="Arkusz1.D67:Arkusz1.D67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D68:Arkusz1.D68">
            <calcext:condition calcext:apply-style-name="czerwony" calcext:value="formula-is(OR([.$H66] &lt; [.$I$5]; [.$I66] &lt; [.$I$3]))" calcext:base-cell-address="Arkusz1.D66"/>
            <calcext:condition calcext:apply-style-name="pomaranczowy" calcext:value="formula-is(OR([.$H66] &lt; [.$J$5]; [.$I66] &lt; [.$J$3]))" calcext:base-cell-address="Arkusz1.D66"/>
            <calcext:condition calcext:apply-style-name="zolty" calcext:value="formula-is(OR([.$H66] &lt; [.$K$5]; [.$I66] &lt; [.$K$3]))" calcext:base-cell-address="Arkusz1.D66"/>
          </calcext:conditional-format>
          <calcext:conditional-format calcext:target-range-address="Arkusz1.C92:Arkusz1.C92">
            <calcext:condition calcext:apply-style-name="czerwony" calcext:value="formula-is(OR([.$H68] &lt; [.$I$5]; [.$I68] &lt; [.$I$3]))" calcext:base-cell-address="Arkusz1.C68"/>
            <calcext:condition calcext:apply-style-name="pomaranczowy" calcext:value="formula-is(OR([.$H68] &lt; [.$J$5]; [.$I68] &lt; [.$J$3]))" calcext:base-cell-address="Arkusz1.C68"/>
            <calcext:condition calcext:apply-style-name="zolty" calcext:value="formula-is(OR([.$H68] &lt; [.$K$5]; [.$I68] &lt; [.$K$3]))" calcext:base-cell-address="Arkusz1.C68"/>
          </calcext:conditional-format>
          <calcext:conditional-format calcext:target-range-address="Arkusz1.E67:Arkusz1.E67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E92:Arkusz1.E92">
            <calcext:condition calcext:apply-style-name="czerwony" calcext:value="formula-is(OR([.$H67] &lt; [.$I$5]; [.$I67] &lt; [.$I$3]))" calcext:base-cell-address="Arkusz1.E67"/>
            <calcext:condition calcext:apply-style-name="pomaranczowy" calcext:value="formula-is(OR([.$H67] &lt; [.$J$5]; [.$I67] &lt; [.$J$3]))" calcext:base-cell-address="Arkusz1.E67"/>
            <calcext:condition calcext:apply-style-name="zolty" calcext:value="formula-is(OR([.$H67] &lt; [.$K$5]; [.$I67] &lt; [.$K$3]))" calcext:base-cell-address="Arkusz1.E67"/>
          </calcext:conditional-format>
          <calcext:conditional-format calcext:target-range-address="Arkusz1.G92:Arkusz1.G92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G127:Arkusz1.G127">
            <calcext:condition calcext:apply-style-name="czerwony" calcext:value="formula-is(OR([.$H68] &lt; [.$I$5]; [.$I68] &lt; [.$I$3]))" calcext:base-cell-address="Arkusz1.G68"/>
            <calcext:condition calcext:apply-style-name="pomaranczowy" calcext:value="formula-is(OR([.$H68] &lt; [.$J$5]; [.$I68] &lt; [.$J$3]))" calcext:base-cell-address="Arkusz1.G68"/>
            <calcext:condition calcext:apply-style-name="zolty" calcext:value="formula-is(OR([.$H68] &lt; [.$K$5]; [.$I68] &lt; [.$K$3]))" calcext:base-cell-address="Arkusz1.G68"/>
          </calcext:conditional-format>
          <calcext:conditional-format calcext:target-range-address="Arkusz1.E127:Arkusz1.E127">
            <calcext:condition calcext:apply-style-name="czerwony" calcext:value="formula-is(OR([.$H68] &lt; [.$I$5]; [.$I68] &lt; [.$I$3]))" calcext:base-cell-address="Arkusz1.E68"/>
            <calcext:condition calcext:apply-style-name="pomaranczowy" calcext:value="formula-is(OR([.$H68] &lt; [.$J$5]; [.$I68] &lt; [.$J$3]))" calcext:base-cell-address="Arkusz1.E68"/>
            <calcext:condition calcext:apply-style-name="zolty" calcext:value="formula-is(OR([.$H68] &lt; [.$K$5]; [.$I68] &lt; [.$K$3]))" calcext:base-cell-address="Arkusz1.E68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fo:page-width="215.9mm" fo:page-height="279.4mm" style:num-format="1" style:print-orientation="portrait" style:scale-to-pages="2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.00.0000</text:date>, <text:time style:data-style-name="N2" text:time-value="22:32:58.91653387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10-12T22:34:37.872956332</dc:date>
    <meta:editing-duration>P3DT5H1M37S</meta:editing-duration>
    <meta:editing-cycles>55</meta:editing-cycles>
    <meta:generator>LibreOffice/5.1.4.2$Linux_X86_64 LibreOffice_project/10m0$Build-2</meta:generator>
    <meta:document-statistic meta:table-count="3" meta:cell-count="1068" meta:object-count="0"/>
    <meta:user-defined meta:name=""/>
  </office:meta>
</office:document-meta>
</file>